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.999cm" svg:height="8.999cm" svg:x="32.451cm" svg:y="6.766cm">
            <draw:object draw:notify-on-update-of-ranges="Feuille1.A2:Feuille1.A37 Feuille1.B1:Feuille1.B1 Feuille1.B2:Feuille1.B37 Feuille1.C1:Feuille1.C1 Feuille1.C2:Feuille1.C37 Feuille1.D1:Feuille1.D1 Feuille1.D2:Feuille1.D37 Feuille1.E1:Feuille1.E1 Feuille1.E2:Feuille1.E37 Feuille1.F1:Feuille1.F1 Feuille1.F2:Feuille1.F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Temperatur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1" calcext:value-type="float">
            <text:p>0,01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*[.H3]/[.$M3]" office:value-type="float" office:value="0.00125383696771242" calcext:value-type="float">
            <text:p>0,001253836967712</text:p>
          </table:table-cell>
          <table:table-cell table:formula="of:=[.C2]*[.I3]/[.$M3]" office:value-type="float" office:value="0.0137191616602985" calcext:value-type="float">
            <text:p>0,013719161660299</text:p>
          </table:table-cell>
          <table:table-cell table:formula="of:=[.D2]*[.J3]/[.$M3]" office:value-type="float" office:value="0.0137191616602985" calcext:value-type="float">
            <text:p>0,013719161660299</text:p>
          </table:table-cell>
          <table:table-cell table:formula="of:=[.E2]*[.K3]/[.$M3]" office:value-type="float" office:value="0.197097107251078" calcext:value-type="float">
            <text:p>0,197097107251078</text:p>
          </table:table-cell>
          <table:table-cell table:formula="of:=[.F2]*[.L3]/[.$M3]" office:value-type="float" office:value="0.337436927021352" calcext:value-type="float">
            <text:p>0,337436927021352</text:p>
          </table:table-cell>
          <table:table-cell/>
          <table:table-cell table:formula="of:=EXP([.$O2]*[.B2])" office:value-type="float" office:value="1.01005016708417" calcext:value-type="float">
            <text:p>1,01005016708417</text:p>
          </table:table-cell>
          <table:table-cell table:formula="of:=EXP([.$O2]*[.C2])" office:value-type="float" office:value="1.10517091807565" calcext:value-type="float">
            <text:p>1,10517091807565</text:p>
          </table:table-cell>
          <table:table-cell table:formula="of:=EXP([.$O2]*[.D2])" office:value-type="float" office:value="1.10517091807565" calcext:value-type="float">
            <text:p>1,10517091807565</text:p>
          </table:table-cell>
          <table:table-cell table:formula="of:=EXP([.$O2]*[.E2])" office:value-type="float" office:value="2.11700001661267" calcext:value-type="float">
            <text:p>2,11700001661267</text:p>
          </table:table-cell>
          <table:table-cell table:formula="of:=EXP([.$O2]*[.F2])" office:value-type="float" office:value="2.71828182845904" calcext:value-type="float">
            <text:p>2,71828182845904</text:p>
          </table:table-cell>
          <table:table-cell table:formula="of:=SUM([.H3:.L3])" office:value-type="float" office:value="8.05567384830718" calcext:value-type="float">
            <text:p>8,05567384830718</text:p>
          </table:table-cell>
          <table:table-cell/>
          <table:table-cell table:formula="of:=[.O2]+[.O2]*[.$Q$2]" office:value-type="float" office:value="1.01" calcext:value-type="float">
            <text:p>1,01</text:p>
          </table:table-cell>
          <table:table-cell table:number-columns-repeated="2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*[.H4]/[.$M4]" office:value-type="float" office:value="0.000221982158748524" calcext:value-type="float">
            <text:p>0,000221982158749</text:p>
          </table:table-cell>
          <table:table-cell table:formula="of:=[.C3]*[.I4]/[.$M4]" office:value-type="float" office:value="0.00245964444414217" calcext:value-type="float">
            <text:p>0,002459644444142</text:p>
          </table:table-cell>
          <table:table-cell table:formula="of:=[.D3]*[.J4]/[.$M4]" office:value-type="float" office:value="0.00245964444414217" calcext:value-type="float">
            <text:p>0,002459644444142</text:p>
          </table:table-cell>
          <table:table-cell table:formula="of:=[.E3]*[.K4]/[.$M4]" office:value-type="float" office:value="0.0425266760242267" calcext:value-type="float">
            <text:p>0,042526676024227</text:p>
          </table:table-cell>
          <table:table-cell table:formula="of:=[.F3]*[.L4]/[.$M4]" office:value-type="float" office:value="0.083894230154789" calcext:value-type="float">
            <text:p>0,083894230154789</text:p>
          </table:table-cell>
          <table:table-cell/>
          <table:table-cell table:formula="of:=EXP([.$O3]*[.B3])" office:value-type="float" office:value="1.00126717752923" calcext:value-type="float">
            <text:p>1,00126717752923</text:p>
          </table:table-cell>
          <table:table-cell table:formula="of:=EXP([.$O3]*[.C3])" office:value-type="float" office:value="1.01395279748011" calcext:value-type="float">
            <text:p>1,01395279748011</text:p>
          </table:table-cell>
          <table:table-cell table:formula="of:=EXP([.$O3]*[.D3])" office:value-type="float" office:value="1.01395279748011" calcext:value-type="float">
            <text:p>1,01395279748011</text:p>
          </table:table-cell>
          <table:table-cell table:formula="of:=EXP([.$O3]*[.E3])" office:value-type="float" office:value="1.22026503667021" calcext:value-type="float">
            <text:p>1,22026503667021</text:p>
          </table:table-cell>
          <table:table-cell table:formula="of:=EXP([.$O3]*[.F3])" office:value-type="float" office:value="1.40608788182815" calcext:value-type="float">
            <text:p>1,40608788182815</text:p>
          </table:table-cell>
          <table:table-cell table:formula="of:=SUM([.H4:.L4])" office:value-type="float" office:value="5.65552569098782" calcext:value-type="float">
            <text:p>5,65552569098782</text:p>
          </table:table-cell>
          <table:table-cell/>
          <table:table-cell table:formula="of:=[.O3]+[.O3]*[.$Q$2]" office:value-type="float" office:value="1.0201" calcext:value-type="float">
            <text:p>1,0201</text:p>
          </table:table-cell>
          <table:table-cell table:number-columns-repeated="2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*[.H5]/[.$M5]" office:value-type="float" office:value="0.0000432059115555152" calcext:value-type="float">
            <text:p>4,32059115555152E-05</text:p>
          </table:table-cell>
          <table:table-cell table:formula="of:=[.C4]*[.I5]/[.$M5]" office:value-type="float" office:value="0.000479831517790295" calcext:value-type="float">
            <text:p>0,00047983151779</text:p>
          </table:table-cell>
          <table:table-cell table:formula="of:=[.D4]*[.J5]/[.$M5]" office:value-type="float" office:value="0.000479831517790295" calcext:value-type="float">
            <text:p>0,00047983151779</text:p>
          </table:table-cell>
          <table:table-cell table:formula="of:=[.E4]*[.K5]/[.$M5]" office:value-type="float" office:value="0.00864228385714726" calcext:value-type="float">
            <text:p>0,008642283857147</text:p>
          </table:table-cell>
          <table:table-cell table:formula="of:=[.F4]*[.L5]/[.$M5]" office:value-type="float" office:value="0.0177838584208939" calcext:value-type="float">
            <text:p>0,017783858420894</text:p>
          </table:table-cell>
          <table:table-cell/>
          <table:table-cell table:formula="of:=EXP([.$O4]*[.B4])" office:value-type="float" office:value="1.00022646964052" calcext:value-type="float">
            <text:p>1,00022646964052</text:p>
          </table:table-cell>
          <table:table-cell table:formula="of:=EXP([.$O4]*[.C4])" office:value-type="float" office:value="1.00251223368127" calcext:value-type="float">
            <text:p>1,00251223368127</text:p>
          </table:table-cell>
          <table:table-cell table:formula="of:=EXP([.$O4]*[.D4])" office:value-type="float" office:value="1.00251223368127" calcext:value-type="float">
            <text:p>1,00251223368127</text:p>
          </table:table-cell>
          <table:table-cell table:formula="of:=EXP([.$O4]*[.E4])" office:value-type="float" office:value="1.04433619367265" calcext:value-type="float">
            <text:p>1,04433619367265</text:p>
          </table:table-cell>
          <table:table-cell table:formula="of:=EXP([.$O4]*[.F4])" office:value-type="float" office:value="1.08934925498365" calcext:value-type="float">
            <text:p>1,08934925498365</text:p>
          </table:table-cell>
          <table:table-cell table:formula="of:=SUM([.H5:.L5])" office:value-type="float" office:value="5.13893638565936" calcext:value-type="float">
            <text:p>5,13893638565936</text:p>
          </table:table-cell>
          <table:table-cell/>
          <table:table-cell table:formula="of:=[.O4]+[.O4]*[.$Q$2]" office:value-type="float" office:value="1.030301" calcext:value-type="float">
            <text:p>1,030301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*[.H6]/[.$M6]" office:value-type="float" office:value="0.00000859264213824812" calcext:value-type="float">
            <text:p>8,59264213824812E-06</text:p>
          </table:table-cell>
          <table:table-cell table:formula="of:=[.C5]*[.I6]/[.$M6]" office:value-type="float" office:value="0.000095470169531409" calcext:value-type="float">
            <text:p>9,5470169531409E-05</text:p>
          </table:table-cell>
          <table:table-cell table:formula="of:=[.D5]*[.J6]/[.$M6]" office:value-type="float" office:value="0.000095470169531409" calcext:value-type="float">
            <text:p>9,5470169531409E-05</text:p>
          </table:table-cell>
          <table:table-cell table:formula="of:=[.E5]*[.K6]/[.$M6]" office:value-type="float" office:value="0.00173404263565698" calcext:value-type="float">
            <text:p>0,001734042635657</text:p>
          </table:table-cell>
          <table:table-cell table:formula="of:=[.F5]*[.L6]/[.$M6]" office:value-type="float" office:value="0.00360203286891407" calcext:value-type="float">
            <text:p>0,003602032868914</text:p>
          </table:table-cell>
          <table:table-cell/>
          <table:table-cell table:formula="of:=EXP([.$O5]*[.B5])" office:value-type="float" office:value="1.00004451608469" calcext:value-type="float">
            <text:p>1,00004451608469</text:p>
          </table:table-cell>
          <table:table-cell table:formula="of:=EXP([.$O5]*[.C5])" office:value-type="float" office:value="1.00049449311404" calcext:value-type="float">
            <text:p>1,00049449311404</text:p>
          </table:table-cell>
          <table:table-cell table:formula="of:=EXP([.$O5]*[.D5])" office:value-type="float" office:value="1.00049449311404" calcext:value-type="float">
            <text:p>1,00049449311404</text:p>
          </table:table-cell>
          <table:table-cell table:formula="of:=EXP([.$O5]*[.E5])" office:value-type="float" office:value="1.00894391359866" calcext:value-type="float">
            <text:p>1,00894391359866</text:p>
          </table:table-cell>
          <table:table-cell table:formula="of:=EXP([.$O5]*[.F5])" office:value-type="float" office:value="1.01849161821763" calcext:value-type="float">
            <text:p>1,01849161821763</text:p>
          </table:table-cell>
          <table:table-cell table:formula="of:=SUM([.H6:.L6])" office:value-type="float" office:value="5.02846903412906" calcext:value-type="float">
            <text:p>5,02846903412906</text:p>
          </table:table-cell>
          <table:table-cell/>
          <table:table-cell table:formula="of:=[.O5]+[.O5]*[.$Q$2]" office:value-type="float" office:value="1.04060401" calcext:value-type="float">
            <text:p>1,04060401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*[.H7]/[.$M7]" office:value-type="float" office:value="0.00000171656320658118" calcext:value-type="float">
            <text:p>1,71656320658118E-06</text:p>
          </table:table-cell>
          <table:table-cell table:formula="of:=[.C6]*[.I7]/[.$M7]" office:value-type="float" office:value="0.0000190739232493667" calcext:value-type="float">
            <text:p>1,90739232493667E-05</text:p>
          </table:table-cell>
          <table:table-cell table:formula="of:=[.D6]*[.J7]/[.$M7]" office:value-type="float" office:value="0.0000190739232493667" calcext:value-type="float">
            <text:p>1,90739232493667E-05</text:p>
          </table:table-cell>
          <table:table-cell table:formula="of:=[.E6]*[.K7]/[.$M7]" office:value-type="float" office:value="0.00034703447954857" calcext:value-type="float">
            <text:p>0,000347034479549</text:p>
          </table:table-cell>
          <table:table-cell table:formula="of:=[.F6]*[.L7]/[.$M7]" office:value-type="float" office:value="0.000722278561426559" calcext:value-type="float">
            <text:p>0,000722278561427</text:p>
          </table:table-cell>
          <table:table-cell/>
          <table:table-cell table:formula="of:=EXP([.$O6]*[.B6])" office:value-type="float" office:value="1.00000894157784" calcext:value-type="float">
            <text:p>1,00000894157784</text:p>
          </table:table-cell>
          <table:table-cell table:formula="of:=EXP([.$O6]*[.C6])" office:value-type="float" office:value="1.00009935157629" calcext:value-type="float">
            <text:p>1,00009935157629</text:p>
          </table:table-cell>
          <table:table-cell table:formula="of:=EXP([.$O6]*[.D6])" office:value-type="float" office:value="1.00009935157629" calcext:value-type="float">
            <text:p>1,00009935157629</text:p>
          </table:table-cell>
          <table:table-cell table:formula="of:=EXP([.$O6]*[.E6])" office:value-type="float" office:value="1.00180608072285" calcext:value-type="float">
            <text:p>1,00180608072285</text:p>
          </table:table-cell>
          <table:table-cell table:formula="of:=EXP([.$O6]*[.F6])" office:value-type="float" office:value="1.00375532347121" calcext:value-type="float">
            <text:p>1,00375532347121</text:p>
          </table:table-cell>
          <table:table-cell table:formula="of:=SUM([.H7:.L7])" office:value-type="float" office:value="5.00576904892449" calcext:value-type="float">
            <text:p>5,00576904892449</text:p>
          </table:table-cell>
          <table:table-cell/>
          <table:table-cell table:formula="of:=[.O6]+[.O6]*[.$Q$2]" office:value-type="float" office:value="1.0510100501" calcext:value-type="float">
            <text:p>1,0510100501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*[.H8]/[.$M8]" office:value-type="float" office:value="0.000000343233211037498" calcext:value-type="float">
            <text:p>3,43233211037498E-07</text:p>
          </table:table-cell>
          <table:table-cell table:formula="of:=[.C7]*[.I8]/[.$M8]" office:value-type="float" office:value="0.00000381397162174023" calcext:value-type="float">
            <text:p>3,81397162174023E-06</text:p>
          </table:table-cell>
          <table:table-cell table:formula="of:=[.D7]*[.J8]/[.$M8]" office:value-type="float" office:value="0.00000381397162174023" calcext:value-type="float">
            <text:p>3,81397162174023E-06</text:p>
          </table:table-cell>
          <table:table-cell table:formula="of:=[.E7]*[.K8]/[.$M8]" office:value-type="float" office:value="0.0000694160264016819" calcext:value-type="float">
            <text:p>6,94160264016819E-05</text:p>
          </table:table-cell>
          <table:table-cell table:formula="of:=[.F7]*[.L8]/[.$M8]" office:value-type="float" office:value="0.000144531705406536" calcext:value-type="float">
            <text:p>0,000144531705407</text:p>
          </table:table-cell>
          <table:table-cell/>
          <table:table-cell table:formula="of:=EXP([.$O7]*[.B7])" office:value-type="float" office:value="1.00000180412681" calcext:value-type="float">
            <text:p>1,00000180412681</text:p>
          </table:table-cell>
          <table:table-cell table:formula="of:=EXP([.$O7]*[.C7])" office:value-type="float" office:value="1.00002004708597" calcext:value-type="float">
            <text:p>1,00002004708597</text:p>
          </table:table-cell>
          <table:table-cell table:formula="of:=EXP([.$O7]*[.D7])" office:value-type="float" office:value="1.00002004708597" calcext:value-type="float">
            <text:p>1,00002004708597</text:p>
          </table:table-cell>
          <table:table-cell table:formula="of:=EXP([.$O7]*[.E7])" office:value-type="float" office:value="1.00036480325026" calcext:value-type="float">
            <text:p>1,00036480325026</text:p>
          </table:table-cell>
          <table:table-cell table:formula="of:=EXP([.$O7]*[.F7])" office:value-type="float" office:value="1.00075941023308" calcext:value-type="float">
            <text:p>1,00075941023308</text:p>
          </table:table-cell>
          <table:table-cell table:formula="of:=SUM([.H8:.L8])" office:value-type="float" office:value="5.00116611178209" calcext:value-type="float">
            <text:p>5,00116611178209</text:p>
          </table:table-cell>
          <table:table-cell/>
          <table:table-cell table:formula="of:=[.O7]+[.O7]*[.$Q$2]" office:value-type="float" office:value="1.061520150601" calcext:value-type="float">
            <text:p>1,061520150601</text:p>
          </table:table-cell>
          <table:table-cell table:number-columns-repeated="2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*[.H9]/[.$M9]" office:value-type="float" office:value="0.000000068643432933931" calcext:value-type="float">
            <text:p>6,8643432933931E-08</text:p>
          </table:table-cell>
          <table:table-cell table:formula="of:=[.C8]*[.I9]/[.$M9]" office:value-type="float" office:value="0.000000762761473440531" calcext:value-type="float">
            <text:p>7,62761473440531E-07</text:p>
          </table:table-cell>
          <table:table-cell table:formula="of:=[.D8]*[.J9]/[.$M9]" office:value-type="float" office:value="0.000000762761473440531" calcext:value-type="float">
            <text:p>7,62761473440531E-07</text:p>
          </table:table-cell>
          <table:table-cell table:formula="of:=[.E8]*[.K9]/[.$M9]" office:value-type="float" office:value="0.0000138835741681368" calcext:value-type="float">
            <text:p>1,38835741681368E-05</text:p>
          </table:table-cell>
          <table:table-cell table:formula="of:=[.F8]*[.L9]/[.$M9]" office:value-type="float" office:value="0.0000289094141982454" calcext:value-type="float">
            <text:p>2,89094141982454E-05</text:p>
          </table:table-cell>
          <table:table-cell/>
          <table:table-cell table:formula="of:=EXP([.$O8]*[.B8])" office:value-type="float" office:value="1.00000036434904" calcext:value-type="float">
            <text:p>1,00000036434904</text:p>
          </table:table-cell>
          <table:table-cell table:formula="of:=EXP([.$O8]*[.C8])" office:value-type="float" office:value="1.00000404861593" calcext:value-type="float">
            <text:p>1,00000404861593</text:p>
          </table:table-cell>
          <table:table-cell table:formula="of:=EXP([.$O8]*[.D8])" office:value-type="float" office:value="1.00000404861593" calcext:value-type="float">
            <text:p>1,00000404861593</text:p>
          </table:table-cell>
          <table:table-cell table:formula="of:=EXP([.$O8]*[.E8])" office:value-type="float" office:value="1.00007368922572" calcext:value-type="float">
            <text:p>1,00007368922572</text:p>
          </table:table-cell>
          <table:table-cell table:formula="of:=EXP([.$O8]*[.F8])" office:value-type="float" office:value="1.00015343508765" calcext:value-type="float">
            <text:p>1,00015343508765</text:p>
          </table:table-cell>
          <table:table-cell table:formula="of:=SUM([.H9:.L9])" office:value-type="float" office:value="5.00023558589425" calcext:value-type="float">
            <text:p>5,00023558589425</text:p>
          </table:table-cell>
          <table:table-cell/>
          <table:table-cell table:formula="of:=[.O8]+[.O8]*[.$Q$2]" office:value-type="float" office:value="1.07213535210701" calcext:value-type="float">
            <text:p>1,07213535210701</text:p>
          </table:table-cell>
          <table:table-cell table:number-columns-repeated="2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*[.H10]/[.$M10]" office:value-type="float" office:value="0.0000000137285569297618" calcext:value-type="float">
            <text:p>1,37285569297618E-08</text:p>
          </table:table-cell>
          <table:table-cell table:formula="of:=[.C9]*[.I10]/[.$M10]" office:value-type="float" office:value="0.000000152550967474106" calcext:value-type="float">
            <text:p>1,52550967474106E-07</text:p>
          </table:table-cell>
          <table:table-cell table:formula="of:=[.D9]*[.J10]/[.$M10]" office:value-type="float" office:value="0.000000152550967474106" calcext:value-type="float">
            <text:p>1,52550967474106E-07</text:p>
          </table:table-cell>
          <table:table-cell table:formula="of:=[.E9]*[.K10]/[.$M10]" office:value-type="float" office:value="0.0000027767297368236" calcext:value-type="float">
            <text:p>2,7767297368236E-06</text:p>
          </table:table-cell>
          <table:table-cell table:formula="of:=[.F9]*[.L10]/[.$M10]" office:value-type="float" office:value="0.0000057820070180429" calcext:value-type="float">
            <text:p>5,7820070180429E-06</text:p>
          </table:table-cell>
          <table:table-cell/>
          <table:table-cell table:formula="of:=EXP([.$O9]*[.B9])" office:value-type="float" office:value="1.00000007359505" calcext:value-type="float">
            <text:p>1,00000007359505</text:p>
          </table:table-cell>
          <table:table-cell table:formula="of:=EXP([.$O9]*[.C9])" office:value-type="float" office:value="1.00000081778388" calcext:value-type="float">
            <text:p>1,00000081778388</text:p>
          </table:table-cell>
          <table:table-cell table:formula="of:=EXP([.$O9]*[.D9])" office:value-type="float" office:value="1.00000081778388" calcext:value-type="float">
            <text:p>1,00000081778388</text:p>
          </table:table-cell>
          <table:table-cell table:formula="of:=EXP([.$O9]*[.E9])" office:value-type="float" office:value="1.00001488518146" calcext:value-type="float">
            <text:p>1,00001488518146</text:p>
          </table:table-cell>
          <table:table-cell table:formula="of:=EXP([.$O9]*[.F9])" office:value-type="float" office:value="1.00003099528531" calcext:value-type="float">
            <text:p>1,00003099528531</text:p>
          </table:table-cell>
          <table:table-cell table:formula="of:=SUM([.H10:.L10])" office:value-type="float" office:value="5.00004758962958" calcext:value-type="float">
            <text:p>5,00004758962958</text:p>
          </table:table-cell>
          <table:table-cell/>
          <table:table-cell table:formula="of:=[.O9]+[.O9]*[.$Q$2]" office:value-type="float" office:value="1.08285670562808" calcext:value-type="float">
            <text:p>1,08285670562808</text:p>
          </table:table-cell>
          <table:table-cell table:number-columns-repeated="2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*[.H11]/[.$M11]" office:value-type="float" office:value="0.00000000274570614778922" calcext:value-type="float">
            <text:p>2,74570614778922E-09</text:p>
          </table:table-cell>
          <table:table-cell table:formula="of:=[.C10]*[.I11]/[.$M11]" office:value-type="float" office:value="0.0000000305101398750708" calcext:value-type="float">
            <text:p>3,05101398750708E-08</text:p>
          </table:table-cell>
          <table:table-cell table:formula="of:=[.D10]*[.J11]/[.$M11]" office:value-type="float" office:value="0.0000000305101398750708" calcext:value-type="float">
            <text:p>3,05101398750708E-08</text:p>
          </table:table-cell>
          <table:table-cell table:formula="of:=[.E10]*[.K11]/[.$M11]" office:value-type="float" office:value="0.000000555346549454902" calcext:value-type="float">
            <text:p>5,55346549454902E-07</text:p>
          </table:table-cell>
          <table:table-cell table:formula="of:=[.F10]*[.L11]/[.$M11]" office:value-type="float" office:value="0.00000115640642061543" calcext:value-type="float">
            <text:p>1,15640642061543E-06</text:p>
          </table:table-cell>
          <table:table-cell/>
          <table:table-cell table:formula="of:=EXP([.$O10]*[.B10])" office:value-type="float" office:value="1.00000001486606" calcext:value-type="float">
            <text:p>1,00000001486606</text:p>
          </table:table-cell>
          <table:table-cell table:formula="of:=EXP([.$O10]*[.C10])" office:value-type="float" office:value="1.00000016519085" calcext:value-type="float">
            <text:p>1,00000016519085</text:p>
          </table:table-cell>
          <table:table-cell table:formula="of:=EXP([.$O10]*[.D10])" office:value-type="float" office:value="1.00000016519085" calcext:value-type="float">
            <text:p>1,00000016519085</text:p>
          </table:table-cell>
          <table:table-cell table:formula="of:=EXP([.$O10]*[.E10])" office:value-type="float" office:value="1.00000300680494" calcext:value-type="float">
            <text:p>1,00000300680494</text:p>
          </table:table-cell>
          <table:table-cell table:formula="of:=EXP([.$O10]*[.F10])" office:value-type="float" office:value="1.00000626110467" calcext:value-type="float">
            <text:p>1,00000626110467</text:p>
          </table:table-cell>
          <table:table-cell table:formula="of:=SUM([.H11:.L11])" office:value-type="float" office:value="5.00000961315737" calcext:value-type="float">
            <text:p>5,00000961315737</text:p>
          </table:table-cell>
          <table:table-cell/>
          <table:table-cell table:formula="of:=[.O10]+[.O10]*[.$Q$2]" office:value-type="float" office:value="1.09368527268436" calcext:value-type="float">
            <text:p>1,09368527268436</text:p>
          </table:table-cell>
          <table:table-cell table:number-columns-repeated="2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[.B11]*[.H12]/[.$M12]" office:value-type="float" office:value="0.000000000549141017935894" calcext:value-type="float">
            <text:p>5,49141017935894E-10</text:p>
          </table:table-cell>
          <table:table-cell table:formula="of:=[.C11]*[.I12]/[.$M12]" office:value-type="float" office:value="0.00000000610202580877377" calcext:value-type="float">
            <text:p>6,10202580877377E-09</text:p>
          </table:table-cell>
          <table:table-cell table:formula="of:=[.D11]*[.J12]/[.$M12]" office:value-type="float" office:value="0.00000000610202580877377" calcext:value-type="float">
            <text:p>6,10202580877377E-09</text:p>
          </table:table-cell>
          <table:table-cell table:formula="of:=[.E11]*[.K12]/[.$M12]" office:value-type="float" office:value="0.000000111069334215432" calcext:value-type="float">
            <text:p>1,11069334215432E-07</text:p>
          </table:table-cell>
          <table:table-cell table:formula="of:=[.F11]*[.L12]/[.$M12]" office:value-type="float" office:value="0.000000231281486811793" calcext:value-type="float">
            <text:p>2,31281486811793E-07</text:p>
          </table:table-cell>
          <table:table-cell/>
          <table:table-cell table:formula="of:=EXP([.$O11]*[.B11])" office:value-type="float" office:value="1.00000000300294" calcext:value-type="float">
            <text:p>1,00000000300294</text:p>
          </table:table-cell>
          <table:table-cell table:formula="of:=EXP([.$O11]*[.C11])" office:value-type="float" office:value="1.00000003336849" calcext:value-type="float">
            <text:p>1,00000003336849</text:p>
          </table:table-cell>
          <table:table-cell table:formula="of:=EXP([.$O11]*[.D11])" office:value-type="float" office:value="1.00000003336849" calcext:value-type="float">
            <text:p>1,00000003336849</text:p>
          </table:table-cell>
          <table:table-cell table:formula="of:=EXP([.$O11]*[.E11])" office:value-type="float" office:value="1.00000060737453" calcext:value-type="float">
            <text:p>1,00000060737453</text:p>
          </table:table-cell>
          <table:table-cell table:formula="of:=EXP([.$O11]*[.F11])" office:value-type="float" office:value="1.00000126474547" calcext:value-type="float">
            <text:p>1,00000126474547</text:p>
          </table:table-cell>
          <table:table-cell table:formula="of:=SUM([.H12:.L12])" office:value-type="float" office:value="5.00000194185992" calcext:value-type="float">
            <text:p>5,00000194185992</text:p>
          </table:table-cell>
          <table:table-cell/>
          <table:table-cell table:formula="of:=[.O11]+[.O11]*[.$Q$2]" office:value-type="float" office:value="1.1046221254112" calcext:value-type="float">
            <text:p>1,1046221254112</text:p>
          </table:table-cell>
          <table:table-cell table:number-columns-repeated="2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[.B12]*[.H13]/[.$M13]" office:value-type="float" office:value="0.000000000109828195037651" calcext:value-type="float">
            <text:p>1,09828195037651E-10</text:p>
          </table:table-cell>
          <table:table-cell table:formula="of:=[.C12]*[.I13]/[.$M13]" office:value-type="float" office:value="0.00000000122040507423862" calcext:value-type="float">
            <text:p>1,22040507423862E-09</text:p>
          </table:table-cell>
          <table:table-cell table:formula="of:=[.D12]*[.J13]/[.$M13]" office:value-type="float" office:value="0.00000000122040507423862" calcext:value-type="float">
            <text:p>1,22040507423862E-09</text:p>
          </table:table-cell>
          <table:table-cell table:formula="of:=[.E12]*[.K13]/[.$M13]" office:value-type="float" office:value="0.0000000222138678257944" calcext:value-type="float">
            <text:p>2,22138678257944E-08</text:p>
          </table:table-cell>
          <table:table-cell table:formula="of:=[.F12]*[.L13]/[.$M13]" office:value-type="float" office:value="0.0000000462563055509956" calcext:value-type="float">
            <text:p>4,62563055509956E-08</text:p>
          </table:table-cell>
          <table:table-cell/>
          <table:table-cell table:formula="of:=EXP([.$O12]*[.B12])" office:value-type="float" office:value="1.00000000060659" calcext:value-type="float">
            <text:p>1,00000000060659</text:p>
          </table:table-cell>
          <table:table-cell table:formula="of:=EXP([.$O12]*[.C12])" office:value-type="float" office:value="1.00000000674043" calcext:value-type="float">
            <text:p>1,00000000674043</text:p>
          </table:table-cell>
          <table:table-cell table:formula="of:=EXP([.$O12]*[.D12])" office:value-type="float" office:value="1.00000000674043" calcext:value-type="float">
            <text:p>1,00000000674043</text:p>
          </table:table-cell>
          <table:table-cell table:formula="of:=EXP([.$O12]*[.E12])" office:value-type="float" office:value="1.00000012268965" calcext:value-type="float">
            <text:p>1,00000012268965</text:p>
          </table:table-cell>
          <table:table-cell table:formula="of:=EXP([.$O12]*[.F12])" office:value-type="float" office:value="1.00000025547868" calcext:value-type="float">
            <text:p>1,00000025547868</text:p>
          </table:table-cell>
          <table:table-cell table:formula="of:=SUM([.H13:.L13])" office:value-type="float" office:value="5.00000039225579" calcext:value-type="float">
            <text:p>5,00000039225579</text:p>
          </table:table-cell>
          <table:table-cell/>
          <table:table-cell table:formula="of:=[.O12]+[.O12]*[.$Q$2]" office:value-type="float" office:value="1.11566834666532" calcext:value-type="float">
            <text:p>1,11566834666532</text:p>
          </table:table-cell>
          <table:table-cell table:number-columns-repeated="2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[.B13]*[.H14]/[.$M14]" office:value-type="float" office:value="0.0000000000219656386621292" calcext:value-type="float">
            <text:p>2,19656386621292E-11</text:p>
          </table:table-cell>
          <table:table-cell table:formula="of:=[.C13]*[.I14]/[.$M14]" office:value-type="float" office:value="0.000000000244081011312072" calcext:value-type="float">
            <text:p>2,44081011312072E-10</text:p>
          </table:table-cell>
          <table:table-cell table:formula="of:=[.D13]*[.J14]/[.$M14]" office:value-type="float" office:value="0.000000000244081011312072" calcext:value-type="float">
            <text:p>2,44081011312072E-10</text:p>
          </table:table-cell>
          <table:table-cell table:formula="of:=[.E13]*[.K14]/[.$M14]" office:value-type="float" office:value="0.00000000444277360486027" calcext:value-type="float">
            <text:p>4,44277360486027E-09</text:p>
          </table:table-cell>
          <table:table-cell table:formula="of:=[.F13]*[.L14]/[.$M14]" office:value-type="float" office:value="0.00000000925126144102017" calcext:value-type="float">
            <text:p>9,25126144102017E-09</text:p>
          </table:table-cell>
          <table:table-cell/>
          <table:table-cell table:formula="of:=EXP([.$O13]*[.B13])" office:value-type="float" office:value="1.00000000012253" calcext:value-type="float">
            <text:p>1,00000000012253</text:p>
          </table:table-cell>
          <table:table-cell table:formula="of:=EXP([.$O13]*[.C13])" office:value-type="float" office:value="1.00000000136157" calcext:value-type="float">
            <text:p>1,00000000136157</text:p>
          </table:table-cell>
          <table:table-cell table:formula="of:=EXP([.$O13]*[.D13])" office:value-type="float" office:value="1.00000000136157" calcext:value-type="float">
            <text:p>1,00000000136157</text:p>
          </table:table-cell>
          <table:table-cell table:formula="of:=EXP([.$O13]*[.E13])" office:value-type="float" office:value="1.00000002478331" calcext:value-type="float">
            <text:p>1,00000002478331</text:p>
          </table:table-cell>
          <table:table-cell table:formula="of:=EXP([.$O13]*[.F13])" office:value-type="float" office:value="1.0000000516067" calcext:value-type="float">
            <text:p>1,0000000516067</text:p>
          </table:table-cell>
          <table:table-cell table:formula="of:=SUM([.H14:.L14])" office:value-type="float" office:value="5.00000007923567" calcext:value-type="float">
            <text:p>5,00000007923567</text:p>
          </table:table-cell>
          <table:table-cell/>
          <table:table-cell table:formula="of:=[.O13]+[.O13]*[.$Q$2]" office:value-type="float" office:value="1.12682503013197" calcext:value-type="float">
            <text:p>1,12682503013197</text:p>
          </table:table-cell>
          <table:table-cell table:number-columns-repeated="2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*[.H15]/[.$M15]" office:value-type="float" office:value="0.00000000000439312771847164" calcext:value-type="float">
            <text:p>4,39312771847164E-12</text:p>
          </table:table-cell>
          <table:table-cell table:formula="of:=[.C14]*[.I15]/[.$M15]" office:value-type="float" office:value="0.0000000000488162021195741" calcext:value-type="float">
            <text:p>4,88162021195741E-11</text:p>
          </table:table-cell>
          <table:table-cell table:formula="of:=[.D14]*[.J15]/[.$M15]" office:value-type="float" office:value="0.0000000000488162021195741" calcext:value-type="float">
            <text:p>4,88162021195741E-11</text:p>
          </table:table-cell>
          <table:table-cell table:formula="of:=[.E14]*[.K15]/[.$M15]" office:value-type="float" office:value="0.000000000888554722575991" calcext:value-type="float">
            <text:p>8,88554722575991E-10</text:p>
          </table:table-cell>
          <table:table-cell table:formula="of:=[.F14]*[.L15]/[.$M15]" office:value-type="float" office:value="0.0000000018502523015692" calcext:value-type="float">
            <text:p>1,8502523015692E-09</text:p>
          </table:table-cell>
          <table:table-cell/>
          <table:table-cell table:formula="of:=EXP([.$O14]*[.B14])" office:value-type="float" office:value="1.00000000002475" calcext:value-type="float">
            <text:p>1,00000000002475</text:p>
          </table:table-cell>
          <table:table-cell table:formula="of:=EXP([.$O14]*[.C14])" office:value-type="float" office:value="1.00000000027504" calcext:value-type="float">
            <text:p>1,00000000027504</text:p>
          </table:table-cell>
          <table:table-cell table:formula="of:=EXP([.$O14]*[.D14])" office:value-type="float" office:value="1.00000000027504" calcext:value-type="float">
            <text:p>1,00000000027504</text:p>
          </table:table-cell>
          <table:table-cell table:formula="of:=EXP([.$O14]*[.E14])" office:value-type="float" office:value="1.00000000500623" calcext:value-type="float">
            <text:p>1,00000000500623</text:p>
          </table:table-cell>
          <table:table-cell table:formula="of:=EXP([.$O14]*[.F14])" office:value-type="float" office:value="1.00000001042455" calcext:value-type="float">
            <text:p>1,00000001042455</text:p>
          </table:table-cell>
          <table:table-cell table:formula="of:=SUM([.H15:.L15])" office:value-type="float" office:value="5.00000001600561" calcext:value-type="float">
            <text:p>5,00000001600561</text:p>
          </table:table-cell>
          <table:table-cell/>
          <table:table-cell table:formula="of:=[.O14]+[.O14]*[.$Q$2]" office:value-type="float" office:value="1.13809328043329" calcext:value-type="float">
            <text:p>1,13809328043329</text:p>
          </table:table-cell>
          <table:table-cell table:number-columns-repeated="2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*[.H16]/[.$M16]" office:value-type="float" office:value="0.000000000000878625543130579" calcext:value-type="float">
            <text:p>8,78625543130579E-13</text:p>
          </table:table-cell>
          <table:table-cell table:formula="of:=[.C15]*[.I16]/[.$M16]" office:value-type="float" office:value="0.00000000000976324041814407" calcext:value-type="float">
            <text:p>9,76324041814407E-12</text:p>
          </table:table-cell>
          <table:table-cell table:formula="of:=[.D15]*[.J16]/[.$M16]" office:value-type="float" office:value="0.00000000000976324041814407" calcext:value-type="float">
            <text:p>9,76324041814407E-12</text:p>
          </table:table-cell>
          <table:table-cell table:formula="of:=[.E15]*[.K16]/[.$M16]" office:value-type="float" office:value="0.000000000177710944579997" calcext:value-type="float">
            <text:p>1,77710944579997E-10</text:p>
          </table:table-cell>
          <table:table-cell table:formula="of:=[.F15]*[.L16]/[.$M16]" office:value-type="float" office:value="0.000000000370050460853794" calcext:value-type="float">
            <text:p>3,70050460853794E-10</text:p>
          </table:table-cell>
          <table:table-cell/>
          <table:table-cell table:formula="of:=EXP([.$O15]*[.B15])" office:value-type="float" office:value="1.000000000005" calcext:value-type="float">
            <text:p>1,000000000005</text:p>
          </table:table-cell>
          <table:table-cell table:formula="of:=EXP([.$O15]*[.C15])" office:value-type="float" office:value="1.00000000005556" calcext:value-type="float">
            <text:p>1,00000000005556</text:p>
          </table:table-cell>
          <table:table-cell table:formula="of:=EXP([.$O15]*[.D15])" office:value-type="float" office:value="1.00000000005556" calcext:value-type="float">
            <text:p>1,00000000005556</text:p>
          </table:table-cell>
          <table:table-cell table:formula="of:=EXP([.$O15]*[.E15])" office:value-type="float" office:value="1.00000000101126" calcext:value-type="float">
            <text:p>1,00000000101126</text:p>
          </table:table-cell>
          <table:table-cell table:formula="of:=EXP([.$O15]*[.F15])" office:value-type="float" office:value="1.00000000210576" calcext:value-type="float">
            <text:p>1,00000000210576</text:p>
          </table:table-cell>
          <table:table-cell table:formula="of:=SUM([.H16:.L16])" office:value-type="float" office:value="5.00000000323313" calcext:value-type="float">
            <text:p>5,00000000323313</text:p>
          </table:table-cell>
          <table:table-cell/>
          <table:table-cell table:formula="of:=[.O15]+[.O15]*[.$Q$2]" office:value-type="float" office:value="1.14947421323762" calcext:value-type="float">
            <text:p>1,14947421323762</text:p>
          </table:table-cell>
          <table:table-cell table:number-columns-repeated="2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*[.H17]/[.$M17]" office:value-type="float" office:value="0.00000000000017572510860334" calcext:value-type="float">
            <text:p>1,7572510860334E-13</text:p>
          </table:table-cell>
          <table:table-cell table:formula="of:=[.C16]*[.I17]/[.$M17]" office:value-type="float" office:value="0.00000000000195264808339568" calcext:value-type="float">
            <text:p>1,95264808339568E-12</text:p>
          </table:table-cell>
          <table:table-cell table:formula="of:=[.D16]*[.J17]/[.$M17]" office:value-type="float" office:value="0.00000000000195264808339568" calcext:value-type="float">
            <text:p>1,95264808339568E-12</text:p>
          </table:table-cell>
          <table:table-cell table:formula="of:=[.E16]*[.K17]/[.$M17]" office:value-type="float" office:value="0.0000000000355421889186173" calcext:value-type="float">
            <text:p>3,55421889186173E-11</text:p>
          </table:table-cell>
          <table:table-cell table:formula="of:=[.F16]*[.L17]/[.$M17]" office:value-type="float" office:value="0.0000000000740100921925729" calcext:value-type="float">
            <text:p>7,40100921925729E-11</text:p>
          </table:table-cell>
          <table:table-cell/>
          <table:table-cell table:formula="of:=EXP([.$O16]*[.B16])" office:value-type="float" office:value="1.00000000000101" calcext:value-type="float">
            <text:p>1,00000000000101</text:p>
          </table:table-cell>
          <table:table-cell table:formula="of:=EXP([.$O16]*[.C16])" office:value-type="float" office:value="1.00000000001122" calcext:value-type="float">
            <text:p>1,00000000001122</text:p>
          </table:table-cell>
          <table:table-cell table:formula="of:=EXP([.$O16]*[.D16])" office:value-type="float" office:value="1.00000000001122" calcext:value-type="float">
            <text:p>1,00000000001122</text:p>
          </table:table-cell>
          <table:table-cell table:formula="of:=EXP([.$O16]*[.E16])" office:value-type="float" office:value="1.00000000020427" calcext:value-type="float">
            <text:p>1,00000000020427</text:p>
          </table:table-cell>
          <table:table-cell table:formula="of:=EXP([.$O16]*[.F16])" office:value-type="float" office:value="1.00000000042536" calcext:value-type="float">
            <text:p>1,00000000042536</text:p>
          </table:table-cell>
          <table:table-cell table:formula="of:=SUM([.H17:.L17])" office:value-type="float" office:value="5.00000000065309" calcext:value-type="float">
            <text:p>5,00000000065309</text:p>
          </table:table-cell>
          <table:table-cell/>
          <table:table-cell table:formula="of:=[.O16]+[.O16]*[.$Q$2]" office:value-type="float" office:value="1.16096895537" calcext:value-type="float">
            <text:p>1,16096895537</text:p>
          </table:table-cell>
          <table:table-cell table:number-columns-repeated="2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table:formula="of:=[.B17]*[.H18]/[.$M18]" office:value-type="float" office:value="0.0000000000000351450217197479" calcext:value-type="float">
            <text:p>3,51450217197479E-14</text:p>
          </table:table-cell>
          <table:table-cell table:formula="of:=[.C17]*[.I18]/[.$M18]" office:value-type="float" office:value="0.000000000000390529616669716" calcext:value-type="float">
            <text:p>3,90529616669716E-13</text:p>
          </table:table-cell>
          <table:table-cell table:formula="of:=[.D17]*[.J18]/[.$M18]" office:value-type="float" office:value="0.000000000000390529616669716" calcext:value-type="float">
            <text:p>3,90529616669716E-13</text:p>
          </table:table-cell>
          <table:table-cell table:formula="of:=[.E17]*[.K18]/[.$M18]" office:value-type="float" office:value="0.00000000000710843778382923" calcext:value-type="float">
            <text:p>7,10843778382923E-12</text:p>
          </table:table-cell>
          <table:table-cell table:formula="of:=[.F17]*[.L18]/[.$M18]" office:value-type="float" office:value="0.0000000000148020184393959" calcext:value-type="float">
            <text:p>1,48020184393959E-11</text:p>
          </table:table-cell>
          <table:table-cell/>
          <table:table-cell table:formula="of:=EXP([.$O17]*[.B17])" office:value-type="float" office:value="1.0000000000002" calcext:value-type="float">
            <text:p>1,0000000000002</text:p>
          </table:table-cell>
          <table:table-cell table:formula="of:=EXP([.$O17]*[.C17])" office:value-type="float" office:value="1.00000000000227" calcext:value-type="float">
            <text:p>1,00000000000227</text:p>
          </table:table-cell>
          <table:table-cell table:formula="of:=EXP([.$O17]*[.D17])" office:value-type="float" office:value="1.00000000000227" calcext:value-type="float">
            <text:p>1,00000000000227</text:p>
          </table:table-cell>
          <table:table-cell table:formula="of:=EXP([.$O17]*[.E17])" office:value-type="float" office:value="1.00000000004126" calcext:value-type="float">
            <text:p>1,00000000004126</text:p>
          </table:table-cell>
          <table:table-cell table:formula="of:=EXP([.$O17]*[.F17])" office:value-type="float" office:value="1.00000000008592" calcext:value-type="float">
            <text:p>1,00000000008592</text:p>
          </table:table-cell>
          <table:table-cell table:formula="of:=SUM([.H18:.L18])" office:value-type="float" office:value="5.00000000013193" calcext:value-type="float">
            <text:p>5,00000000013193</text:p>
          </table:table-cell>
          <table:table-cell/>
          <table:table-cell table:formula="of:=[.O17]+[.O17]*[.$Q$2]" office:value-type="float" office:value="1.1725786449237" calcext:value-type="float">
            <text:p>1,1725786449237</text:p>
          </table:table-cell>
          <table:table-cell table:number-columns-repeated="2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table:formula="of:=[.B18]*[.H19]/[.$M19]" office:value-type="float" office:value="7.02900434391241E-015" calcext:value-type="float">
            <text:p>7,02900434391241E-15</text:p>
          </table:table-cell>
          <table:table-cell table:formula="of:=[.C18]*[.I19]/[.$M19]" office:value-type="float" office:value="0.0000000000000781059233335628" calcext:value-type="float">
            <text:p>7,81059233335628E-14</text:p>
          </table:table-cell>
          <table:table-cell table:formula="of:=[.D18]*[.J19]/[.$M19]" office:value-type="float" office:value="0.0000000000000781059233335628" calcext:value-type="float">
            <text:p>7,81059233335628E-14</text:p>
          </table:table-cell>
          <table:table-cell table:formula="of:=[.E18]*[.K19]/[.$M19]" office:value-type="float" office:value="0.00000000000142168755677012" calcext:value-type="float">
            <text:p>1,42168755677012E-12</text:p>
          </table:table-cell>
          <table:table-cell table:formula="of:=[.F18]*[.L19]/[.$M19]" office:value-type="float" office:value="0.00000000000296040368791478" calcext:value-type="float">
            <text:p>2,96040368791478E-12</text:p>
          </table:table-cell>
          <table:table-cell/>
          <table:table-cell table:formula="of:=EXP([.$O18]*[.B18])" office:value-type="float" office:value="1.00000000000004" calcext:value-type="float">
            <text:p>1,00000000000004</text:p>
          </table:table-cell>
          <table:table-cell table:formula="of:=EXP([.$O18]*[.C18])" office:value-type="float" office:value="1.00000000000046" calcext:value-type="float">
            <text:p>1,00000000000046</text:p>
          </table:table-cell>
          <table:table-cell table:formula="of:=EXP([.$O18]*[.D18])" office:value-type="float" office:value="1.00000000000046" calcext:value-type="float">
            <text:p>1,00000000000046</text:p>
          </table:table-cell>
          <table:table-cell table:formula="of:=EXP([.$O18]*[.E18])" office:value-type="float" office:value="1.00000000000834" calcext:value-type="float">
            <text:p>1,00000000000834</text:p>
          </table:table-cell>
          <table:table-cell table:formula="of:=EXP([.$O18]*[.F18])" office:value-type="float" office:value="1.00000000001736" calcext:value-type="float">
            <text:p>1,00000000001736</text:p>
          </table:table-cell>
          <table:table-cell table:formula="of:=SUM([.H19:.L19])" office:value-type="float" office:value="5.00000000002665" calcext:value-type="float">
            <text:p>5,00000000002665</text:p>
          </table:table-cell>
          <table:table-cell/>
          <table:table-cell table:formula="of:=[.O18]+[.O18]*[.$Q$2]" office:value-type="float" office:value="1.18430443137294" calcext:value-type="float">
            <text:p>1,18430443137294</text:p>
          </table:table-cell>
          <table:table-cell table:number-columns-repeated="2"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table:formula="of:=[.B19]*[.H20]/[.$M20]" office:value-type="float" office:value="1.40580086878098E-015" calcext:value-type="float">
            <text:p>1,40580086878098E-15</text:p>
          </table:table-cell>
          <table:table-cell table:formula="of:=[.C19]*[.I20]/[.$M20]" office:value-type="float" office:value="0.0000000000000156211846666972" calcext:value-type="float">
            <text:p>1,56211846666972E-14</text:p>
          </table:table-cell>
          <table:table-cell table:formula="of:=[.D19]*[.J20]/[.$M20]" office:value-type="float" office:value="0.0000000000000156211846666972" calcext:value-type="float">
            <text:p>1,56211846666972E-14</text:p>
          </table:table-cell>
          <table:table-cell table:formula="of:=[.E19]*[.K20]/[.$M20]" office:value-type="float" office:value="0.000000000000284337511354196" calcext:value-type="float">
            <text:p>2,84337511354196E-13</text:p>
          </table:table-cell>
          <table:table-cell table:formula="of:=[.F19]*[.L20]/[.$M20]" office:value-type="float" office:value="0.000000000000592080737584394" calcext:value-type="float">
            <text:p>5,92080737584394E-13</text:p>
          </table:table-cell>
          <table:table-cell/>
          <table:table-cell table:formula="of:=EXP([.$O19]*[.B19])" office:value-type="float" office:value="1.00000000000001" calcext:value-type="float">
            <text:p>1,00000000000001</text:p>
          </table:table-cell>
          <table:table-cell table:formula="of:=EXP([.$O19]*[.C19])" office:value-type="float" office:value="1.00000000000009" calcext:value-type="float">
            <text:p>1,00000000000009</text:p>
          </table:table-cell>
          <table:table-cell table:formula="of:=EXP([.$O19]*[.D19])" office:value-type="float" office:value="1.00000000000009" calcext:value-type="float">
            <text:p>1,00000000000009</text:p>
          </table:table-cell>
          <table:table-cell table:formula="of:=EXP([.$O19]*[.E19])" office:value-type="float" office:value="1.00000000000168" calcext:value-type="float">
            <text:p>1,00000000000168</text:p>
          </table:table-cell>
          <table:table-cell table:formula="of:=EXP([.$O19]*[.F19])" office:value-type="float" office:value="1.00000000000351" calcext:value-type="float">
            <text:p>1,00000000000351</text:p>
          </table:table-cell>
          <table:table-cell table:formula="of:=SUM([.H20:.L20])" office:value-type="float" office:value="5.00000000000538" calcext:value-type="float">
            <text:p>5,00000000000538</text:p>
          </table:table-cell>
          <table:table-cell/>
          <table:table-cell table:formula="of:=[.O19]+[.O19]*[.$Q$2]" office:value-type="float" office:value="1.19614747568666" calcext:value-type="float">
            <text:p>1,19614747568666</text:p>
          </table:table-cell>
          <table:table-cell table:number-columns-repeated="2"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table:formula="of:=[.B20]*[.H21]/[.$M21]" office:value-type="float" office:value="2.81160173756136E-016" calcext:value-type="float">
            <text:p>2,81160173756136E-16</text:p>
          </table:table-cell>
          <table:table-cell table:formula="of:=[.C20]*[.I21]/[.$M21]" office:value-type="float" office:value="3.12423693333881E-015" calcext:value-type="float">
            <text:p>3,12423693333881E-15</text:p>
          </table:table-cell>
          <table:table-cell table:formula="of:=[.D20]*[.J21]/[.$M21]" office:value-type="float" office:value="3.12423693333881E-015" calcext:value-type="float">
            <text:p>3,12423693333881E-15</text:p>
          </table:table-cell>
          <table:table-cell table:formula="of:=[.E20]*[.K21]/[.$M21]" office:value-type="float" office:value="0.0000000000000568675022708462" calcext:value-type="float">
            <text:p>5,68675022708462E-14</text:p>
          </table:table-cell>
          <table:table-cell table:formula="of:=[.F20]*[.L21]/[.$M21]" office:value-type="float" office:value="0.000000000000118416147516937" calcext:value-type="float">
            <text:p>1,18416147516937E-13</text:p>
          </table:table-cell>
          <table:table-cell/>
          <table:table-cell table:formula="of:=EXP([.$O20]*[.B20])" office:value-type="float" office:value="1" calcext:value-type="float">
            <text:p>1</text:p>
          </table:table-cell>
          <table:table-cell table:formula="of:=EXP([.$O20]*[.C20])" office:value-type="float" office:value="1.00000000000002" calcext:value-type="float">
            <text:p>1,00000000000002</text:p>
          </table:table-cell>
          <table:table-cell table:formula="of:=EXP([.$O20]*[.D20])" office:value-type="float" office:value="1.00000000000002" calcext:value-type="float">
            <text:p>1,00000000000002</text:p>
          </table:table-cell>
          <table:table-cell table:formula="of:=EXP([.$O20]*[.E20])" office:value-type="float" office:value="1.00000000000034" calcext:value-type="float">
            <text:p>1,00000000000034</text:p>
          </table:table-cell>
          <table:table-cell table:formula="of:=EXP([.$O20]*[.F20])" office:value-type="float" office:value="1.00000000000071" calcext:value-type="float">
            <text:p>1,00000000000071</text:p>
          </table:table-cell>
          <table:table-cell table:formula="of:=SUM([.H21:.L21])" office:value-type="float" office:value="5.00000000000109" calcext:value-type="float">
            <text:p>5,00000000000109</text:p>
          </table:table-cell>
          <table:table-cell/>
          <table:table-cell table:formula="of:=[.O20]+[.O20]*[.$Q$2]" office:value-type="float" office:value="1.20810895044353" calcext:value-type="float">
            <text:p>1,20810895044353</text:p>
          </table:table-cell>
          <table:table-cell table:number-columns-repeated="2"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table:formula="of:=[.B21]*[.H22]/[.$M22]" office:value-type="float" office:value="5.62320347512247E-017" calcext:value-type="float">
            <text:p>5,62320347512247E-17</text:p>
          </table:table-cell>
          <table:table-cell table:formula="of:=[.C21]*[.I22]/[.$M22]" office:value-type="float" office:value="6.24847386667738E-016" calcext:value-type="float">
            <text:p>6,24847386667738E-16</text:p>
          </table:table-cell>
          <table:table-cell table:formula="of:=[.D21]*[.J22]/[.$M22]" office:value-type="float" office:value="6.24847386667738E-016" calcext:value-type="float">
            <text:p>6,24847386667738E-16</text:p>
          </table:table-cell>
          <table:table-cell table:formula="of:=[.E21]*[.K22]/[.$M22]" office:value-type="float" office:value="0.0000000000000113735004541695" calcext:value-type="float">
            <text:p>1,13735004541695E-14</text:p>
          </table:table-cell>
          <table:table-cell table:formula="of:=[.F21]*[.L22]/[.$M22]" office:value-type="float" office:value="0.0000000000000236832295033897" calcext:value-type="float">
            <text:p>2,36832295033897E-14</text:p>
          </table:table-cell>
          <table:table-cell/>
          <table:table-cell table:formula="of:=EXP([.$O21]*[.B21])" office:value-type="float" office:value="1" calcext:value-type="float">
            <text:p>1</text:p>
          </table:table-cell>
          <table:table-cell table:formula="of:=EXP([.$O21]*[.C21])" office:value-type="float" office:value="1" calcext:value-type="float">
            <text:p>1</text:p>
          </table:table-cell>
          <table:table-cell table:formula="of:=EXP([.$O21]*[.D21])" office:value-type="float" office:value="1" calcext:value-type="float">
            <text:p>1</text:p>
          </table:table-cell>
          <table:table-cell table:formula="of:=EXP([.$O21]*[.E21])" office:value-type="float" office:value="1.00000000000007" calcext:value-type="float">
            <text:p>1,00000000000007</text:p>
          </table:table-cell>
          <table:table-cell table:formula="of:=EXP([.$O21]*[.F21])" office:value-type="float" office:value="1.00000000000014" calcext:value-type="float">
            <text:p>1,00000000000014</text:p>
          </table:table-cell>
          <table:table-cell table:formula="of:=SUM([.H22:.L22])" office:value-type="float" office:value="5.00000000000022" calcext:value-type="float">
            <text:p>5,00000000000022</text:p>
          </table:table-cell>
          <table:table-cell/>
          <table:table-cell table:formula="of:=[.O21]+[.O21]*[.$Q$2]" office:value-type="float" office:value="1.22019003994797" calcext:value-type="float">
            <text:p>1,22019003994797</text:p>
          </table:table-cell>
          <table:table-cell table:number-columns-repeated="2"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table:formula="of:=[.B22]*[.H23]/[.$M23]" office:value-type="float" office:value="1.12464069502448E-017" calcext:value-type="float">
            <text:p>1,12464069502448E-17</text:p>
          </table:table-cell>
          <table:table-cell table:formula="of:=[.C22]*[.I23]/[.$M23]" office:value-type="float" office:value="1.24969477333547E-016" calcext:value-type="float">
            <text:p>1,24969477333547E-16</text:p>
          </table:table-cell>
          <table:table-cell table:formula="of:=[.D22]*[.J23]/[.$M23]" office:value-type="float" office:value="1.24969477333547E-016" calcext:value-type="float">
            <text:p>1,24969477333547E-16</text:p>
          </table:table-cell>
          <table:table-cell table:formula="of:=[.E22]*[.K23]/[.$M23]" office:value-type="float" office:value="2.27470009083392E-015" calcext:value-type="float">
            <text:p>2,27470009083392E-15</text:p>
          </table:table-cell>
          <table:table-cell table:formula="of:=[.F22]*[.L23]/[.$M23]" office:value-type="float" office:value="4.73664590067804E-015" calcext:value-type="float">
            <text:p>4,73664590067804E-15</text:p>
          </table:table-cell>
          <table:table-cell/>
          <table:table-cell table:formula="of:=EXP([.$O22]*[.B22])" office:value-type="float" office:value="1" calcext:value-type="float">
            <text:p>1</text:p>
          </table:table-cell>
          <table:table-cell table:formula="of:=EXP([.$O22]*[.C22])" office:value-type="float" office:value="1" calcext:value-type="float">
            <text:p>1</text:p>
          </table:table-cell>
          <table:table-cell table:formula="of:=EXP([.$O22]*[.D22])" office:value-type="float" office:value="1" calcext:value-type="float">
            <text:p>1</text:p>
          </table:table-cell>
          <table:table-cell table:formula="of:=EXP([.$O22]*[.E22])" office:value-type="float" office:value="1.00000000000001" calcext:value-type="float">
            <text:p>1,00000000000001</text:p>
          </table:table-cell>
          <table:table-cell table:formula="of:=EXP([.$O22]*[.F22])" office:value-type="float" office:value="1.00000000000003" calcext:value-type="float">
            <text:p>1,00000000000003</text:p>
          </table:table-cell>
          <table:table-cell table:formula="of:=SUM([.H23:.L23])" office:value-type="float" office:value="5.00000000000004" calcext:value-type="float">
            <text:p>5,00000000000004</text:p>
          </table:table-cell>
          <table:table-cell/>
          <table:table-cell table:formula="of:=[.O22]+[.O22]*[.$Q$2]" office:value-type="float" office:value="1.23239194034745" calcext:value-type="float">
            <text:p>1,23239194034745</text:p>
          </table:table-cell>
          <table:table-cell table:number-columns-repeated="2"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table:formula="of:=[.B23]*[.H24]/[.$M24]" office:value-type="float" office:value="2.24928139004896E-018" calcext:value-type="float">
            <text:p>2,24928139004896E-18</text:p>
          </table:table-cell>
          <table:table-cell table:formula="of:=[.C23]*[.I24]/[.$M24]" office:value-type="float" office:value="2.49938954667093E-017" calcext:value-type="float">
            <text:p>2,49938954667093E-17</text:p>
          </table:table-cell>
          <table:table-cell table:formula="of:=[.D23]*[.J24]/[.$M24]" office:value-type="float" office:value="2.49938954667093E-017" calcext:value-type="float">
            <text:p>2,49938954667093E-17</text:p>
          </table:table-cell>
          <table:table-cell table:formula="of:=[.E23]*[.K24]/[.$M24]" office:value-type="float" office:value="4.54940018166784E-016" calcext:value-type="float">
            <text:p>4,54940018166784E-16</text:p>
          </table:table-cell>
          <table:table-cell table:formula="of:=[.F23]*[.L24]/[.$M24]" office:value-type="float" office:value="9.47329180135612E-016" calcext:value-type="float">
            <text:p>9,47329180135612E-16</text:p>
          </table:table-cell>
          <table:table-cell/>
          <table:table-cell table:formula="of:=EXP([.$O23]*[.B23])" office:value-type="float" office:value="1" calcext:value-type="float">
            <text:p>1</text:p>
          </table:table-cell>
          <table:table-cell table:formula="of:=EXP([.$O23]*[.C23])" office:value-type="float" office:value="1" calcext:value-type="float">
            <text:p>1</text:p>
          </table:table-cell>
          <table:table-cell table:formula="of:=EXP([.$O23]*[.D23])" office:value-type="float" office:value="1" calcext:value-type="float">
            <text:p>1</text:p>
          </table:table-cell>
          <table:table-cell table:formula="of:=EXP([.$O23]*[.E23])" office:value-type="float" office:value="1" calcext:value-type="float">
            <text:p>1</text:p>
          </table:table-cell>
          <table:table-cell table:formula="of:=EXP([.$O23]*[.F23])" office:value-type="float" office:value="1.00000000000001" calcext:value-type="float">
            <text:p>1,00000000000001</text:p>
          </table:table-cell>
          <table:table-cell table:formula="of:=SUM([.H24:.L24])" office:value-type="float" office:value="5.00000000000001" calcext:value-type="float">
            <text:p>5,00000000000001</text:p>
          </table:table-cell>
          <table:table-cell/>
          <table:table-cell table:formula="of:=[.O23]+[.O23]*[.$Q$2]" office:value-type="float" office:value="1.24471585975092" calcext:value-type="float">
            <text:p>1,24471585975092</text:p>
          </table:table-cell>
          <table:table-cell table:number-columns-repeated="2"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table:formula="of:=[.B24]*[.H25]/[.$M25]" office:value-type="float" office:value="4.49856278009792E-019" calcext:value-type="float">
            <text:p>4,49856278009792E-19</text:p>
          </table:table-cell>
          <table:table-cell table:formula="of:=[.C24]*[.I25]/[.$M25]" office:value-type="float" office:value="4.99877909334185E-018" calcext:value-type="float">
            <text:p>4,99877909334185E-18</text:p>
          </table:table-cell>
          <table:table-cell table:formula="of:=[.D24]*[.J25]/[.$M25]" office:value-type="float" office:value="4.99877909334185E-018" calcext:value-type="float">
            <text:p>4,99877909334185E-18</text:p>
          </table:table-cell>
          <table:table-cell table:formula="of:=[.E24]*[.K25]/[.$M25]" office:value-type="float" office:value="9.09880036333568E-017" calcext:value-type="float">
            <text:p>9,09880036333568E-17</text:p>
          </table:table-cell>
          <table:table-cell table:formula="of:=[.F24]*[.L25]/[.$M25]" office:value-type="float" office:value="1.89465836027122E-016" calcext:value-type="float">
            <text:p>1,89465836027122E-16</text:p>
          </table:table-cell>
          <table:table-cell/>
          <table:table-cell table:formula="of:=EXP([.$O24]*[.B24])" office:value-type="float" office:value="1" calcext:value-type="float">
            <text:p>1</text:p>
          </table:table-cell>
          <table:table-cell table:formula="of:=EXP([.$O24]*[.C24])" office:value-type="float" office:value="1" calcext:value-type="float">
            <text:p>1</text:p>
          </table:table-cell>
          <table:table-cell table:formula="of:=EXP([.$O24]*[.D24])" office:value-type="float" office:value="1" calcext:value-type="float">
            <text:p>1</text:p>
          </table:table-cell>
          <table:table-cell table:formula="of:=EXP([.$O24]*[.E24])" office:value-type="float" office:value="1" calcext:value-type="float">
            <text:p>1</text:p>
          </table:table-cell>
          <table:table-cell table:formula="of:=EXP([.$O24]*[.F24])" office:value-type="float" office:value="1" calcext:value-type="float">
            <text:p>1</text:p>
          </table:table-cell>
          <table:table-cell table:formula="of:=SUM([.H25:.L25])" office:value-type="float" office:value="5" calcext:value-type="float">
            <text:p>5</text:p>
          </table:table-cell>
          <table:table-cell/>
          <table:table-cell table:formula="of:=[.O24]+[.O24]*[.$Q$2]" office:value-type="float" office:value="1.25716301834843" calcext:value-type="float">
            <text:p>1,25716301834843</text:p>
          </table:table-cell>
          <table:table-cell table:number-columns-repeated="2"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table:formula="of:=[.B25]*[.H26]/[.$M26]" office:value-type="float" office:value="8.99712556019585E-020" calcext:value-type="float">
            <text:p>8,99712556019585E-20</text:p>
          </table:table-cell>
          <table:table-cell table:formula="of:=[.C25]*[.I26]/[.$M26]" office:value-type="float" office:value="9.9975581866837E-019" calcext:value-type="float">
            <text:p>9,9975581866837E-19</text:p>
          </table:table-cell>
          <table:table-cell table:formula="of:=[.D25]*[.J26]/[.$M26]" office:value-type="float" office:value="9.9975581866837E-019" calcext:value-type="float">
            <text:p>9,9975581866837E-19</text:p>
          </table:table-cell>
          <table:table-cell table:formula="of:=[.E25]*[.K26]/[.$M26]" office:value-type="float" office:value="1.81976007266714E-017" calcext:value-type="float">
            <text:p>1,81976007266714E-17</text:p>
          </table:table-cell>
          <table:table-cell table:formula="of:=[.F25]*[.L26]/[.$M26]" office:value-type="float" office:value="3.78931672054245E-017" calcext:value-type="float">
            <text:p>3,78931672054245E-17</text:p>
          </table:table-cell>
          <table:table-cell/>
          <table:table-cell table:formula="of:=EXP([.$O25]*[.B25])" office:value-type="float" office:value="1" calcext:value-type="float">
            <text:p>1</text:p>
          </table:table-cell>
          <table:table-cell table:formula="of:=EXP([.$O25]*[.C25])" office:value-type="float" office:value="1" calcext:value-type="float">
            <text:p>1</text:p>
          </table:table-cell>
          <table:table-cell table:formula="of:=EXP([.$O25]*[.D25])" office:value-type="float" office:value="1" calcext:value-type="float">
            <text:p>1</text:p>
          </table:table-cell>
          <table:table-cell table:formula="of:=EXP([.$O25]*[.E25])" office:value-type="float" office:value="1" calcext:value-type="float">
            <text:p>1</text:p>
          </table:table-cell>
          <table:table-cell table:formula="of:=EXP([.$O25]*[.F25])" office:value-type="float" office:value="1" calcext:value-type="float">
            <text:p>1</text:p>
          </table:table-cell>
          <table:table-cell table:formula="of:=SUM([.H26:.L26])" office:value-type="float" office:value="5" calcext:value-type="float">
            <text:p>5</text:p>
          </table:table-cell>
          <table:table-cell/>
          <table:table-cell table:formula="of:=[.O25]+[.O25]*[.$Q$2]" office:value-type="float" office:value="1.26973464853191" calcext:value-type="float">
            <text:p>1,26973464853191</text:p>
          </table:table-cell>
          <table:table-cell table:number-columns-repeated="2"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table:formula="of:=[.B26]*[.H27]/[.$M27]" office:value-type="float" office:value="1.79942511203917E-020" calcext:value-type="float">
            <text:p>1,79942511203917E-20</text:p>
          </table:table-cell>
          <table:table-cell table:formula="of:=[.C26]*[.I27]/[.$M27]" office:value-type="float" office:value="1.99951163733674E-019" calcext:value-type="float">
            <text:p>1,99951163733674E-19</text:p>
          </table:table-cell>
          <table:table-cell table:formula="of:=[.D26]*[.J27]/[.$M27]" office:value-type="float" office:value="1.99951163733674E-019" calcext:value-type="float">
            <text:p>1,99951163733674E-19</text:p>
          </table:table-cell>
          <table:table-cell table:formula="of:=[.E26]*[.K27]/[.$M27]" office:value-type="float" office:value="3.63952014533427E-018" calcext:value-type="float">
            <text:p>3,63952014533427E-18</text:p>
          </table:table-cell>
          <table:table-cell table:formula="of:=[.F26]*[.L27]/[.$M27]" office:value-type="float" office:value="7.5786334410849E-018" calcext:value-type="float">
            <text:p>7,5786334410849E-18</text:p>
          </table:table-cell>
          <table:table-cell/>
          <table:table-cell table:formula="of:=EXP([.$O26]*[.B26])" office:value-type="float" office:value="1" calcext:value-type="float">
            <text:p>1</text:p>
          </table:table-cell>
          <table:table-cell table:formula="of:=EXP([.$O26]*[.C26])" office:value-type="float" office:value="1" calcext:value-type="float">
            <text:p>1</text:p>
          </table:table-cell>
          <table:table-cell table:formula="of:=EXP([.$O26]*[.D26])" office:value-type="float" office:value="1" calcext:value-type="float">
            <text:p>1</text:p>
          </table:table-cell>
          <table:table-cell table:formula="of:=EXP([.$O26]*[.E26])" office:value-type="float" office:value="1" calcext:value-type="float">
            <text:p>1</text:p>
          </table:table-cell>
          <table:table-cell table:formula="of:=EXP([.$O26]*[.F26])" office:value-type="float" office:value="1" calcext:value-type="float">
            <text:p>1</text:p>
          </table:table-cell>
          <table:table-cell table:formula="of:=SUM([.H27:.L27])" office:value-type="float" office:value="5" calcext:value-type="float">
            <text:p>5</text:p>
          </table:table-cell>
          <table:table-cell/>
          <table:table-cell table:formula="of:=[.O26]+[.O26]*[.$Q$2]" office:value-type="float" office:value="1.28243199501723" calcext:value-type="float">
            <text:p>1,28243199501723</text:p>
          </table:table-cell>
          <table:table-cell table:number-columns-repeated="2"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table:formula="of:=[.B27]*[.H28]/[.$M28]" office:value-type="float" office:value="3.59885022407834E-021" calcext:value-type="float">
            <text:p>3,59885022407834E-21</text:p>
          </table:table-cell>
          <table:table-cell table:formula="of:=[.C27]*[.I28]/[.$M28]" office:value-type="float" office:value="3.99902327467348E-020" calcext:value-type="float">
            <text:p>3,99902327467348E-20</text:p>
          </table:table-cell>
          <table:table-cell table:formula="of:=[.D27]*[.J28]/[.$M28]" office:value-type="float" office:value="3.99902327467348E-020" calcext:value-type="float">
            <text:p>3,99902327467348E-20</text:p>
          </table:table-cell>
          <table:table-cell table:formula="of:=[.E27]*[.K28]/[.$M28]" office:value-type="float" office:value="7.27904029066855E-019" calcext:value-type="float">
            <text:p>7,27904029066855E-19</text:p>
          </table:table-cell>
          <table:table-cell table:formula="of:=[.F27]*[.L28]/[.$M28]" office:value-type="float" office:value="1.51572668821698E-018" calcext:value-type="float">
            <text:p>1,51572668821698E-18</text:p>
          </table:table-cell>
          <table:table-cell/>
          <table:table-cell table:formula="of:=EXP([.$O27]*[.B27])" office:value-type="float" office:value="1" calcext:value-type="float">
            <text:p>1</text:p>
          </table:table-cell>
          <table:table-cell table:formula="of:=EXP([.$O27]*[.C27])" office:value-type="float" office:value="1" calcext:value-type="float">
            <text:p>1</text:p>
          </table:table-cell>
          <table:table-cell table:formula="of:=EXP([.$O27]*[.D27])" office:value-type="float" office:value="1" calcext:value-type="float">
            <text:p>1</text:p>
          </table:table-cell>
          <table:table-cell table:formula="of:=EXP([.$O27]*[.E27])" office:value-type="float" office:value="1" calcext:value-type="float">
            <text:p>1</text:p>
          </table:table-cell>
          <table:table-cell table:formula="of:=EXP([.$O27]*[.F27])" office:value-type="float" office:value="1" calcext:value-type="float">
            <text:p>1</text:p>
          </table:table-cell>
          <table:table-cell table:formula="of:=SUM([.H28:.L28])" office:value-type="float" office:value="5" calcext:value-type="float">
            <text:p>5</text:p>
          </table:table-cell>
          <table:table-cell/>
          <table:table-cell table:formula="of:=[.O27]+[.O27]*[.$Q$2]" office:value-type="float" office:value="1.29525631496741" calcext:value-type="float">
            <text:p>1,29525631496741</text:p>
          </table:table-cell>
          <table:table-cell table:number-columns-repeated="2"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table:formula="of:=[.B28]*[.H29]/[.$M29]" office:value-type="float" office:value="7.19770044815668E-022" calcext:value-type="float">
            <text:p>7,19770044815668E-22</text:p>
          </table:table-cell>
          <table:table-cell table:formula="of:=[.C28]*[.I29]/[.$M29]" office:value-type="float" office:value="7.99804654934696E-021" calcext:value-type="float">
            <text:p>7,99804654934696E-21</text:p>
          </table:table-cell>
          <table:table-cell table:formula="of:=[.D28]*[.J29]/[.$M29]" office:value-type="float" office:value="7.99804654934696E-021" calcext:value-type="float">
            <text:p>7,99804654934696E-21</text:p>
          </table:table-cell>
          <table:table-cell table:formula="of:=[.E28]*[.K29]/[.$M29]" office:value-type="float" office:value="1.45580805813371E-019" calcext:value-type="float">
            <text:p>1,45580805813371E-19</text:p>
          </table:table-cell>
          <table:table-cell table:formula="of:=[.F28]*[.L29]/[.$M29]" office:value-type="float" office:value="3.03145337643396E-019" calcext:value-type="float">
            <text:p>3,03145337643396E-19</text:p>
          </table:table-cell>
          <table:table-cell/>
          <table:table-cell table:formula="of:=EXP([.$O28]*[.B28])" office:value-type="float" office:value="1" calcext:value-type="float">
            <text:p>1</text:p>
          </table:table-cell>
          <table:table-cell table:formula="of:=EXP([.$O28]*[.C28])" office:value-type="float" office:value="1" calcext:value-type="float">
            <text:p>1</text:p>
          </table:table-cell>
          <table:table-cell table:formula="of:=EXP([.$O28]*[.D28])" office:value-type="float" office:value="1" calcext:value-type="float">
            <text:p>1</text:p>
          </table:table-cell>
          <table:table-cell table:formula="of:=EXP([.$O28]*[.E28])" office:value-type="float" office:value="1" calcext:value-type="float">
            <text:p>1</text:p>
          </table:table-cell>
          <table:table-cell table:formula="of:=EXP([.$O28]*[.F28])" office:value-type="float" office:value="1" calcext:value-type="float">
            <text:p>1</text:p>
          </table:table-cell>
          <table:table-cell table:formula="of:=SUM([.H29:.L29])" office:value-type="float" office:value="5" calcext:value-type="float">
            <text:p>5</text:p>
          </table:table-cell>
          <table:table-cell/>
          <table:table-cell table:formula="of:=[.O28]+[.O28]*[.$Q$2]" office:value-type="float" office:value="1.30820887811708" calcext:value-type="float">
            <text:p>1,30820887811708</text:p>
          </table:table-cell>
          <table:table-cell table:number-columns-repeated="2"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table:formula="of:=[.B29]*[.H30]/[.$M30]" office:value-type="float" office:value="1.43954008963134E-022" calcext:value-type="float">
            <text:p>1,43954008963134E-22</text:p>
          </table:table-cell>
          <table:table-cell table:formula="of:=[.C29]*[.I30]/[.$M30]" office:value-type="float" office:value="1.59960930986939E-021" calcext:value-type="float">
            <text:p>1,59960930986939E-21</text:p>
          </table:table-cell>
          <table:table-cell table:formula="of:=[.D29]*[.J30]/[.$M30]" office:value-type="float" office:value="1.59960930986939E-021" calcext:value-type="float">
            <text:p>1,59960930986939E-21</text:p>
          </table:table-cell>
          <table:table-cell table:formula="of:=[.E29]*[.K30]/[.$M30]" office:value-type="float" office:value="2.91161611626742E-020" calcext:value-type="float">
            <text:p>2,91161611626742E-20</text:p>
          </table:table-cell>
          <table:table-cell table:formula="of:=[.F29]*[.L30]/[.$M30]" office:value-type="float" office:value="6.06290675286792E-020" calcext:value-type="float">
            <text:p>6,06290675286792E-20</text:p>
          </table:table-cell>
          <table:table-cell/>
          <table:table-cell table:formula="of:=EXP([.$O29]*[.B29])" office:value-type="float" office:value="1" calcext:value-type="float">
            <text:p>1</text:p>
          </table:table-cell>
          <table:table-cell table:formula="of:=EXP([.$O29]*[.C29])" office:value-type="float" office:value="1" calcext:value-type="float">
            <text:p>1</text:p>
          </table:table-cell>
          <table:table-cell table:formula="of:=EXP([.$O29]*[.D29])" office:value-type="float" office:value="1" calcext:value-type="float">
            <text:p>1</text:p>
          </table:table-cell>
          <table:table-cell table:formula="of:=EXP([.$O29]*[.E29])" office:value-type="float" office:value="1" calcext:value-type="float">
            <text:p>1</text:p>
          </table:table-cell>
          <table:table-cell table:formula="of:=EXP([.$O29]*[.F29])" office:value-type="float" office:value="1" calcext:value-type="float">
            <text:p>1</text:p>
          </table:table-cell>
          <table:table-cell table:formula="of:=SUM([.H30:.L30])" office:value-type="float" office:value="5" calcext:value-type="float">
            <text:p>5</text:p>
          </table:table-cell>
          <table:table-cell/>
          <table:table-cell table:formula="of:=[.O29]+[.O29]*[.$Q$2]" office:value-type="float" office:value="1.32129096689825" calcext:value-type="float">
            <text:p>1,32129096689825</text:p>
          </table:table-cell>
          <table:table-cell table:number-columns-repeated="2"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table:formula="of:=[.B30]*[.H31]/[.$M31]" office:value-type="float" office:value="2.87908017926267E-023" calcext:value-type="float">
            <text:p>2,87908017926267E-23</text:p>
          </table:table-cell>
          <table:table-cell table:formula="of:=[.C30]*[.I31]/[.$M31]" office:value-type="float" office:value="3.19921861973878E-022" calcext:value-type="float">
            <text:p>3,19921861973878E-22</text:p>
          </table:table-cell>
          <table:table-cell table:formula="of:=[.D30]*[.J31]/[.$M31]" office:value-type="float" office:value="3.19921861973878E-022" calcext:value-type="float">
            <text:p>3,19921861973878E-22</text:p>
          </table:table-cell>
          <table:table-cell table:formula="of:=[.E30]*[.K31]/[.$M31]" office:value-type="float" office:value="5.82323223253484E-021" calcext:value-type="float">
            <text:p>5,82323223253484E-21</text:p>
          </table:table-cell>
          <table:table-cell table:formula="of:=[.F30]*[.L31]/[.$M31]" office:value-type="float" office:value="1.21258135057358E-020" calcext:value-type="float">
            <text:p>1,21258135057358E-20</text:p>
          </table:table-cell>
          <table:table-cell/>
          <table:table-cell table:formula="of:=EXP([.$O30]*[.B30])" office:value-type="float" office:value="1" calcext:value-type="float">
            <text:p>1</text:p>
          </table:table-cell>
          <table:table-cell table:formula="of:=EXP([.$O30]*[.C30])" office:value-type="float" office:value="1" calcext:value-type="float">
            <text:p>1</text:p>
          </table:table-cell>
          <table:table-cell table:formula="of:=EXP([.$O30]*[.D30])" office:value-type="float" office:value="1" calcext:value-type="float">
            <text:p>1</text:p>
          </table:table-cell>
          <table:table-cell table:formula="of:=EXP([.$O30]*[.E30])" office:value-type="float" office:value="1" calcext:value-type="float">
            <text:p>1</text:p>
          </table:table-cell>
          <table:table-cell table:formula="of:=EXP([.$O30]*[.F30])" office:value-type="float" office:value="1" calcext:value-type="float">
            <text:p>1</text:p>
          </table:table-cell>
          <table:table-cell table:formula="of:=SUM([.H31:.L31])" office:value-type="float" office:value="5" calcext:value-type="float">
            <text:p>5</text:p>
          </table:table-cell>
          <table:table-cell/>
          <table:table-cell table:formula="of:=[.O30]+[.O30]*[.$Q$2]" office:value-type="float" office:value="1.33450387656723" calcext:value-type="float">
            <text:p>1,33450387656723</text:p>
          </table:table-cell>
          <table:table-cell table:number-columns-repeated="2"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table:formula="of:=[.B31]*[.H32]/[.$M32]" office:value-type="float" office:value="5.75816035852534E-024" calcext:value-type="float">
            <text:p>5,75816035852534E-24</text:p>
          </table:table-cell>
          <table:table-cell table:formula="of:=[.C31]*[.I32]/[.$M32]" office:value-type="float" office:value="6.39843723947757E-023" calcext:value-type="float">
            <text:p>6,39843723947757E-23</text:p>
          </table:table-cell>
          <table:table-cell table:formula="of:=[.D31]*[.J32]/[.$M32]" office:value-type="float" office:value="6.39843723947757E-023" calcext:value-type="float">
            <text:p>6,39843723947757E-23</text:p>
          </table:table-cell>
          <table:table-cell table:formula="of:=[.E31]*[.K32]/[.$M32]" office:value-type="float" office:value="1.16464644650697E-021" calcext:value-type="float">
            <text:p>1,16464644650697E-21</text:p>
          </table:table-cell>
          <table:table-cell table:formula="of:=[.F31]*[.L32]/[.$M32]" office:value-type="float" office:value="2.42516270114717E-021" calcext:value-type="float">
            <text:p>2,42516270114717E-21</text:p>
          </table:table-cell>
          <table:table-cell/>
          <table:table-cell table:formula="of:=EXP([.$O31]*[.B31])" office:value-type="float" office:value="1" calcext:value-type="float">
            <text:p>1</text:p>
          </table:table-cell>
          <table:table-cell table:formula="of:=EXP([.$O31]*[.C31])" office:value-type="float" office:value="1" calcext:value-type="float">
            <text:p>1</text:p>
          </table:table-cell>
          <table:table-cell table:formula="of:=EXP([.$O31]*[.D31])" office:value-type="float" office:value="1" calcext:value-type="float">
            <text:p>1</text:p>
          </table:table-cell>
          <table:table-cell table:formula="of:=EXP([.$O31]*[.E31])" office:value-type="float" office:value="1" calcext:value-type="float">
            <text:p>1</text:p>
          </table:table-cell>
          <table:table-cell table:formula="of:=EXP([.$O31]*[.F31])" office:value-type="float" office:value="1" calcext:value-type="float">
            <text:p>1</text:p>
          </table:table-cell>
          <table:table-cell table:formula="of:=SUM([.H32:.L32])" office:value-type="float" office:value="5" calcext:value-type="float">
            <text:p>5</text:p>
          </table:table-cell>
          <table:table-cell/>
          <table:table-cell table:formula="of:=[.O31]+[.O31]*[.$Q$2]" office:value-type="float" office:value="1.34784891533291" calcext:value-type="float">
            <text:p>1,34784891533291</text:p>
          </table:table-cell>
          <table:table-cell table:number-columns-repeated="2"/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table:formula="of:=[.B32]*[.H33]/[.$M33]" office:value-type="float" office:value="1.15163207170507E-024" calcext:value-type="float">
            <text:p>1,15163207170507E-24</text:p>
          </table:table-cell>
          <table:table-cell table:formula="of:=[.C32]*[.I33]/[.$M33]" office:value-type="float" office:value="1.27968744789551E-023" calcext:value-type="float">
            <text:p>1,27968744789551E-23</text:p>
          </table:table-cell>
          <table:table-cell table:formula="of:=[.D32]*[.J33]/[.$M33]" office:value-type="float" office:value="1.27968744789551E-023" calcext:value-type="float">
            <text:p>1,27968744789551E-23</text:p>
          </table:table-cell>
          <table:table-cell table:formula="of:=[.E32]*[.K33]/[.$M33]" office:value-type="float" office:value="2.32929289301393E-022" calcext:value-type="float">
            <text:p>2,32929289301393E-22</text:p>
          </table:table-cell>
          <table:table-cell table:formula="of:=[.F32]*[.L33]/[.$M33]" office:value-type="float" office:value="4.85032540229434E-022" calcext:value-type="float">
            <text:p>4,85032540229434E-22</text:p>
          </table:table-cell>
          <table:table-cell/>
          <table:table-cell table:formula="of:=EXP([.$O32]*[.B32])" office:value-type="float" office:value="1" calcext:value-type="float">
            <text:p>1</text:p>
          </table:table-cell>
          <table:table-cell table:formula="of:=EXP([.$O32]*[.C32])" office:value-type="float" office:value="1" calcext:value-type="float">
            <text:p>1</text:p>
          </table:table-cell>
          <table:table-cell table:formula="of:=EXP([.$O32]*[.D32])" office:value-type="float" office:value="1" calcext:value-type="float">
            <text:p>1</text:p>
          </table:table-cell>
          <table:table-cell table:formula="of:=EXP([.$O32]*[.E32])" office:value-type="float" office:value="1" calcext:value-type="float">
            <text:p>1</text:p>
          </table:table-cell>
          <table:table-cell table:formula="of:=EXP([.$O32]*[.F32])" office:value-type="float" office:value="1" calcext:value-type="float">
            <text:p>1</text:p>
          </table:table-cell>
          <table:table-cell table:formula="of:=SUM([.H33:.L33])" office:value-type="float" office:value="5" calcext:value-type="float">
            <text:p>5</text:p>
          </table:table-cell>
          <table:table-cell/>
          <table:table-cell table:formula="of:=[.O32]+[.O32]*[.$Q$2]" office:value-type="float" office:value="1.36132740448623" calcext:value-type="float">
            <text:p>1,36132740448623</text:p>
          </table:table-cell>
          <table:table-cell table:number-columns-repeated="2"/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table:formula="of:=[.B33]*[.H34]/[.$M34]" office:value-type="float" office:value="2.30326414341014E-025" calcext:value-type="float">
            <text:p>2,30326414341014E-25</text:p>
          </table:table-cell>
          <table:table-cell table:formula="of:=[.C33]*[.I34]/[.$M34]" office:value-type="float" office:value="2.55937489579103E-024" calcext:value-type="float">
            <text:p>2,55937489579103E-24</text:p>
          </table:table-cell>
          <table:table-cell table:formula="of:=[.D33]*[.J34]/[.$M34]" office:value-type="float" office:value="2.55937489579103E-024" calcext:value-type="float">
            <text:p>2,55937489579103E-24</text:p>
          </table:table-cell>
          <table:table-cell table:formula="of:=[.E33]*[.K34]/[.$M34]" office:value-type="float" office:value="4.65858578602787E-023" calcext:value-type="float">
            <text:p>4,65858578602787E-23</text:p>
          </table:table-cell>
          <table:table-cell table:formula="of:=[.F33]*[.L34]/[.$M34]" office:value-type="float" office:value="9.70065080458867E-023" calcext:value-type="float">
            <text:p>9,70065080458867E-23</text:p>
          </table:table-cell>
          <table:table-cell/>
          <table:table-cell table:formula="of:=EXP([.$O33]*[.B33])" office:value-type="float" office:value="1" calcext:value-type="float">
            <text:p>1</text:p>
          </table:table-cell>
          <table:table-cell table:formula="of:=EXP([.$O33]*[.C33])" office:value-type="float" office:value="1" calcext:value-type="float">
            <text:p>1</text:p>
          </table:table-cell>
          <table:table-cell table:formula="of:=EXP([.$O33]*[.D33])" office:value-type="float" office:value="1" calcext:value-type="float">
            <text:p>1</text:p>
          </table:table-cell>
          <table:table-cell table:formula="of:=EXP([.$O33]*[.E33])" office:value-type="float" office:value="1" calcext:value-type="float">
            <text:p>1</text:p>
          </table:table-cell>
          <table:table-cell table:formula="of:=EXP([.$O33]*[.F33])" office:value-type="float" office:value="1" calcext:value-type="float">
            <text:p>1</text:p>
          </table:table-cell>
          <table:table-cell table:formula="of:=SUM([.H34:.L34])" office:value-type="float" office:value="5" calcext:value-type="float">
            <text:p>5</text:p>
          </table:table-cell>
          <table:table-cell/>
          <table:table-cell table:formula="of:=[.O33]+[.O33]*[.$Q$2]" office:value-type="float" office:value="1.3749406785311" calcext:value-type="float">
            <text:p>1,3749406785311</text:p>
          </table:table-cell>
          <table:table-cell table:number-columns-repeated="2"/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table:formula="of:=[.B34]*[.H35]/[.$M35]" office:value-type="float" office:value="4.60652828682027E-026" calcext:value-type="float">
            <text:p>4,60652828682027E-26</text:p>
          </table:table-cell>
          <table:table-cell table:formula="of:=[.C34]*[.I35]/[.$M35]" office:value-type="float" office:value="5.11874979158206E-025" calcext:value-type="float">
            <text:p>5,11874979158206E-25</text:p>
          </table:table-cell>
          <table:table-cell table:formula="of:=[.D34]*[.J35]/[.$M35]" office:value-type="float" office:value="5.11874979158206E-025" calcext:value-type="float">
            <text:p>5,11874979158206E-25</text:p>
          </table:table-cell>
          <table:table-cell table:formula="of:=[.E34]*[.K35]/[.$M35]" office:value-type="float" office:value="9.31717157205574E-024" calcext:value-type="float">
            <text:p>9,31717157205574E-24</text:p>
          </table:table-cell>
          <table:table-cell table:formula="of:=[.F34]*[.L35]/[.$M35]" office:value-type="float" office:value="1.94013016091773E-023" calcext:value-type="float">
            <text:p>1,94013016091773E-23</text:p>
          </table:table-cell>
          <table:table-cell/>
          <table:table-cell table:formula="of:=EXP([.$O34]*[.B34])" office:value-type="float" office:value="1" calcext:value-type="float">
            <text:p>1</text:p>
          </table:table-cell>
          <table:table-cell table:formula="of:=EXP([.$O34]*[.C34])" office:value-type="float" office:value="1" calcext:value-type="float">
            <text:p>1</text:p>
          </table:table-cell>
          <table:table-cell table:formula="of:=EXP([.$O34]*[.D34])" office:value-type="float" office:value="1" calcext:value-type="float">
            <text:p>1</text:p>
          </table:table-cell>
          <table:table-cell table:formula="of:=EXP([.$O34]*[.E34])" office:value-type="float" office:value="1" calcext:value-type="float">
            <text:p>1</text:p>
          </table:table-cell>
          <table:table-cell table:formula="of:=EXP([.$O34]*[.F34])" office:value-type="float" office:value="1" calcext:value-type="float">
            <text:p>1</text:p>
          </table:table-cell>
          <table:table-cell table:formula="of:=SUM([.H35:.L35])" office:value-type="float" office:value="5" calcext:value-type="float">
            <text:p>5</text:p>
          </table:table-cell>
          <table:table-cell/>
          <table:table-cell table:formula="of:=[.O34]+[.O34]*[.$Q$2]" office:value-type="float" office:value="1.38869008531641" calcext:value-type="float">
            <text:p>1,38869008531641</text:p>
          </table:table-cell>
          <table:table-cell table:number-columns-repeated="2"/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table:formula="of:=[.B35]*[.H36]/[.$M36]" office:value-type="float" office:value="9.21305657364055E-027" calcext:value-type="float">
            <text:p>9,21305657364055E-27</text:p>
          </table:table-cell>
          <table:table-cell table:formula="of:=[.C35]*[.I36]/[.$M36]" office:value-type="float" office:value="1.02374995831641E-025" calcext:value-type="float">
            <text:p>1,02374995831641E-25</text:p>
          </table:table-cell>
          <table:table-cell table:formula="of:=[.D35]*[.J36]/[.$M36]" office:value-type="float" office:value="1.02374995831641E-025" calcext:value-type="float">
            <text:p>1,02374995831641E-25</text:p>
          </table:table-cell>
          <table:table-cell table:formula="of:=[.E35]*[.K36]/[.$M36]" office:value-type="float" office:value="1.86343431441115E-024" calcext:value-type="float">
            <text:p>1,86343431441115E-24</text:p>
          </table:table-cell>
          <table:table-cell table:formula="of:=[.F35]*[.L36]/[.$M36]" office:value-type="float" office:value="3.88026032183547E-024" calcext:value-type="float">
            <text:p>3,88026032183547E-24</text:p>
          </table:table-cell>
          <table:table-cell/>
          <table:table-cell table:formula="of:=EXP([.$O35]*[.B35])" office:value-type="float" office:value="1" calcext:value-type="float">
            <text:p>1</text:p>
          </table:table-cell>
          <table:table-cell table:formula="of:=EXP([.$O35]*[.C35])" office:value-type="float" office:value="1" calcext:value-type="float">
            <text:p>1</text:p>
          </table:table-cell>
          <table:table-cell table:formula="of:=EXP([.$O35]*[.D35])" office:value-type="float" office:value="1" calcext:value-type="float">
            <text:p>1</text:p>
          </table:table-cell>
          <table:table-cell table:formula="of:=EXP([.$O35]*[.E35])" office:value-type="float" office:value="1" calcext:value-type="float">
            <text:p>1</text:p>
          </table:table-cell>
          <table:table-cell table:formula="of:=EXP([.$O35]*[.F35])" office:value-type="float" office:value="1" calcext:value-type="float">
            <text:p>1</text:p>
          </table:table-cell>
          <table:table-cell table:formula="of:=SUM([.H36:.L36])" office:value-type="float" office:value="5" calcext:value-type="float">
            <text:p>5</text:p>
          </table:table-cell>
          <table:table-cell/>
          <table:table-cell table:formula="of:=[.O35]+[.O35]*[.$Q$2]" office:value-type="float" office:value="1.40257698616957" calcext:value-type="float">
            <text:p>1,40257698616957</text:p>
          </table:table-cell>
          <table:table-cell table:number-columns-repeated="2"/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table:formula="of:=[.B36]*[.H37]/[.$M37]" office:value-type="float" office:value="1.84261131472811E-027" calcext:value-type="float">
            <text:p>1,84261131472811E-27</text:p>
          </table:table-cell>
          <table:table-cell table:formula="of:=[.C36]*[.I37]/[.$M37]" office:value-type="float" office:value="2.04749991663282E-026" calcext:value-type="float">
            <text:p>2,04749991663282E-26</text:p>
          </table:table-cell>
          <table:table-cell table:formula="of:=[.D36]*[.J37]/[.$M37]" office:value-type="float" office:value="2.04749991663282E-026" calcext:value-type="float">
            <text:p>2,04749991663282E-26</text:p>
          </table:table-cell>
          <table:table-cell table:formula="of:=[.E36]*[.K37]/[.$M37]" office:value-type="float" office:value="3.7268686288223E-025" calcext:value-type="float">
            <text:p>3,7268686288223E-25</text:p>
          </table:table-cell>
          <table:table-cell table:formula="of:=[.F36]*[.L37]/[.$M37]" office:value-type="float" office:value="7.76052064367094E-025" calcext:value-type="float">
            <text:p>7,76052064367094E-25</text:p>
          </table:table-cell>
          <table:table-cell/>
          <table:table-cell table:formula="of:=EXP([.$O36]*[.B36])" office:value-type="float" office:value="1" calcext:value-type="float">
            <text:p>1</text:p>
          </table:table-cell>
          <table:table-cell table:formula="of:=EXP([.$O36]*[.C36])" office:value-type="float" office:value="1" calcext:value-type="float">
            <text:p>1</text:p>
          </table:table-cell>
          <table:table-cell table:formula="of:=EXP([.$O36]*[.D36])" office:value-type="float" office:value="1" calcext:value-type="float">
            <text:p>1</text:p>
          </table:table-cell>
          <table:table-cell table:formula="of:=EXP([.$O36]*[.E36])" office:value-type="float" office:value="1" calcext:value-type="float">
            <text:p>1</text:p>
          </table:table-cell>
          <table:table-cell table:formula="of:=EXP([.$O36]*[.F36])" office:value-type="float" office:value="1" calcext:value-type="float">
            <text:p>1</text:p>
          </table:table-cell>
          <table:table-cell table:formula="of:=SUM([.H37:.L37])" office:value-type="float" office:value="5" calcext:value-type="float">
            <text:p>5</text:p>
          </table:table-cell>
          <table:table-cell/>
          <table:table-cell table:formula="of:=[.O36]+[.O36]*[.$Q$2]" office:value-type="float" office:value="1.41660275603127" calcext:value-type="float">
            <text:p>1,41660275603127</text:p>
          </table:table-cell>
          <table:table-cell table:number-columns-repeated="2"/>
        </table:table-row>
      </table:table>
      <table:table table:name="Feuille2" table:style-name="ta1">
        <table:shapes>
          <draw:frame draw:z-index="0" draw:style-name="gr1" draw:text-style-name="P2" svg:width="15.999cm" svg:height="8.999cm" svg:x="33.475cm" svg:y="3.629cm">
            <draw:object draw:notify-on-update-of-ranges="Feuille2.A2:Feuille2.A2 Feuille2.A3:Feuille2.A23 Feuille2.B2:Feuille2.B2 Feuille2.B3:Feuille2.B23 Feuille2.C2:Feuille2.C2 Feuille2.C3:Feuille2.C23 Feuille2.D2:Feuille2.D2 Feuille2.D3:Feuille2.D23 Feuille2.E2:Feuille2.E2 Feuille2.E3:Feuille2.E23 Feuille2.F2:Feuille2.F2 Feuille2.F3:Feuille2.F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15.903cm" svg:y="3.631cm">
            <draw:object draw:notify-on-update-of-ranges="Feuille2.A2:Feuille2.A2 Feuille2.A3:Feuille2.A23 Feuille2.B2:Feuille2.B2 Feuille2.B3:Feuille2.B23 Feuille2.C2:Feuille2.C2 Feuille2.C3:Feuille2.C23 Feuille2.D2:Feuille2.D2 Feuille2.D3:Feuille2.D23 Feuille2.E2:Feuille2.E2 Feuille2.E3:Feuille2.E23 Feuille2.F2:Feuille2.F2 Feuille2.F3:Feuille2.F2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/>
          <table:table-cell table:style-name="ce1" office:value-type="string" calcext:value-type="string" table:number-columns-spanned="5" table:number-rows-spanned="1">
            <text:p>feedbackWeightInfo</text:p>
          </table:table-cell>
          <table:covered-table-cell table:number-columns-repeated="4"/>
          <table:table-cell table:number-columns-repeated="10"/>
        </table:table-row>
        <table:table-row table:style-name="ro1">
          <table:table-cell office:value-type="string" calcext:value-type="string">
            <text:p>Iter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5" calcext:value-type="float">
            <text:p>0,55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3]+1" office:value-type="float" office:value="1" calcext:value-type="float">
            <text:p>1</text:p>
          </table:table-cell>
          <table:table-cell table:formula="of:=[.$P$2]/(1+(([.$P$2]/([.B$3]+0.001))-1)*EXP(-[.I$3]*[.$A4]))" office:value-type="float" office:value="0.0017319830360793" calcext:value-type="float">
            <text:p>0,001731983036079</text:p>
          </table:table-cell>
          <table:table-cell table:formula="of:=[.$P$2]/(1+(([.$P$2]/([.C$3]+0.001))-1)*EXP(-[.J$3]*[.$A4]))" office:value-type="float" office:value="0.00222281677555748" calcext:value-type="float">
            <text:p>0,002222816775557</text:p>
          </table:table-cell>
          <table:table-cell table:formula="of:=[.$P$2]/(1+(([.$P$2]/([.D$3]+0.001))-1)*EXP(-[.K$3]*[.$A4]))" office:value-type="float" office:value="0.00271361906612836" calcext:value-type="float">
            <text:p>0,002713619066128</text:p>
          </table:table-cell>
          <table:table-cell table:formula="of:=[.$P$2]/(1+(([.$P$2]/([.E$3]+0.001))-1)*EXP(-[.L$3]*[.$A4]))" office:value-type="float" office:value="0.891286772481713" calcext:value-type="float">
            <text:p>0,891286772481713</text:p>
          </table:table-cell>
          <table:table-cell table:formula="of:=[.$P$2]/(1+(([.$P$2]/([.F$3]+0.001))-1)*EXP(-[.M$3]*[.$A4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4]+1" office:value-type="float" office:value="2" calcext:value-type="float">
            <text:p>2</text:p>
          </table:table-cell>
          <table:table-cell table:formula="of:=[.$P$2]/(1+(([.$P$2]/([.B$3]+0.001))-1)*EXP(-[.I$3]*[.$A5]))" office:value-type="float" office:value="0.00299815721911344" calcext:value-type="float">
            <text:p>0,002998157219113</text:p>
          </table:table-cell>
          <table:table-cell table:formula="of:=[.$P$2]/(1+(([.$P$2]/([.C$3]+0.001))-1)*EXP(-[.J$3]*[.$A5]))" office:value-type="float" office:value="0.00493353002025831" calcext:value-type="float">
            <text:p>0,004933530020258</text:p>
          </table:table-cell>
          <table:table-cell table:formula="of:=[.$P$2]/(1+(([.$P$2]/([.D$3]+0.001))-1)*EXP(-[.K$3]*[.$A5]))" office:value-type="float" office:value="0.007342146711703" calcext:value-type="float">
            <text:p>0,007342146711703</text:p>
          </table:table-cell>
          <table:table-cell table:formula="of:=[.$P$2]/(1+(([.$P$2]/([.E$3]+0.001))-1)*EXP(-[.L$3]*[.$A5]))" office:value-type="float" office:value="0.957055498197717" calcext:value-type="float">
            <text:p>0,957055498197717</text:p>
          </table:table-cell>
          <table:table-cell table:formula="of:=[.$P$2]/(1+(([.$P$2]/([.F$3]+0.001))-1)*EXP(-[.M$3]*[.$A5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5]+1" office:value-type="float" office:value="3" calcext:value-type="float">
            <text:p>3</text:p>
          </table:table-cell>
          <table:table-cell table:formula="of:=[.$P$2]/(1+(([.$P$2]/([.B$3]+0.001))-1)*EXP(-[.I$3]*[.$A6]))" office:value-type="float" office:value="0.00518516593867526" calcext:value-type="float">
            <text:p>0,005185165938675</text:p>
          </table:table-cell>
          <table:table-cell table:formula="of:=[.$P$2]/(1+(([.$P$2]/([.C$3]+0.001))-1)*EXP(-[.J$3]*[.$A6]))" office:value-type="float" office:value="0.010913785582765" calcext:value-type="float">
            <text:p>0,010913785582765</text:p>
          </table:table-cell>
          <table:table-cell table:formula="of:=[.$P$2]/(1+(([.$P$2]/([.D$3]+0.001))-1)*EXP(-[.K$3]*[.$A6]))" office:value-type="float" office:value="0.0197093729578674" calcext:value-type="float">
            <text:p>0,019709372957867</text:p>
          </table:table-cell>
          <table:table-cell table:formula="of:=[.$P$2]/(1+(([.$P$2]/([.E$3]+0.001))-1)*EXP(-[.L$3]*[.$A6]))" office:value-type="float" office:value="0.983760768842425" calcext:value-type="float">
            <text:p>0,983760768842425</text:p>
          </table:table-cell>
          <table:table-cell table:formula="of:=[.$P$2]/(1+(([.$P$2]/([.F$3]+0.001))-1)*EXP(-[.M$3]*[.$A6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6]+1" office:value-type="float" office:value="4" calcext:value-type="float">
            <text:p>4</text:p>
          </table:table-cell>
          <table:table-cell table:formula="of:=[.$P$2]/(1+(([.$P$2]/([.B$3]+0.001))-1)*EXP(-[.I$3]*[.$A7]))" office:value-type="float" office:value="0.00895316423558093" calcext:value-type="float">
            <text:p>0,008953164235581</text:p>
          </table:table-cell>
          <table:table-cell table:formula="of:=[.$P$2]/(1+(([.$P$2]/([.C$3]+0.001))-1)*EXP(-[.J$3]*[.$A7]))" office:value-type="float" office:value="0.0239684909598183" calcext:value-type="float">
            <text:p>0,023968490959818</text:p>
          </table:table-cell>
          <table:table-cell table:formula="of:=[.$P$2]/(1+(([.$P$2]/([.D$3]+0.001))-1)*EXP(-[.K$3]*[.$A7]))" office:value-type="float" office:value="0.051820658598752" calcext:value-type="float">
            <text:p>0,051820658598752</text:p>
          </table:table-cell>
          <table:table-cell table:formula="of:=[.$P$2]/(1+(([.$P$2]/([.E$3]+0.001))-1)*EXP(-[.L$3]*[.$A7]))" office:value-type="float" office:value="0.993963959847816" calcext:value-type="float">
            <text:p>0,993963959847816</text:p>
          </table:table-cell>
          <table:table-cell table:formula="of:=[.$P$2]/(1+(([.$P$2]/([.F$3]+0.001))-1)*EXP(-[.M$3]*[.$A7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7]+1" office:value-type="float" office:value="5" calcext:value-type="float">
            <text:p>5</text:p>
          </table:table-cell>
          <table:table-cell table:formula="of:=[.$P$2]/(1+(([.$P$2]/([.B$3]+0.001))-1)*EXP(-[.I$3]*[.$A8]))" office:value-type="float" office:value="0.0154168880674172" calcext:value-type="float">
            <text:p>0,015416888067417</text:p>
          </table:table-cell>
          <table:table-cell table:formula="of:=[.$P$2]/(1+(([.$P$2]/([.C$3]+0.001))-1)*EXP(-[.J$3]*[.$A8]))" office:value-type="float" office:value="0.051820658598752" calcext:value-type="float">
            <text:p>0,051820658598752</text:p>
          </table:table-cell>
          <table:table-cell table:formula="of:=[.$P$2]/(1+(([.$P$2]/([.D$3]+0.001))-1)*EXP(-[.K$3]*[.$A8]))" office:value-type="float" office:value="0.129345875045267" calcext:value-type="float">
            <text:p>0,129345875045267</text:p>
          </table:table-cell>
          <table:table-cell table:formula="of:=[.$P$2]/(1+(([.$P$2]/([.E$3]+0.001))-1)*EXP(-[.L$3]*[.$A8]))" office:value-type="float" office:value="0.997770960008528" calcext:value-type="float">
            <text:p>0,997770960008528</text:p>
          </table:table-cell>
          <table:table-cell table:formula="of:=[.$P$2]/(1+(([.$P$2]/([.F$3]+0.001))-1)*EXP(-[.M$3]*[.$A8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8]+1" office:value-type="float" office:value="6" calcext:value-type="float">
            <text:p>6</text:p>
          </table:table-cell>
          <table:table-cell table:formula="of:=[.$P$2]/(1+(([.$P$2]/([.B$3]+0.001))-1)*EXP(-[.I$3]*[.$A9]))" office:value-type="float" office:value="0.0264226731961678" calcext:value-type="float">
            <text:p>0,026422673196168</text:p>
          </table:table-cell>
          <table:table-cell table:formula="of:=[.$P$2]/(1+(([.$P$2]/([.C$3]+0.001))-1)*EXP(-[.J$3]*[.$A9]))" office:value-type="float" office:value="0.108442023937456" calcext:value-type="float">
            <text:p>0,108442023937456</text:p>
          </table:table-cell>
          <table:table-cell table:formula="of:=[.$P$2]/(1+(([.$P$2]/([.D$3]+0.001))-1)*EXP(-[.K$3]*[.$A9]))" office:value-type="float" office:value="0.287664368675717" calcext:value-type="float">
            <text:p>0,287664368675717</text:p>
          </table:table-cell>
          <table:table-cell table:formula="of:=[.$P$2]/(1+(([.$P$2]/([.E$3]+0.001))-1)*EXP(-[.L$3]*[.$A9]))" office:value-type="float" office:value="0.999178824959887" calcext:value-type="float">
            <text:p>0,999178824959887</text:p>
          </table:table-cell>
          <table:table-cell table:formula="of:=[.$P$2]/(1+(([.$P$2]/([.F$3]+0.001))-1)*EXP(-[.M$3]*[.$A9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9]+1" office:value-type="float" office:value="7" calcext:value-type="float">
            <text:p>7</text:p>
          </table:table-cell>
          <table:table-cell table:formula="of:=[.$P$2]/(1+(([.$P$2]/([.B$3]+0.001))-1)*EXP(-[.I$3]*[.$A10]))" office:value-type="float" office:value="0.0449267446252416" calcext:value-type="float">
            <text:p>0,044926744625242</text:p>
          </table:table-cell>
          <table:table-cell table:formula="of:=[.$P$2]/(1+(([.$P$2]/([.C$3]+0.001))-1)*EXP(-[.J$3]*[.$A10]))" office:value-type="float" office:value="0.213030393762219" calcext:value-type="float">
            <text:p>0,213030393762219</text:p>
          </table:table-cell>
          <table:table-cell table:formula="of:=[.$P$2]/(1+(([.$P$2]/([.D$3]+0.001))-1)*EXP(-[.K$3]*[.$A10]))" office:value-type="float" office:value="0.523294429665752" calcext:value-type="float">
            <text:p>0,523294429665752</text:p>
          </table:table-cell>
          <table:table-cell table:formula="of:=[.$P$2]/(1+(([.$P$2]/([.E$3]+0.001))-1)*EXP(-[.L$3]*[.$A10]))" office:value-type="float" office:value="0.999697749692558" calcext:value-type="float">
            <text:p>0,999697749692558</text:p>
          </table:table-cell>
          <table:table-cell table:formula="of:=[.$P$2]/(1+(([.$P$2]/([.F$3]+0.001))-1)*EXP(-[.M$3]*[.$A10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10]+1" office:value-type="float" office:value="8" calcext:value-type="float">
            <text:p>8</text:p>
          </table:table-cell>
          <table:table-cell table:formula="of:=[.$P$2]/(1+(([.$P$2]/([.B$3]+0.001))-1)*EXP(-[.I$3]*[.$A11]))" office:value-type="float" office:value="0.0753859995185259" calcext:value-type="float">
            <text:p>0,075385999518526</text:p>
          </table:table-cell>
          <table:table-cell table:formula="of:=[.$P$2]/(1+(([.$P$2]/([.C$3]+0.001))-1)*EXP(-[.J$3]*[.$A11]))" office:value-type="float" office:value="0.375954588754001" calcext:value-type="float">
            <text:p>0,375954588754001</text:p>
          </table:table-cell>
          <table:table-cell table:formula="of:=[.$P$2]/(1+(([.$P$2]/([.D$3]+0.001))-1)*EXP(-[.K$3]*[.$A11]))" office:value-type="float" office:value="0.748992325232421" calcext:value-type="float">
            <text:p>0,748992325232421</text:p>
          </table:table-cell>
          <table:table-cell table:formula="of:=[.$P$2]/(1+(([.$P$2]/([.E$3]+0.001))-1)*EXP(-[.L$3]*[.$A11]))" office:value-type="float" office:value="0.999888787077616" calcext:value-type="float">
            <text:p>0,999888787077616</text:p>
          </table:table-cell>
          <table:table-cell table:formula="of:=[.$P$2]/(1+(([.$P$2]/([.F$3]+0.001))-1)*EXP(-[.M$3]*[.$A11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11]+1" office:value-type="float" office:value="9" calcext:value-type="float">
            <text:p>9</text:p>
          </table:table-cell>
          <table:table-cell table:formula="of:=[.$P$2]/(1+(([.$P$2]/([.B$3]+0.001))-1)*EXP(-[.I$3]*[.$A12]))" office:value-type="float" office:value="0.123818684314839" calcext:value-type="float">
            <text:p>0,123818684314839</text:p>
          </table:table-cell>
          <table:table-cell table:formula="of:=[.$P$2]/(1+(([.$P$2]/([.C$3]+0.001))-1)*EXP(-[.J$3]*[.$A12]))" office:value-type="float" office:value="0.572790430569489" calcext:value-type="float">
            <text:p>0,572790430569489</text:p>
          </table:table-cell>
          <table:table-cell table:formula="of:=[.$P$2]/(1+(([.$P$2]/([.D$3]+0.001))-1)*EXP(-[.K$3]*[.$A12]))" office:value-type="float" office:value="0.890244914466954" calcext:value-type="float">
            <text:p>0,890244914466954</text:p>
          </table:table-cell>
          <table:table-cell table:formula="of:=[.$P$2]/(1+(([.$P$2]/([.E$3]+0.001))-1)*EXP(-[.L$3]*[.$A12]))" office:value-type="float" office:value="0.999959084175881" calcext:value-type="float">
            <text:p>0,999959084175881</text:p>
          </table:table-cell>
          <table:table-cell table:formula="of:=[.$P$2]/(1+(([.$P$2]/([.F$3]+0.001))-1)*EXP(-[.M$3]*[.$A12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12]+1" office:value-type="float" office:value="10" calcext:value-type="float">
            <text:p>10</text:p>
          </table:table-cell>
          <table:table-cell table:formula="of:=[.$P$2]/(1+(([.$P$2]/([.B$3]+0.001))-1)*EXP(-[.I$3]*[.$A13]))" office:value-type="float" office:value="0.196746417594543" calcext:value-type="float">
            <text:p>0,196746417594543</text:p>
          </table:table-cell>
          <table:table-cell table:formula="of:=[.$P$2]/(1+(([.$P$2]/([.C$3]+0.001))-1)*EXP(-[.J$3]*[.$A13]))" office:value-type="float" office:value="0.748992325232421" calcext:value-type="float">
            <text:p>0,748992325232421</text:p>
          </table:table-cell>
          <table:table-cell table:formula="of:=[.$P$2]/(1+(([.$P$2]/([.D$3]+0.001))-1)*EXP(-[.K$3]*[.$A13]))" office:value-type="float" office:value="0.956613255562225" calcext:value-type="float">
            <text:p>0,956613255562225</text:p>
          </table:table-cell>
          <table:table-cell table:formula="of:=[.$P$2]/(1+(([.$P$2]/([.E$3]+0.001))-1)*EXP(-[.L$3]*[.$A13]))" office:value-type="float" office:value="0.999984947520174" calcext:value-type="float">
            <text:p>0,999984947520174</text:p>
          </table:table-cell>
          <table:table-cell table:formula="of:=[.$P$2]/(1+(([.$P$2]/([.F$3]+0.001))-1)*EXP(-[.M$3]*[.$A13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13]+1" office:value-type="float" office:value="11" calcext:value-type="float">
            <text:p>11</text:p>
          </table:table-cell>
          <table:table-cell table:formula="of:=[.$P$2]/(1+(([.$P$2]/([.B$3]+0.001))-1)*EXP(-[.I$3]*[.$A14]))" office:value-type="float" office:value="0.29801781101774" calcext:value-type="float">
            <text:p>0,29801781101774</text:p>
          </table:table-cell>
          <table:table-cell table:formula="of:=[.$P$2]/(1+(([.$P$2]/([.C$3]+0.001))-1)*EXP(-[.J$3]*[.$A14]))" office:value-type="float" office:value="0.869125106025907" calcext:value-type="float">
            <text:p>0,869125106025907</text:p>
          </table:table-cell>
          <table:table-cell table:formula="of:=[.$P$2]/(1+(([.$P$2]/([.D$3]+0.001))-1)*EXP(-[.K$3]*[.$A14]))" office:value-type="float" office:value="0.98358882141037" calcext:value-type="float">
            <text:p>0,98358882141037</text:p>
          </table:table-cell>
          <table:table-cell table:formula="of:=[.$P$2]/(1+(([.$P$2]/([.E$3]+0.001))-1)*EXP(-[.L$3]*[.$A14]))" office:value-type="float" office:value="0.999994462449444" calcext:value-type="float">
            <text:p>0,999994462449444</text:p>
          </table:table-cell>
          <table:table-cell table:formula="of:=[.$P$2]/(1+(([.$P$2]/([.F$3]+0.001))-1)*EXP(-[.M$3]*[.$A14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14]+1" office:value-type="float" office:value="12" calcext:value-type="float">
            <text:p>12</text:p>
          </table:table-cell>
          <table:table-cell table:formula="of:=[.$P$2]/(1+(([.$P$2]/([.B$3]+0.001))-1)*EXP(-[.I$3]*[.$A15]))" office:value-type="float" office:value="0.423907057583907" calcext:value-type="float">
            <text:p>0,423907057583907</text:p>
          </table:table-cell>
          <table:table-cell table:formula="of:=[.$P$2]/(1+(([.$P$2]/([.C$3]+0.001))-1)*EXP(-[.J$3]*[.$A15]))" office:value-type="float" office:value="0.936626881320059" calcext:value-type="float">
            <text:p>0,936626881320059</text:p>
          </table:table-cell>
          <table:table-cell table:formula="of:=[.$P$2]/(1+(([.$P$2]/([.D$3]+0.001))-1)*EXP(-[.K$3]*[.$A15]))" office:value-type="float" office:value="0.993899377893219" calcext:value-type="float">
            <text:p>0,993899377893219</text:p>
          </table:table-cell>
          <table:table-cell table:formula="of:=[.$P$2]/(1+(([.$P$2]/([.E$3]+0.001))-1)*EXP(-[.L$3]*[.$A15]))" office:value-type="float" office:value="0.999997962841865" calcext:value-type="float">
            <text:p>0,999997962841865</text:p>
          </table:table-cell>
          <table:table-cell table:formula="of:=[.$P$2]/(1+(([.$P$2]/([.F$3]+0.001))-1)*EXP(-[.M$3]*[.$A15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15]+1" office:value-type="float" office:value="13" calcext:value-type="float">
            <text:p>13</text:p>
          </table:table-cell>
          <table:table-cell table:formula="of:=[.$P$2]/(1+(([.$P$2]/([.B$3]+0.001))-1)*EXP(-[.I$3]*[.$A16]))" office:value-type="float" office:value="0.560513227407488" calcext:value-type="float">
            <text:p>0,560513227407488</text:p>
          </table:table-cell>
          <table:table-cell table:formula="of:=[.$P$2]/(1+(([.$P$2]/([.C$3]+0.001))-1)*EXP(-[.J$3]*[.$A16]))" office:value-type="float" office:value="0.970494963097275" calcext:value-type="float">
            <text:p>0,970494963097275</text:p>
          </table:table-cell>
          <table:table-cell table:formula="of:=[.$P$2]/(1+(([.$P$2]/([.D$3]+0.001))-1)*EXP(-[.K$3]*[.$A16]))" office:value-type="float" office:value="0.997747018310711" calcext:value-type="float">
            <text:p>0,997747018310711</text:p>
          </table:table-cell>
          <table:table-cell table:formula="of:=[.$P$2]/(1+(([.$P$2]/([.E$3]+0.001))-1)*EXP(-[.L$3]*[.$A16]))" office:value-type="float" office:value="0.999999250570439" calcext:value-type="float">
            <text:p>0,999999250570439</text:p>
          </table:table-cell>
          <table:table-cell table:formula="of:=[.$P$2]/(1+(([.$P$2]/([.F$3]+0.001))-1)*EXP(-[.M$3]*[.$A16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16]+1" office:value-type="float" office:value="14" calcext:value-type="float">
            <text:p>14</text:p>
          </table:table-cell>
          <table:table-cell table:formula="of:=[.$P$2]/(1+(([.$P$2]/([.B$3]+0.001))-1)*EXP(-[.I$3]*[.$A17]))" office:value-type="float" office:value="0.688527717439171" calcext:value-type="float">
            <text:p>0,688527717439171</text:p>
          </table:table-cell>
          <table:table-cell table:formula="of:=[.$P$2]/(1+(([.$P$2]/([.C$3]+0.001))-1)*EXP(-[.J$3]*[.$A17]))" office:value-type="float" office:value="0.986523573154038" calcext:value-type="float">
            <text:p>0,986523573154038</text:p>
          </table:table-cell>
          <table:table-cell table:formula="of:=[.$P$2]/(1+(([.$P$2]/([.D$3]+0.001))-1)*EXP(-[.K$3]*[.$A17]))" office:value-type="float" office:value="0.999169992294684" calcext:value-type="float">
            <text:p>0,999169992294684</text:p>
          </table:table-cell>
          <table:table-cell table:formula="of:=[.$P$2]/(1+(([.$P$2]/([.E$3]+0.001))-1)*EXP(-[.L$3]*[.$A17]))" office:value-type="float" office:value="0.999999724300141" calcext:value-type="float">
            <text:p>0,999999724300141</text:p>
          </table:table-cell>
          <table:table-cell table:formula="of:=[.$P$2]/(1+(([.$P$2]/([.F$3]+0.001))-1)*EXP(-[.M$3]*[.$A17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17]+1" office:value-type="float" office:value="15" calcext:value-type="float">
            <text:p>15</text:p>
          </table:table-cell>
          <table:table-cell table:formula="of:=[.$P$2]/(1+(([.$P$2]/([.B$3]+0.001))-1)*EXP(-[.I$3]*[.$A18]))" office:value-type="float" office:value="0.793023110355388" calcext:value-type="float">
            <text:p>0,793023110355388</text:p>
          </table:table-cell>
          <table:table-cell table:formula="of:=[.$P$2]/(1+(([.$P$2]/([.C$3]+0.001))-1)*EXP(-[.J$3]*[.$A18]))" office:value-type="float" office:value="0.993899377893219" calcext:value-type="float">
            <text:p>0,993899377893219</text:p>
          </table:table-cell>
          <table:table-cell table:formula="of:=[.$P$2]/(1+(([.$P$2]/([.D$3]+0.001))-1)*EXP(-[.K$3]*[.$A18]))" office:value-type="float" office:value="0.999694496942459" calcext:value-type="float">
            <text:p>0,999694496942459</text:p>
          </table:table-cell>
          <table:table-cell table:formula="of:=[.$P$2]/(1+(([.$P$2]/([.E$3]+0.001))-1)*EXP(-[.L$3]*[.$A18]))" office:value-type="float" office:value="0.999999898575672" calcext:value-type="float">
            <text:p>0,999999898575672</text:p>
          </table:table-cell>
          <table:table-cell table:formula="of:=[.$P$2]/(1+(([.$P$2]/([.F$3]+0.001))-1)*EXP(-[.M$3]*[.$A18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18]+1" office:value-type="float" office:value="16" calcext:value-type="float">
            <text:p>16</text:p>
          </table:table-cell>
          <table:table-cell table:formula="of:=[.$P$2]/(1+(([.$P$2]/([.B$3]+0.001))-1)*EXP(-[.I$3]*[.$A19]))" office:value-type="float" office:value="0.869125106025907" calcext:value-type="float">
            <text:p>0,869125106025907</text:p>
          </table:table-cell>
          <table:table-cell table:formula="of:=[.$P$2]/(1+(([.$P$2]/([.C$3]+0.001))-1)*EXP(-[.J$3]*[.$A19]))" office:value-type="float" office:value="0.99724957390815" calcext:value-type="float">
            <text:p>0,99724957390815</text:p>
          </table:table-cell>
          <table:table-cell table:formula="of:=[.$P$2]/(1+(([.$P$2]/([.D$3]+0.001))-1)*EXP(-[.K$3]*[.$A19]))" office:value-type="float" office:value="0.999887589997885" calcext:value-type="float">
            <text:p>0,999887589997885</text:p>
          </table:table-cell>
          <table:table-cell table:formula="of:=[.$P$2]/(1+(([.$P$2]/([.E$3]+0.001))-1)*EXP(-[.L$3]*[.$A19]))" office:value-type="float" office:value="0.999999962688073" calcext:value-type="float">
            <text:p>0,999999962688073</text:p>
          </table:table-cell>
          <table:table-cell table:formula="of:=[.$P$2]/(1+(([.$P$2]/([.F$3]+0.001))-1)*EXP(-[.M$3]*[.$A19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19]+1" office:value-type="float" office:value="17" calcext:value-type="float">
            <text:p>17</text:p>
          </table:table-cell>
          <table:table-cell table:formula="of:=[.$P$2]/(1+(([.$P$2]/([.B$3]+0.001))-1)*EXP(-[.I$3]*[.$A20]))" office:value-type="float" office:value="0.920066081555369" calcext:value-type="float">
            <text:p>0,920066081555369</text:p>
          </table:table-cell>
          <table:table-cell table:formula="of:=[.$P$2]/(1+(([.$P$2]/([.C$3]+0.001))-1)*EXP(-[.J$3]*[.$A20]))" office:value-type="float" office:value="0.998762279266217" calcext:value-type="float">
            <text:p>0,998762279266217</text:p>
          </table:table-cell>
          <table:table-cell table:formula="of:=[.$P$2]/(1+(([.$P$2]/([.D$3]+0.001))-1)*EXP(-[.K$3]*[.$A20]))" office:value-type="float" office:value="0.999958643732601" calcext:value-type="float">
            <text:p>0,999958643732601</text:p>
          </table:table-cell>
          <table:table-cell table:formula="of:=[.$P$2]/(1+(([.$P$2]/([.E$3]+0.001))-1)*EXP(-[.L$3]*[.$A20]))" office:value-type="float" office:value="0.999999986273709" calcext:value-type="float">
            <text:p>0,999999986273709</text:p>
          </table:table-cell>
          <table:table-cell table:formula="of:=[.$P$2]/(1+(([.$P$2]/([.F$3]+0.001))-1)*EXP(-[.M$3]*[.$A20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20]+1" office:value-type="float" office:value="18" calcext:value-type="float">
            <text:p>18</text:p>
          </table:table-cell>
          <table:table-cell table:formula="of:=[.$P$2]/(1+(([.$P$2]/([.B$3]+0.001))-1)*EXP(-[.I$3]*[.$A21]))" office:value-type="float" office:value="0.952268033912038" calcext:value-type="float">
            <text:p>0,952268033912038</text:p>
          </table:table-cell>
          <table:table-cell table:formula="of:=[.$P$2]/(1+(([.$P$2]/([.C$3]+0.001))-1)*EXP(-[.J$3]*[.$A21]))" office:value-type="float" office:value="0.999443476911509" calcext:value-type="float">
            <text:p>0,999443476911509</text:p>
          </table:table-cell>
          <table:table-cell table:formula="of:=[.$P$2]/(1+(([.$P$2]/([.D$3]+0.001))-1)*EXP(-[.K$3]*[.$A21]))" office:value-type="float" office:value="0.99998478548172" calcext:value-type="float">
            <text:p>0,99998478548172</text:p>
          </table:table-cell>
          <table:table-cell table:formula="of:=[.$P$2]/(1+(([.$P$2]/([.E$3]+0.001))-1)*EXP(-[.L$3]*[.$A21]))" office:value-type="float" office:value="0.999999994950379" calcext:value-type="float">
            <text:p>0,999999994950379</text:p>
          </table:table-cell>
          <table:table-cell table:formula="of:=[.$P$2]/(1+(([.$P$2]/([.F$3]+0.001))-1)*EXP(-[.M$3]*[.$A21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21]+1" office:value-type="float" office:value="19" calcext:value-type="float">
            <text:p>19</text:p>
          </table:table-cell>
          <table:table-cell table:formula="of:=[.$P$2]/(1+(([.$P$2]/([.B$3]+0.001))-1)*EXP(-[.I$3]*[.$A22]))" office:value-type="float" office:value="0.971893496096778" calcext:value-type="float">
            <text:p>0,971893496096778</text:p>
          </table:table-cell>
          <table:table-cell table:formula="of:=[.$P$2]/(1+(([.$P$2]/([.C$3]+0.001))-1)*EXP(-[.J$3]*[.$A22]))" office:value-type="float" office:value="0.999749861399379" calcext:value-type="float">
            <text:p>0,999749861399379</text:p>
          </table:table-cell>
          <table:table-cell table:formula="of:=[.$P$2]/(1+(([.$P$2]/([.D$3]+0.001))-1)*EXP(-[.K$3]*[.$A22]))" office:value-type="float" office:value="0.999994402837687" calcext:value-type="float">
            <text:p>0,999994402837687</text:p>
          </table:table-cell>
          <table:table-cell table:formula="of:=[.$P$2]/(1+(([.$P$2]/([.E$3]+0.001))-1)*EXP(-[.L$3]*[.$A22]))" office:value-type="float" office:value="0.999999998142348" calcext:value-type="float">
            <text:p>0,999999998142348</text:p>
          </table:table-cell>
          <table:table-cell table:formula="of:=[.$P$2]/(1+(([.$P$2]/([.F$3]+0.001))-1)*EXP(-[.M$3]*[.$A22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22]+1" office:value-type="float" office:value="20" calcext:value-type="float">
            <text:p>20</text:p>
          </table:table-cell>
          <table:table-cell table:formula="of:=[.$P$2]/(1+(([.$P$2]/([.B$3]+0.001))-1)*EXP(-[.I$3]*[.$A23]))" office:value-type="float" office:value="0.98358882141037" calcext:value-type="float">
            <text:p>0,98358882141037</text:p>
          </table:table-cell>
          <table:table-cell table:formula="of:=[.$P$2]/(1+(([.$P$2]/([.C$3]+0.001))-1)*EXP(-[.J$3]*[.$A23]))" office:value-type="float" office:value="0.999887589997885" calcext:value-type="float">
            <text:p>0,999887589997885</text:p>
          </table:table-cell>
          <table:table-cell table:formula="of:=[.$P$2]/(1+(([.$P$2]/([.D$3]+0.001))-1)*EXP(-[.K$3]*[.$A23]))" office:value-type="float" office:value="0.999997940911771" calcext:value-type="float">
            <text:p>0,999997940911771</text:p>
          </table:table-cell>
          <table:table-cell table:formula="of:=[.$P$2]/(1+(([.$P$2]/([.E$3]+0.001))-1)*EXP(-[.L$3]*[.$A23]))" office:value-type="float" office:value="0.999999999316608" calcext:value-type="float">
            <text:p>0,999999999316608</text:p>
          </table:table-cell>
          <table:table-cell table:formula="of:=[.$P$2]/(1+(([.$P$2]/([.F$3]+0.001))-1)*EXP(-[.M$3]*[.$A23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23]+1" office:value-type="float" office:value="21" calcext:value-type="float">
            <text:p>21</text:p>
          </table:table-cell>
          <table:table-cell table:formula="of:=[.$P$2]/(1+(([.$P$2]/([.B$3]+0.001))-1)*EXP(-[.I$3]*[.$A24]))" office:value-type="float" office:value="0.990465377100344" calcext:value-type="float">
            <text:p>0,990465377100344</text:p>
          </table:table-cell>
          <table:table-cell table:formula="of:=[.$P$2]/(1+(([.$P$2]/([.C$3]+0.001))-1)*EXP(-[.J$3]*[.$A24]))" office:value-type="float" office:value="0.999949487803441" calcext:value-type="float">
            <text:p>0,999949487803441</text:p>
          </table:table-cell>
          <table:table-cell table:formula="of:=[.$P$2]/(1+(([.$P$2]/([.D$3]+0.001))-1)*EXP(-[.K$3]*[.$A24]))" office:value-type="float" office:value="0.999999242502787" calcext:value-type="float">
            <text:p>0,999999242502787</text:p>
          </table:table-cell>
          <table:table-cell table:formula="of:=[.$P$2]/(1+(([.$P$2]/([.E$3]+0.001))-1)*EXP(-[.L$3]*[.$A24]))" office:value-type="float" office:value="0.999999999748594" calcext:value-type="float">
            <text:p>0,999999999748594</text:p>
          </table:table-cell>
          <table:table-cell table:formula="of:=[.$P$2]/(1+(([.$P$2]/([.F$3]+0.001))-1)*EXP(-[.M$3]*[.$A24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24]+1" office:value-type="float" office:value="22" calcext:value-type="float">
            <text:p>22</text:p>
          </table:table-cell>
          <table:table-cell table:formula="of:=[.$P$2]/(1+(([.$P$2]/([.B$3]+0.001))-1)*EXP(-[.I$3]*[.$A25]))" office:value-type="float" office:value="0.994476722300364" calcext:value-type="float">
            <text:p>0,994476722300364</text:p>
          </table:table-cell>
          <table:table-cell table:formula="of:=[.$P$2]/(1+(([.$P$2]/([.C$3]+0.001))-1)*EXP(-[.J$3]*[.$A25]))" office:value-type="float" office:value="0.999977302775708" calcext:value-type="float">
            <text:p>0,999977302775708</text:p>
          </table:table-cell>
          <table:table-cell table:formula="of:=[.$P$2]/(1+(([.$P$2]/([.D$3]+0.001))-1)*EXP(-[.K$3]*[.$A25]))" office:value-type="float" office:value="0.999999721332215" calcext:value-type="float">
            <text:p>0,999999721332215</text:p>
          </table:table-cell>
          <table:table-cell table:formula="of:=[.$P$2]/(1+(([.$P$2]/([.E$3]+0.001))-1)*EXP(-[.L$3]*[.$A25]))" office:value-type="float" office:value="0.999999999907513" calcext:value-type="float">
            <text:p>0,999999999907513</text:p>
          </table:table-cell>
          <table:table-cell table:formula="of:=[.$P$2]/(1+(([.$P$2]/([.F$3]+0.001))-1)*EXP(-[.M$3]*[.$A25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25]+1" office:value-type="float" office:value="23" calcext:value-type="float">
            <text:p>23</text:p>
          </table:table-cell>
          <table:table-cell table:formula="of:=[.$P$2]/(1+(([.$P$2]/([.B$3]+0.001))-1)*EXP(-[.I$3]*[.$A26]))" office:value-type="float" office:value="0.996805882528001" calcext:value-type="float">
            <text:p>0,996805882528001</text:p>
          </table:table-cell>
          <table:table-cell table:formula="of:=[.$P$2]/(1+(([.$P$2]/([.C$3]+0.001))-1)*EXP(-[.J$3]*[.$A26]))" office:value-type="float" office:value="0.999989801352251" calcext:value-type="float">
            <text:p>0,999989801352251</text:p>
          </table:table-cell>
          <table:table-cell table:formula="of:=[.$P$2]/(1+(([.$P$2]/([.D$3]+0.001))-1)*EXP(-[.K$3]*[.$A26]))" office:value-type="float" office:value="0.999999897483833" calcext:value-type="float">
            <text:p>0,999999897483833</text:p>
          </table:table-cell>
          <table:table-cell table:formula="of:=[.$P$2]/(1+(([.$P$2]/([.E$3]+0.001))-1)*EXP(-[.L$3]*[.$A26]))" office:value-type="float" office:value="0.999999999965976" calcext:value-type="float">
            <text:p>0,999999999965976</text:p>
          </table:table-cell>
          <table:table-cell table:formula="of:=[.$P$2]/(1+(([.$P$2]/([.F$3]+0.001))-1)*EXP(-[.M$3]*[.$A26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26]+1" office:value-type="float" office:value="24" calcext:value-type="float">
            <text:p>24</text:p>
          </table:table-cell>
          <table:table-cell table:formula="of:=[.$P$2]/(1+(([.$P$2]/([.B$3]+0.001))-1)*EXP(-[.I$3]*[.$A27]))" office:value-type="float" office:value="0.998154660975238" calcext:value-type="float">
            <text:p>0,998154660975238</text:p>
          </table:table-cell>
          <table:table-cell table:formula="of:=[.$P$2]/(1+(([.$P$2]/([.C$3]+0.001))-1)*EXP(-[.J$3]*[.$A27]))" office:value-type="float" office:value="0.999995417426435" calcext:value-type="float">
            <text:p>0,999995417426435</text:p>
          </table:table-cell>
          <table:table-cell table:formula="of:=[.$P$2]/(1+(([.$P$2]/([.D$3]+0.001))-1)*EXP(-[.K$3]*[.$A27]))" office:value-type="float" office:value="0.999999962286407" calcext:value-type="float">
            <text:p>0,999999962286407</text:p>
          </table:table-cell>
          <table:table-cell table:formula="of:=[.$P$2]/(1+(([.$P$2]/([.E$3]+0.001))-1)*EXP(-[.L$3]*[.$A27]))" office:value-type="float" office:value="0.999999999987483" calcext:value-type="float">
            <text:p>0,999999999987483</text:p>
          </table:table-cell>
          <table:table-cell table:formula="of:=[.$P$2]/(1+(([.$P$2]/([.F$3]+0.001))-1)*EXP(-[.M$3]*[.$A27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27]+1" office:value-type="float" office:value="25" calcext:value-type="float">
            <text:p>25</text:p>
          </table:table-cell>
          <table:table-cell table:formula="of:=[.$P$2]/(1+(([.$P$2]/([.B$3]+0.001))-1)*EXP(-[.I$3]*[.$A28]))" office:value-type="float" office:value="0.998934500194752" calcext:value-type="float">
            <text:p>0,998934500194752</text:p>
          </table:table-cell>
          <table:table-cell table:formula="of:=[.$P$2]/(1+(([.$P$2]/([.C$3]+0.001))-1)*EXP(-[.J$3]*[.$A28]))" office:value-type="float" office:value="0.999997940911771" calcext:value-type="float">
            <text:p>0,999997940911771</text:p>
          </table:table-cell>
          <table:table-cell table:formula="of:=[.$P$2]/(1+(([.$P$2]/([.D$3]+0.001))-1)*EXP(-[.K$3]*[.$A28]))" office:value-type="float" office:value="0.999999986125944" calcext:value-type="float">
            <text:p>0,999999986125944</text:p>
          </table:table-cell>
          <table:table-cell table:formula="of:=[.$P$2]/(1+(([.$P$2]/([.E$3]+0.001))-1)*EXP(-[.L$3]*[.$A28]))" office:value-type="float" office:value="0.999999999995395" calcext:value-type="float">
            <text:p>0,999999999995395</text:p>
          </table:table-cell>
          <table:table-cell table:formula="of:=[.$P$2]/(1+(([.$P$2]/([.F$3]+0.001))-1)*EXP(-[.M$3]*[.$A28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28]+1" office:value-type="float" office:value="26" calcext:value-type="float">
            <text:p>26</text:p>
          </table:table-cell>
          <table:table-cell table:formula="of:=[.$P$2]/(1+(([.$P$2]/([.B$3]+0.001))-1)*EXP(-[.I$3]*[.$A29]))" office:value-type="float" office:value="0.999384982864342" calcext:value-type="float">
            <text:p>0,999384982864342</text:p>
          </table:table-cell>
          <table:table-cell table:formula="of:=[.$P$2]/(1+(([.$P$2]/([.C$3]+0.001))-1)*EXP(-[.J$3]*[.$A29]))" office:value-type="float" office:value="0.99999907479097" calcext:value-type="float">
            <text:p>0,99999907479097</text:p>
          </table:table-cell>
          <table:table-cell table:formula="of:=[.$P$2]/(1+(([.$P$2]/([.D$3]+0.001))-1)*EXP(-[.K$3]*[.$A29]))" office:value-type="float" office:value="0.99999999489602" calcext:value-type="float">
            <text:p>0,99999999489602</text:p>
          </table:table-cell>
          <table:table-cell table:formula="of:=[.$P$2]/(1+(([.$P$2]/([.E$3]+0.001))-1)*EXP(-[.L$3]*[.$A29]))" office:value-type="float" office:value="0.999999999998306" calcext:value-type="float">
            <text:p>0,999999999998306</text:p>
          </table:table-cell>
          <table:table-cell table:formula="of:=[.$P$2]/(1+(([.$P$2]/([.F$3]+0.001))-1)*EXP(-[.M$3]*[.$A29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29]+1" office:value-type="float" office:value="27" calcext:value-type="float">
            <text:p>27</text:p>
          </table:table-cell>
          <table:table-cell table:formula="of:=[.$P$2]/(1+(([.$P$2]/([.B$3]+0.001))-1)*EXP(-[.I$3]*[.$A30]))" office:value-type="float" office:value="0.999645073634354" calcext:value-type="float">
            <text:p>0,999645073634354</text:p>
          </table:table-cell>
          <table:table-cell table:formula="of:=[.$P$2]/(1+(([.$P$2]/([.C$3]+0.001))-1)*EXP(-[.J$3]*[.$A30]))" office:value-type="float" office:value="0.999999584276573" calcext:value-type="float">
            <text:p>0,999999584276573</text:p>
          </table:table-cell>
          <table:table-cell table:formula="of:=[.$P$2]/(1+(([.$P$2]/([.D$3]+0.001))-1)*EXP(-[.K$3]*[.$A30]))" office:value-type="float" office:value="0.999999998122351" calcext:value-type="float">
            <text:p>0,999999998122351</text:p>
          </table:table-cell>
          <table:table-cell table:formula="of:=[.$P$2]/(1+(([.$P$2]/([.E$3]+0.001))-1)*EXP(-[.L$3]*[.$A30]))" office:value-type="float" office:value="0.999999999999377" calcext:value-type="float">
            <text:p>0,999999999999377</text:p>
          </table:table-cell>
          <table:table-cell table:formula="of:=[.$P$2]/(1+(([.$P$2]/([.F$3]+0.001))-1)*EXP(-[.M$3]*[.$A30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30]+1" office:value-type="float" office:value="28" calcext:value-type="float">
            <text:p>28</text:p>
          </table:table-cell>
          <table:table-cell table:formula="of:=[.$P$2]/(1+(([.$P$2]/([.B$3]+0.001))-1)*EXP(-[.I$3]*[.$A31]))" office:value-type="float" office:value="0.999795194548761" calcext:value-type="float">
            <text:p>0,999795194548761</text:p>
          </table:table-cell>
          <table:table-cell table:formula="of:=[.$P$2]/(1+(([.$P$2]/([.C$3]+0.001))-1)*EXP(-[.J$3]*[.$A31]))" office:value-type="float" office:value="0.99999981320338" calcext:value-type="float">
            <text:p>0,99999981320338</text:p>
          </table:table-cell>
          <table:table-cell table:formula="of:=[.$P$2]/(1+(([.$P$2]/([.D$3]+0.001))-1)*EXP(-[.K$3]*[.$A31]))" office:value-type="float" office:value="0.999999999309251" calcext:value-type="float">
            <text:p>0,999999999309251</text:p>
          </table:table-cell>
          <table:table-cell table:formula="of:=[.$P$2]/(1+(([.$P$2]/([.E$3]+0.001))-1)*EXP(-[.L$3]*[.$A31]))" office:value-type="float" office:value="0.999999999999771" calcext:value-type="float">
            <text:p>0,999999999999771</text:p>
          </table:table-cell>
          <table:table-cell table:formula="of:=[.$P$2]/(1+(([.$P$2]/([.F$3]+0.001))-1)*EXP(-[.M$3]*[.$A31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31]+1" office:value-type="float" office:value="29" calcext:value-type="float">
            <text:p>29</text:p>
          </table:table-cell>
          <table:table-cell table:formula="of:=[.$P$2]/(1+(([.$P$2]/([.B$3]+0.001))-1)*EXP(-[.I$3]*[.$A32]))" office:value-type="float" office:value="0.999881827294907" calcext:value-type="float">
            <text:p>0,999881827294907</text:p>
          </table:table-cell>
          <table:table-cell table:formula="of:=[.$P$2]/(1+(([.$P$2]/([.C$3]+0.001))-1)*EXP(-[.J$3]*[.$A32]))" office:value-type="float" office:value="0.99999991606686" calcext:value-type="float">
            <text:p>0,99999991606686</text:p>
          </table:table-cell>
          <table:table-cell table:formula="of:=[.$P$2]/(1+(([.$P$2]/([.D$3]+0.001))-1)*EXP(-[.K$3]*[.$A32]))" office:value-type="float" office:value="0.999999999745888" calcext:value-type="float">
            <text:p>0,999999999745888</text:p>
          </table:table-cell>
          <table:table-cell table:formula="of:=[.$P$2]/(1+(([.$P$2]/([.E$3]+0.001))-1)*EXP(-[.L$3]*[.$A32]))" office:value-type="float" office:value="0.999999999999916" calcext:value-type="float">
            <text:p>0,999999999999916</text:p>
          </table:table-cell>
          <table:table-cell table:formula="of:=[.$P$2]/(1+(([.$P$2]/([.F$3]+0.001))-1)*EXP(-[.M$3]*[.$A32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32]+1" office:value-type="float" office:value="30" calcext:value-type="float">
            <text:p>30</text:p>
          </table:table-cell>
          <table:table-cell table:formula="of:=[.$P$2]/(1+(([.$P$2]/([.B$3]+0.001))-1)*EXP(-[.I$3]*[.$A33]))" office:value-type="float" office:value="0.999931816871526" calcext:value-type="float">
            <text:p>0,999931816871526</text:p>
          </table:table-cell>
          <table:table-cell table:formula="of:=[.$P$2]/(1+(([.$P$2]/([.C$3]+0.001))-1)*EXP(-[.J$3]*[.$A33]))" office:value-type="float" office:value="0.999999962286407" calcext:value-type="float">
            <text:p>0,999999962286407</text:p>
          </table:table-cell>
          <table:table-cell table:formula="of:=[.$P$2]/(1+(([.$P$2]/([.D$3]+0.001))-1)*EXP(-[.K$3]*[.$A33]))" office:value-type="float" office:value="0.999999999906517" calcext:value-type="float">
            <text:p>0,999999999906517</text:p>
          </table:table-cell>
          <table:table-cell table:formula="of:=[.$P$2]/(1+(([.$P$2]/([.E$3]+0.001))-1)*EXP(-[.L$3]*[.$A33]))" office:value-type="float" office:value="0.999999999999969" calcext:value-type="float">
            <text:p>0,999999999999969</text:p>
          </table:table-cell>
          <table:table-cell table:formula="of:=[.$P$2]/(1+(([.$P$2]/([.F$3]+0.001))-1)*EXP(-[.M$3]*[.$A33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33]+1" office:value-type="float" office:value="31" calcext:value-type="float">
            <text:p>31</text:p>
          </table:table-cell>
          <table:table-cell table:formula="of:=[.$P$2]/(1+(([.$P$2]/([.B$3]+0.001))-1)*EXP(-[.I$3]*[.$A34]))" office:value-type="float" office:value="0.999960660622216" calcext:value-type="float">
            <text:p>0,999960660622216</text:p>
          </table:table-cell>
          <table:table-cell table:formula="of:=[.$P$2]/(1+(([.$P$2]/([.C$3]+0.001))-1)*EXP(-[.J$3]*[.$A34]))" office:value-type="float" office:value="0.99999998305419" calcext:value-type="float">
            <text:p>0,99999998305419</text:p>
          </table:table-cell>
          <table:table-cell table:formula="of:=[.$P$2]/(1+(([.$P$2]/([.D$3]+0.001))-1)*EXP(-[.K$3]*[.$A34]))" office:value-type="float" office:value="0.99999999996561" calcext:value-type="float">
            <text:p>0,99999999996561</text:p>
          </table:table-cell>
          <table:table-cell table:formula="of:=[.$P$2]/(1+(([.$P$2]/([.E$3]+0.001))-1)*EXP(-[.L$3]*[.$A34]))" office:value-type="float" office:value="0.999999999999989" calcext:value-type="float">
            <text:p>0,999999999999989</text:p>
          </table:table-cell>
          <table:table-cell table:formula="of:=[.$P$2]/(1+(([.$P$2]/([.F$3]+0.001))-1)*EXP(-[.M$3]*[.$A34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34]+1" office:value-type="float" office:value="32" calcext:value-type="float">
            <text:p>32</text:p>
          </table:table-cell>
          <table:table-cell table:formula="of:=[.$P$2]/(1+(([.$P$2]/([.B$3]+0.001))-1)*EXP(-[.I$3]*[.$A35]))" office:value-type="float" office:value="0.999977302775708" calcext:value-type="float">
            <text:p>0,999977302775708</text:p>
          </table:table-cell>
          <table:table-cell table:formula="of:=[.$P$2]/(1+(([.$P$2]/([.C$3]+0.001))-1)*EXP(-[.J$3]*[.$A35]))" office:value-type="float" office:value="0.999999992385757" calcext:value-type="float">
            <text:p>0,999999992385757</text:p>
          </table:table-cell>
          <table:table-cell table:formula="of:=[.$P$2]/(1+(([.$P$2]/([.D$3]+0.001))-1)*EXP(-[.K$3]*[.$A35]))" office:value-type="float" office:value="0.999999999987348" calcext:value-type="float">
            <text:p>0,999999999987348</text:p>
          </table:table-cell>
          <table:table-cell table:formula="of:=[.$P$2]/(1+(([.$P$2]/([.E$3]+0.001))-1)*EXP(-[.L$3]*[.$A35]))" office:value-type="float" office:value="0.999999999999996" calcext:value-type="float">
            <text:p>0,999999999999996</text:p>
          </table:table-cell>
          <table:table-cell table:formula="of:=[.$P$2]/(1+(([.$P$2]/([.F$3]+0.001))-1)*EXP(-[.M$3]*[.$A35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35]+1" office:value-type="float" office:value="33" calcext:value-type="float">
            <text:p>33</text:p>
          </table:table-cell>
          <table:table-cell table:formula="of:=[.$P$2]/(1+(([.$P$2]/([.B$3]+0.001))-1)*EXP(-[.I$3]*[.$A36]))" office:value-type="float" office:value="0.999986904715007" calcext:value-type="float">
            <text:p>0,999986904715007</text:p>
          </table:table-cell>
          <table:table-cell table:formula="of:=[.$P$2]/(1+(([.$P$2]/([.C$3]+0.001))-1)*EXP(-[.J$3]*[.$A36]))" office:value-type="float" office:value="0.9999999965787" calcext:value-type="float">
            <text:p>0,9999999965787</text:p>
          </table:table-cell>
          <table:table-cell table:formula="of:=[.$P$2]/(1+(([.$P$2]/([.D$3]+0.001))-1)*EXP(-[.K$3]*[.$A36]))" office:value-type="float" office:value="0.999999999995346" calcext:value-type="float">
            <text:p>0,999999999995346</text:p>
          </table:table-cell>
          <table:table-cell table:formula="of:=[.$P$2]/(1+(([.$P$2]/([.E$3]+0.001))-1)*EXP(-[.L$3]*[.$A36]))" office:value-type="float" office:value="0.999999999999998" calcext:value-type="float">
            <text:p>0,999999999999998</text:p>
          </table:table-cell>
          <table:table-cell table:formula="of:=[.$P$2]/(1+(([.$P$2]/([.F$3]+0.001))-1)*EXP(-[.M$3]*[.$A36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36]+1" office:value-type="float" office:value="34" calcext:value-type="float">
            <text:p>34</text:p>
          </table:table-cell>
          <table:table-cell table:formula="of:=[.$P$2]/(1+(([.$P$2]/([.B$3]+0.001))-1)*EXP(-[.I$3]*[.$A37]))" office:value-type="float" office:value="0.99999244463595" calcext:value-type="float">
            <text:p>0,99999244463595</text:p>
          </table:table-cell>
          <table:table-cell table:formula="of:=[.$P$2]/(1+(([.$P$2]/([.C$3]+0.001))-1)*EXP(-[.J$3]*[.$A37]))" office:value-type="float" office:value="0.999999998462711" calcext:value-type="float">
            <text:p>0,999999998462711</text:p>
          </table:table-cell>
          <table:table-cell table:formula="of:=[.$P$2]/(1+(([.$P$2]/([.D$3]+0.001))-1)*EXP(-[.K$3]*[.$A37]))" office:value-type="float" office:value="0.999999999998288" calcext:value-type="float">
            <text:p>0,999999999998288</text:p>
          </table:table-cell>
          <table:table-cell table:formula="of:=[.$P$2]/(1+(([.$P$2]/([.E$3]+0.001))-1)*EXP(-[.L$3]*[.$A37]))" office:value-type="float" office:value="1" calcext:value-type="float">
            <text:p>1</text:p>
          </table:table-cell>
          <table:table-cell table:formula="of:=[.$P$2]/(1+(([.$P$2]/([.F$3]+0.001))-1)*EXP(-[.M$3]*[.$A37]))" office:value-type="float" office:value="1.001" calcext:value-type="float">
            <text:p>1,001</text:p>
          </table:table-cell>
          <table:table-cell/>
          <table:table-cell office:value-type="string" calcext:value-type="string">
            <text:p>100 it</text:p>
          </table:table-cell>
          <table:table-cell office:value-type="float" office:value="0.05" calcext:value-type="float">
            <text:p>0,05</text:p>
          </table:table-cell>
          <table:table-cell office:value-type="float" office:value="0.075" calcext:value-type="float">
            <text:p>0,075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37]+1" office:value-type="float" office:value="35" calcext:value-type="float">
            <text:p>35</text:p>
          </table:table-cell>
          <table:table-cell table:formula="of:=[.$P$2]/(1+(([.$P$2]/([.B$3]+0.001))-1)*EXP(-[.I$3]*[.$A38]))" office:value-type="float" office:value="0.999995640920211" calcext:value-type="float">
            <text:p>0,999995640920211</text:p>
          </table:table-cell>
          <table:table-cell table:formula="of:=[.$P$2]/(1+(([.$P$2]/([.C$3]+0.001))-1)*EXP(-[.J$3]*[.$A38]))" office:value-type="float" office:value="0.999999999309251" calcext:value-type="float">
            <text:p>0,999999999309251</text:p>
          </table:table-cell>
          <table:table-cell table:formula="of:=[.$P$2]/(1+(([.$P$2]/([.D$3]+0.001))-1)*EXP(-[.K$3]*[.$A38]))" office:value-type="float" office:value="0.99999999999937" calcext:value-type="float">
            <text:p>0,99999999999937</text:p>
          </table:table-cell>
          <table:table-cell table:formula="of:=[.$P$2]/(1+(([.$P$2]/([.E$3]+0.001))-1)*EXP(-[.L$3]*[.$A38]))" office:value-type="float" office:value="1" calcext:value-type="float">
            <text:p>1</text:p>
          </table:table-cell>
          <table:table-cell table:formula="of:=[.$P$2]/(1+(([.$P$2]/([.F$3]+0.001))-1)*EXP(-[.M$3]*[.$A38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38]+1" office:value-type="float" office:value="36" calcext:value-type="float">
            <text:p>36</text:p>
          </table:table-cell>
          <table:table-cell table:formula="of:=[.$P$2]/(1+(([.$P$2]/([.B$3]+0.001))-1)*EXP(-[.I$3]*[.$A39]))" office:value-type="float" office:value="0.999997485025104" calcext:value-type="float">
            <text:p>0,999997485025104</text:p>
          </table:table-cell>
          <table:table-cell table:formula="of:=[.$P$2]/(1+(([.$P$2]/([.C$3]+0.001))-1)*EXP(-[.J$3]*[.$A39]))" office:value-type="float" office:value="0.999999999689627" calcext:value-type="float">
            <text:p>0,999999999689627</text:p>
          </table:table-cell>
          <table:table-cell table:formula="of:=[.$P$2]/(1+(([.$P$2]/([.D$3]+0.001))-1)*EXP(-[.K$3]*[.$A39]))" office:value-type="float" office:value="0.999999999999768" calcext:value-type="float">
            <text:p>0,999999999999768</text:p>
          </table:table-cell>
          <table:table-cell table:formula="of:=[.$P$2]/(1+(([.$P$2]/([.E$3]+0.001))-1)*EXP(-[.L$3]*[.$A39]))" office:value-type="float" office:value="1" calcext:value-type="float">
            <text:p>1</text:p>
          </table:table-cell>
          <table:table-cell table:formula="of:=[.$P$2]/(1+(([.$P$2]/([.F$3]+0.001))-1)*EXP(-[.M$3]*[.$A39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39]+1" office:value-type="float" office:value="37" calcext:value-type="float">
            <text:p>37</text:p>
          </table:table-cell>
          <table:table-cell table:formula="of:=[.$P$2]/(1+(([.$P$2]/([.B$3]+0.001))-1)*EXP(-[.I$3]*[.$A40]))" office:value-type="float" office:value="0.999998548984167" calcext:value-type="float">
            <text:p>0,999998548984167</text:p>
          </table:table-cell>
          <table:table-cell table:formula="of:=[.$P$2]/(1+(([.$P$2]/([.C$3]+0.001))-1)*EXP(-[.J$3]*[.$A40]))" office:value-type="float" office:value="0.99999999986054" calcext:value-type="float">
            <text:p>0,99999999986054</text:p>
          </table:table-cell>
          <table:table-cell table:formula="of:=[.$P$2]/(1+(([.$P$2]/([.D$3]+0.001))-1)*EXP(-[.K$3]*[.$A40]))" office:value-type="float" office:value="0.999999999999915" calcext:value-type="float">
            <text:p>0,999999999999915</text:p>
          </table:table-cell>
          <table:table-cell table:formula="of:=[.$P$2]/(1+(([.$P$2]/([.E$3]+0.001))-1)*EXP(-[.L$3]*[.$A40]))" office:value-type="float" office:value="1" calcext:value-type="float">
            <text:p>1</text:p>
          </table:table-cell>
          <table:table-cell table:formula="of:=[.$P$2]/(1+(([.$P$2]/([.F$3]+0.001))-1)*EXP(-[.M$3]*[.$A40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40]+1" office:value-type="float" office:value="38" calcext:value-type="float">
            <text:p>38</text:p>
          </table:table-cell>
          <table:table-cell table:formula="of:=[.$P$2]/(1+(([.$P$2]/([.B$3]+0.001))-1)*EXP(-[.I$3]*[.$A41]))" office:value-type="float" office:value="0.999999162836176" calcext:value-type="float">
            <text:p>0,999999162836176</text:p>
          </table:table-cell>
          <table:table-cell table:formula="of:=[.$P$2]/(1+(([.$P$2]/([.C$3]+0.001))-1)*EXP(-[.J$3]*[.$A41]))" office:value-type="float" office:value="0.999999999937337" calcext:value-type="float">
            <text:p>0,999999999937337</text:p>
          </table:table-cell>
          <table:table-cell table:formula="of:=[.$P$2]/(1+(([.$P$2]/([.D$3]+0.001))-1)*EXP(-[.K$3]*[.$A41]))" office:value-type="float" office:value="0.999999999999969" calcext:value-type="float">
            <text:p>0,999999999999969</text:p>
          </table:table-cell>
          <table:table-cell table:formula="of:=[.$P$2]/(1+(([.$P$2]/([.E$3]+0.001))-1)*EXP(-[.L$3]*[.$A41]))" office:value-type="float" office:value="1" calcext:value-type="float">
            <text:p>1</text:p>
          </table:table-cell>
          <table:table-cell table:formula="of:=[.$P$2]/(1+(([.$P$2]/([.F$3]+0.001))-1)*EXP(-[.M$3]*[.$A41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41]+1" office:value-type="float" office:value="39" calcext:value-type="float">
            <text:p>39</text:p>
          </table:table-cell>
          <table:table-cell table:formula="of:=[.$P$2]/(1+(([.$P$2]/([.B$3]+0.001))-1)*EXP(-[.I$3]*[.$A42]))" office:value-type="float" office:value="0.99999951699832" calcext:value-type="float">
            <text:p>0,99999951699832</text:p>
          </table:table-cell>
          <table:table-cell table:formula="of:=[.$P$2]/(1+(([.$P$2]/([.C$3]+0.001))-1)*EXP(-[.J$3]*[.$A42]))" office:value-type="float" office:value="0.999999999971844" calcext:value-type="float">
            <text:p>0,999999999971844</text:p>
          </table:table-cell>
          <table:table-cell table:formula="of:=[.$P$2]/(1+(([.$P$2]/([.D$3]+0.001))-1)*EXP(-[.K$3]*[.$A42]))" office:value-type="float" office:value="0.999999999999988" calcext:value-type="float">
            <text:p>0,999999999999988</text:p>
          </table:table-cell>
          <table:table-cell table:formula="of:=[.$P$2]/(1+(([.$P$2]/([.E$3]+0.001))-1)*EXP(-[.L$3]*[.$A42]))" office:value-type="float" office:value="1" calcext:value-type="float">
            <text:p>1</text:p>
          </table:table-cell>
          <table:table-cell table:formula="of:=[.$P$2]/(1+(([.$P$2]/([.F$3]+0.001))-1)*EXP(-[.M$3]*[.$A42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42]+1" office:value-type="float" office:value="40" calcext:value-type="float">
            <text:p>40</text:p>
          </table:table-cell>
          <table:table-cell table:formula="of:=[.$P$2]/(1+(([.$P$2]/([.B$3]+0.001))-1)*EXP(-[.I$3]*[.$A43]))" office:value-type="float" office:value="0.999999721332215" calcext:value-type="float">
            <text:p>0,999999721332215</text:p>
          </table:table-cell>
          <table:table-cell table:formula="of:=[.$P$2]/(1+(([.$P$2]/([.C$3]+0.001))-1)*EXP(-[.J$3]*[.$A43]))" office:value-type="float" office:value="0.999999999987348" calcext:value-type="float">
            <text:p>0,999999999987348</text:p>
          </table:table-cell>
          <table:table-cell table:formula="of:=[.$P$2]/(1+(([.$P$2]/([.D$3]+0.001))-1)*EXP(-[.K$3]*[.$A43]))" office:value-type="float" office:value="0.999999999999996" calcext:value-type="float">
            <text:p>0,999999999999996</text:p>
          </table:table-cell>
          <table:table-cell table:formula="of:=[.$P$2]/(1+(([.$P$2]/([.E$3]+0.001))-1)*EXP(-[.L$3]*[.$A43]))" office:value-type="float" office:value="1" calcext:value-type="float">
            <text:p>1</text:p>
          </table:table-cell>
          <table:table-cell table:formula="of:=[.$P$2]/(1+(([.$P$2]/([.F$3]+0.001))-1)*EXP(-[.M$3]*[.$A43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43]+1" office:value-type="float" office:value="41" calcext:value-type="float">
            <text:p>41</text:p>
          </table:table-cell>
          <table:table-cell table:formula="of:=[.$P$2]/(1+(([.$P$2]/([.B$3]+0.001))-1)*EXP(-[.I$3]*[.$A44]))" office:value-type="float" office:value="0.999999839222656" calcext:value-type="float">
            <text:p>0,999999839222656</text:p>
          </table:table-cell>
          <table:table-cell table:formula="of:=[.$P$2]/(1+(([.$P$2]/([.C$3]+0.001))-1)*EXP(-[.J$3]*[.$A44]))" office:value-type="float" office:value="0.999999999994315" calcext:value-type="float">
            <text:p>0,999999999994315</text:p>
          </table:table-cell>
          <table:table-cell table:formula="of:=[.$P$2]/(1+(([.$P$2]/([.D$3]+0.001))-1)*EXP(-[.K$3]*[.$A44]))" office:value-type="float" office:value="0.999999999999998" calcext:value-type="float">
            <text:p>0,999999999999998</text:p>
          </table:table-cell>
          <table:table-cell table:formula="of:=[.$P$2]/(1+(([.$P$2]/([.E$3]+0.001))-1)*EXP(-[.L$3]*[.$A44]))" office:value-type="float" office:value="1" calcext:value-type="float">
            <text:p>1</text:p>
          </table:table-cell>
          <table:table-cell table:formula="of:=[.$P$2]/(1+(([.$P$2]/([.F$3]+0.001))-1)*EXP(-[.M$3]*[.$A44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44]+1" office:value-type="float" office:value="42" calcext:value-type="float">
            <text:p>42</text:p>
          </table:table-cell>
          <table:table-cell table:formula="of:=[.$P$2]/(1+(([.$P$2]/([.B$3]+0.001))-1)*EXP(-[.I$3]*[.$A45]))" office:value-type="float" office:value="0.999999907239535" calcext:value-type="float">
            <text:p>0,999999907239535</text:p>
          </table:table-cell>
          <table:table-cell table:formula="of:=[.$P$2]/(1+(([.$P$2]/([.C$3]+0.001))-1)*EXP(-[.J$3]*[.$A45]))" office:value-type="float" office:value="0.999999999997446" calcext:value-type="float">
            <text:p>0,999999999997446</text:p>
          </table:table-cell>
          <table:table-cell table:formula="of:=[.$P$2]/(1+(([.$P$2]/([.D$3]+0.001))-1)*EXP(-[.K$3]*[.$A45]))" office:value-type="float" office:value="1" calcext:value-type="float">
            <text:p>1</text:p>
          </table:table-cell>
          <table:table-cell table:formula="of:=[.$P$2]/(1+(([.$P$2]/([.E$3]+0.001))-1)*EXP(-[.L$3]*[.$A45]))" office:value-type="float" office:value="1" calcext:value-type="float">
            <text:p>1</text:p>
          </table:table-cell>
          <table:table-cell table:formula="of:=[.$P$2]/(1+(([.$P$2]/([.F$3]+0.001))-1)*EXP(-[.M$3]*[.$A45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45]+1" office:value-type="float" office:value="43" calcext:value-type="float">
            <text:p>43</text:p>
          </table:table-cell>
          <table:table-cell table:formula="of:=[.$P$2]/(1+(([.$P$2]/([.B$3]+0.001))-1)*EXP(-[.I$3]*[.$A46]))" office:value-type="float" office:value="0.999999946481865" calcext:value-type="float">
            <text:p>0,999999946481865</text:p>
          </table:table-cell>
          <table:table-cell table:formula="of:=[.$P$2]/(1+(([.$P$2]/([.C$3]+0.001))-1)*EXP(-[.J$3]*[.$A46]))" office:value-type="float" office:value="0.999999999998852" calcext:value-type="float">
            <text:p>0,999999999998852</text:p>
          </table:table-cell>
          <table:table-cell table:formula="of:=[.$P$2]/(1+(([.$P$2]/([.D$3]+0.001))-1)*EXP(-[.K$3]*[.$A46]))" office:value-type="float" office:value="1" calcext:value-type="float">
            <text:p>1</text:p>
          </table:table-cell>
          <table:table-cell table:formula="of:=[.$P$2]/(1+(([.$P$2]/([.E$3]+0.001))-1)*EXP(-[.L$3]*[.$A46]))" office:value-type="float" office:value="1" calcext:value-type="float">
            <text:p>1</text:p>
          </table:table-cell>
          <table:table-cell table:formula="of:=[.$P$2]/(1+(([.$P$2]/([.F$3]+0.001))-1)*EXP(-[.M$3]*[.$A46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46]+1" office:value-type="float" office:value="44" calcext:value-type="float">
            <text:p>44</text:p>
          </table:table-cell>
          <table:table-cell table:formula="of:=[.$P$2]/(1+(([.$P$2]/([.B$3]+0.001))-1)*EXP(-[.I$3]*[.$A47]))" office:value-type="float" office:value="0.999999969122722" calcext:value-type="float">
            <text:p>0,999999969122722</text:p>
          </table:table-cell>
          <table:table-cell table:formula="of:=[.$P$2]/(1+(([.$P$2]/([.C$3]+0.001))-1)*EXP(-[.J$3]*[.$A47]))" office:value-type="float" office:value="0.999999999999484" calcext:value-type="float">
            <text:p>0,999999999999484</text:p>
          </table:table-cell>
          <table:table-cell table:formula="of:=[.$P$2]/(1+(([.$P$2]/([.D$3]+0.001))-1)*EXP(-[.K$3]*[.$A47]))" office:value-type="float" office:value="1" calcext:value-type="float">
            <text:p>1</text:p>
          </table:table-cell>
          <table:table-cell table:formula="of:=[.$P$2]/(1+(([.$P$2]/([.E$3]+0.001))-1)*EXP(-[.L$3]*[.$A47]))" office:value-type="float" office:value="1" calcext:value-type="float">
            <text:p>1</text:p>
          </table:table-cell>
          <table:table-cell table:formula="of:=[.$P$2]/(1+(([.$P$2]/([.F$3]+0.001))-1)*EXP(-[.M$3]*[.$A47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47]+1" office:value-type="float" office:value="45" calcext:value-type="float">
            <text:p>45</text:p>
          </table:table-cell>
          <table:table-cell table:formula="of:=[.$P$2]/(1+(([.$P$2]/([.B$3]+0.001))-1)*EXP(-[.I$3]*[.$A48]))" office:value-type="float" office:value="0.99999998218536" calcext:value-type="float">
            <text:p>0,99999998218536</text:p>
          </table:table-cell>
          <table:table-cell table:formula="of:=[.$P$2]/(1+(([.$P$2]/([.C$3]+0.001))-1)*EXP(-[.J$3]*[.$A48]))" office:value-type="float" office:value="0.999999999999768" calcext:value-type="float">
            <text:p>0,999999999999768</text:p>
          </table:table-cell>
          <table:table-cell table:formula="of:=[.$P$2]/(1+(([.$P$2]/([.D$3]+0.001))-1)*EXP(-[.K$3]*[.$A48]))" office:value-type="float" office:value="1" calcext:value-type="float">
            <text:p>1</text:p>
          </table:table-cell>
          <table:table-cell table:formula="of:=[.$P$2]/(1+(([.$P$2]/([.E$3]+0.001))-1)*EXP(-[.L$3]*[.$A48]))" office:value-type="float" office:value="1" calcext:value-type="float">
            <text:p>1</text:p>
          </table:table-cell>
          <table:table-cell table:formula="of:=[.$P$2]/(1+(([.$P$2]/([.F$3]+0.001))-1)*EXP(-[.M$3]*[.$A48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48]+1" office:value-type="float" office:value="46" calcext:value-type="float">
            <text:p>46</text:p>
          </table:table-cell>
          <table:table-cell table:formula="of:=[.$P$2]/(1+(([.$P$2]/([.B$3]+0.001))-1)*EXP(-[.I$3]*[.$A49]))" office:value-type="float" office:value="0.999999989721847" calcext:value-type="float">
            <text:p>0,999999989721847</text:p>
          </table:table-cell>
          <table:table-cell table:formula="of:=[.$P$2]/(1+(([.$P$2]/([.C$3]+0.001))-1)*EXP(-[.J$3]*[.$A49]))" office:value-type="float" office:value="0.999999999999896" calcext:value-type="float">
            <text:p>0,999999999999896</text:p>
          </table:table-cell>
          <table:table-cell table:formula="of:=[.$P$2]/(1+(([.$P$2]/([.D$3]+0.001))-1)*EXP(-[.K$3]*[.$A49]))" office:value-type="float" office:value="1" calcext:value-type="float">
            <text:p>1</text:p>
          </table:table-cell>
          <table:table-cell table:formula="of:=[.$P$2]/(1+(([.$P$2]/([.E$3]+0.001))-1)*EXP(-[.L$3]*[.$A49]))" office:value-type="float" office:value="1" calcext:value-type="float">
            <text:p>1</text:p>
          </table:table-cell>
          <table:table-cell table:formula="of:=[.$P$2]/(1+(([.$P$2]/([.F$3]+0.001))-1)*EXP(-[.M$3]*[.$A49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49]+1" office:value-type="float" office:value="47" calcext:value-type="float">
            <text:p>47</text:p>
          </table:table-cell>
          <table:table-cell table:formula="of:=[.$P$2]/(1+(([.$P$2]/([.B$3]+0.001))-1)*EXP(-[.I$3]*[.$A50]))" office:value-type="float" office:value="0.999999994070021" calcext:value-type="float">
            <text:p>0,999999994070021</text:p>
          </table:table-cell>
          <table:table-cell table:formula="of:=[.$P$2]/(1+(([.$P$2]/([.C$3]+0.001))-1)*EXP(-[.J$3]*[.$A50]))" office:value-type="float" office:value="0.999999999999953" calcext:value-type="float">
            <text:p>0,999999999999953</text:p>
          </table:table-cell>
          <table:table-cell table:formula="of:=[.$P$2]/(1+(([.$P$2]/([.D$3]+0.001))-1)*EXP(-[.K$3]*[.$A50]))" office:value-type="float" office:value="1" calcext:value-type="float">
            <text:p>1</text:p>
          </table:table-cell>
          <table:table-cell table:formula="of:=[.$P$2]/(1+(([.$P$2]/([.E$3]+0.001))-1)*EXP(-[.L$3]*[.$A50]))" office:value-type="float" office:value="1" calcext:value-type="float">
            <text:p>1</text:p>
          </table:table-cell>
          <table:table-cell table:formula="of:=[.$P$2]/(1+(([.$P$2]/([.F$3]+0.001))-1)*EXP(-[.M$3]*[.$A50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50]+1" office:value-type="float" office:value="48" calcext:value-type="float">
            <text:p>48</text:p>
          </table:table-cell>
          <table:table-cell table:formula="of:=[.$P$2]/(1+(([.$P$2]/([.B$3]+0.001))-1)*EXP(-[.I$3]*[.$A51]))" office:value-type="float" office:value="0.9999999965787" calcext:value-type="float">
            <text:p>0,9999999965787</text:p>
          </table:table-cell>
          <table:table-cell table:formula="of:=[.$P$2]/(1+(([.$P$2]/([.C$3]+0.001))-1)*EXP(-[.J$3]*[.$A51]))" office:value-type="float" office:value="0.999999999999979" calcext:value-type="float">
            <text:p>0,999999999999979</text:p>
          </table:table-cell>
          <table:table-cell table:formula="of:=[.$P$2]/(1+(([.$P$2]/([.D$3]+0.001))-1)*EXP(-[.K$3]*[.$A51]))" office:value-type="float" office:value="1" calcext:value-type="float">
            <text:p>1</text:p>
          </table:table-cell>
          <table:table-cell table:formula="of:=[.$P$2]/(1+(([.$P$2]/([.E$3]+0.001))-1)*EXP(-[.L$3]*[.$A51]))" office:value-type="float" office:value="1" calcext:value-type="float">
            <text:p>1</text:p>
          </table:table-cell>
          <table:table-cell table:formula="of:=[.$P$2]/(1+(([.$P$2]/([.F$3]+0.001))-1)*EXP(-[.M$3]*[.$A51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51]+1" office:value-type="float" office:value="49" calcext:value-type="float">
            <text:p>49</text:p>
          </table:table-cell>
          <table:table-cell table:formula="of:=[.$P$2]/(1+(([.$P$2]/([.B$3]+0.001))-1)*EXP(-[.I$3]*[.$A52]))" office:value-type="float" office:value="0.999999998026082" calcext:value-type="float">
            <text:p>0,999999998026082</text:p>
          </table:table-cell>
          <table:table-cell table:formula="of:=[.$P$2]/(1+(([.$P$2]/([.C$3]+0.001))-1)*EXP(-[.J$3]*[.$A52]))" office:value-type="float" office:value="0.99999999999999" calcext:value-type="float">
            <text:p>0,99999999999999</text:p>
          </table:table-cell>
          <table:table-cell table:formula="of:=[.$P$2]/(1+(([.$P$2]/([.D$3]+0.001))-1)*EXP(-[.K$3]*[.$A52]))" office:value-type="float" office:value="1" calcext:value-type="float">
            <text:p>1</text:p>
          </table:table-cell>
          <table:table-cell table:formula="of:=[.$P$2]/(1+(([.$P$2]/([.E$3]+0.001))-1)*EXP(-[.L$3]*[.$A52]))" office:value-type="float" office:value="1" calcext:value-type="float">
            <text:p>1</text:p>
          </table:table-cell>
          <table:table-cell table:formula="of:=[.$P$2]/(1+(([.$P$2]/([.F$3]+0.001))-1)*EXP(-[.M$3]*[.$A52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52]+1" office:value-type="float" office:value="50" calcext:value-type="float">
            <text:p>50</text:p>
          </table:table-cell>
          <table:table-cell table:formula="of:=[.$P$2]/(1+(([.$P$2]/([.B$3]+0.001))-1)*EXP(-[.I$3]*[.$A53]))" office:value-type="float" office:value="0.999999998861148" calcext:value-type="float">
            <text:p>0,999999998861148</text:p>
          </table:table-cell>
          <table:table-cell table:formula="of:=[.$P$2]/(1+(([.$P$2]/([.C$3]+0.001))-1)*EXP(-[.J$3]*[.$A53]))" office:value-type="float" office:value="0.999999999999996" calcext:value-type="float">
            <text:p>0,999999999999996</text:p>
          </table:table-cell>
          <table:table-cell table:formula="of:=[.$P$2]/(1+(([.$P$2]/([.D$3]+0.001))-1)*EXP(-[.K$3]*[.$A53]))" office:value-type="float" office:value="1" calcext:value-type="float">
            <text:p>1</text:p>
          </table:table-cell>
          <table:table-cell table:formula="of:=[.$P$2]/(1+(([.$P$2]/([.E$3]+0.001))-1)*EXP(-[.L$3]*[.$A53]))" office:value-type="float" office:value="1" calcext:value-type="float">
            <text:p>1</text:p>
          </table:table-cell>
          <table:table-cell table:formula="of:=[.$P$2]/(1+(([.$P$2]/([.F$3]+0.001))-1)*EXP(-[.M$3]*[.$A53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53]+1" office:value-type="float" office:value="51" calcext:value-type="float">
            <text:p>51</text:p>
          </table:table-cell>
          <table:table-cell table:formula="of:=[.$P$2]/(1+(([.$P$2]/([.B$3]+0.001))-1)*EXP(-[.I$3]*[.$A54]))" office:value-type="float" office:value="0.999999999342939" calcext:value-type="float">
            <text:p>0,999999999342939</text:p>
          </table:table-cell>
          <table:table-cell table:formula="of:=[.$P$2]/(1+(([.$P$2]/([.C$3]+0.001))-1)*EXP(-[.J$3]*[.$A54]))" office:value-type="float" office:value="0.999999999999998" calcext:value-type="float">
            <text:p>0,999999999999998</text:p>
          </table:table-cell>
          <table:table-cell table:formula="of:=[.$P$2]/(1+(([.$P$2]/([.D$3]+0.001))-1)*EXP(-[.K$3]*[.$A54]))" office:value-type="float" office:value="1" calcext:value-type="float">
            <text:p>1</text:p>
          </table:table-cell>
          <table:table-cell table:formula="of:=[.$P$2]/(1+(([.$P$2]/([.E$3]+0.001))-1)*EXP(-[.L$3]*[.$A54]))" office:value-type="float" office:value="1" calcext:value-type="float">
            <text:p>1</text:p>
          </table:table-cell>
          <table:table-cell table:formula="of:=[.$P$2]/(1+(([.$P$2]/([.F$3]+0.001))-1)*EXP(-[.M$3]*[.$A54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54]+1" office:value-type="float" office:value="52" calcext:value-type="float">
            <text:p>52</text:p>
          </table:table-cell>
          <table:table-cell table:formula="of:=[.$P$2]/(1+(([.$P$2]/([.B$3]+0.001))-1)*EXP(-[.I$3]*[.$A55]))" office:value-type="float" office:value="0.999999999620909" calcext:value-type="float">
            <text:p>0,999999999620909</text:p>
          </table:table-cell>
          <table:table-cell table:formula="of:=[.$P$2]/(1+(([.$P$2]/([.C$3]+0.001))-1)*EXP(-[.J$3]*[.$A55]))" office:value-type="float" office:value="0.999999999999999" calcext:value-type="float">
            <text:p>0,999999999999999</text:p>
          </table:table-cell>
          <table:table-cell table:formula="of:=[.$P$2]/(1+(([.$P$2]/([.D$3]+0.001))-1)*EXP(-[.K$3]*[.$A55]))" office:value-type="float" office:value="1" calcext:value-type="float">
            <text:p>1</text:p>
          </table:table-cell>
          <table:table-cell table:formula="of:=[.$P$2]/(1+(([.$P$2]/([.E$3]+0.001))-1)*EXP(-[.L$3]*[.$A55]))" office:value-type="float" office:value="1" calcext:value-type="float">
            <text:p>1</text:p>
          </table:table-cell>
          <table:table-cell table:formula="of:=[.$P$2]/(1+(([.$P$2]/([.F$3]+0.001))-1)*EXP(-[.M$3]*[.$A55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55]+1" office:value-type="float" office:value="53" calcext:value-type="float">
            <text:p>53</text:p>
          </table:table-cell>
          <table:table-cell table:formula="of:=[.$P$2]/(1+(([.$P$2]/([.B$3]+0.001))-1)*EXP(-[.I$3]*[.$A56]))" office:value-type="float" office:value="0.999999999781284" calcext:value-type="float">
            <text:p>0,999999999781284</text:p>
          </table:table-cell>
          <table:table-cell table:formula="of:=[.$P$2]/(1+(([.$P$2]/([.C$3]+0.001))-1)*EXP(-[.J$3]*[.$A56]))" office:value-type="float" office:value="1" calcext:value-type="float">
            <text:p>1</text:p>
          </table:table-cell>
          <table:table-cell table:formula="of:=[.$P$2]/(1+(([.$P$2]/([.D$3]+0.001))-1)*EXP(-[.K$3]*[.$A56]))" office:value-type="float" office:value="1" calcext:value-type="float">
            <text:p>1</text:p>
          </table:table-cell>
          <table:table-cell table:formula="of:=[.$P$2]/(1+(([.$P$2]/([.E$3]+0.001))-1)*EXP(-[.L$3]*[.$A56]))" office:value-type="float" office:value="1" calcext:value-type="float">
            <text:p>1</text:p>
          </table:table-cell>
          <table:table-cell table:formula="of:=[.$P$2]/(1+(([.$P$2]/([.F$3]+0.001))-1)*EXP(-[.M$3]*[.$A56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56]+1" office:value-type="float" office:value="54" calcext:value-type="float">
            <text:p>54</text:p>
          </table:table-cell>
          <table:table-cell table:formula="of:=[.$P$2]/(1+(([.$P$2]/([.B$3]+0.001))-1)*EXP(-[.I$3]*[.$A57]))" office:value-type="float" office:value="0.999999999873812" calcext:value-type="float">
            <text:p>0,999999999873812</text:p>
          </table:table-cell>
          <table:table-cell table:formula="of:=[.$P$2]/(1+(([.$P$2]/([.C$3]+0.001))-1)*EXP(-[.J$3]*[.$A57]))" office:value-type="float" office:value="1" calcext:value-type="float">
            <text:p>1</text:p>
          </table:table-cell>
          <table:table-cell table:formula="of:=[.$P$2]/(1+(([.$P$2]/([.D$3]+0.001))-1)*EXP(-[.K$3]*[.$A57]))" office:value-type="float" office:value="1" calcext:value-type="float">
            <text:p>1</text:p>
          </table:table-cell>
          <table:table-cell table:formula="of:=[.$P$2]/(1+(([.$P$2]/([.E$3]+0.001))-1)*EXP(-[.L$3]*[.$A57]))" office:value-type="float" office:value="1" calcext:value-type="float">
            <text:p>1</text:p>
          </table:table-cell>
          <table:table-cell table:formula="of:=[.$P$2]/(1+(([.$P$2]/([.F$3]+0.001))-1)*EXP(-[.M$3]*[.$A57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57]+1" office:value-type="float" office:value="55" calcext:value-type="float">
            <text:p>55</text:p>
          </table:table-cell>
          <table:table-cell table:formula="of:=[.$P$2]/(1+(([.$P$2]/([.B$3]+0.001))-1)*EXP(-[.I$3]*[.$A58]))" office:value-type="float" office:value="0.999999999927196" calcext:value-type="float">
            <text:p>0,999999999927196</text:p>
          </table:table-cell>
          <table:table-cell table:formula="of:=[.$P$2]/(1+(([.$P$2]/([.C$3]+0.001))-1)*EXP(-[.J$3]*[.$A58]))" office:value-type="float" office:value="1" calcext:value-type="float">
            <text:p>1</text:p>
          </table:table-cell>
          <table:table-cell table:formula="of:=[.$P$2]/(1+(([.$P$2]/([.D$3]+0.001))-1)*EXP(-[.K$3]*[.$A58]))" office:value-type="float" office:value="1" calcext:value-type="float">
            <text:p>1</text:p>
          </table:table-cell>
          <table:table-cell table:formula="of:=[.$P$2]/(1+(([.$P$2]/([.E$3]+0.001))-1)*EXP(-[.L$3]*[.$A58]))" office:value-type="float" office:value="1" calcext:value-type="float">
            <text:p>1</text:p>
          </table:table-cell>
          <table:table-cell table:formula="of:=[.$P$2]/(1+(([.$P$2]/([.F$3]+0.001))-1)*EXP(-[.M$3]*[.$A58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58]+1" office:value-type="float" office:value="56" calcext:value-type="float">
            <text:p>56</text:p>
          </table:table-cell>
          <table:table-cell table:formula="of:=[.$P$2]/(1+(([.$P$2]/([.B$3]+0.001))-1)*EXP(-[.I$3]*[.$A59]))" office:value-type="float" office:value="0.999999999957996" calcext:value-type="float">
            <text:p>0,999999999957996</text:p>
          </table:table-cell>
          <table:table-cell table:formula="of:=[.$P$2]/(1+(([.$P$2]/([.C$3]+0.001))-1)*EXP(-[.J$3]*[.$A59]))" office:value-type="float" office:value="1" calcext:value-type="float">
            <text:p>1</text:p>
          </table:table-cell>
          <table:table-cell table:formula="of:=[.$P$2]/(1+(([.$P$2]/([.D$3]+0.001))-1)*EXP(-[.K$3]*[.$A59]))" office:value-type="float" office:value="1" calcext:value-type="float">
            <text:p>1</text:p>
          </table:table-cell>
          <table:table-cell table:formula="of:=[.$P$2]/(1+(([.$P$2]/([.E$3]+0.001))-1)*EXP(-[.L$3]*[.$A59]))" office:value-type="float" office:value="1" calcext:value-type="float">
            <text:p>1</text:p>
          </table:table-cell>
          <table:table-cell table:formula="of:=[.$P$2]/(1+(([.$P$2]/([.F$3]+0.001))-1)*EXP(-[.M$3]*[.$A59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59]+1" office:value-type="float" office:value="57" calcext:value-type="float">
            <text:p>57</text:p>
          </table:table-cell>
          <table:table-cell table:formula="of:=[.$P$2]/(1+(([.$P$2]/([.B$3]+0.001))-1)*EXP(-[.I$3]*[.$A60]))" office:value-type="float" office:value="0.999999999975766" calcext:value-type="float">
            <text:p>0,999999999975766</text:p>
          </table:table-cell>
          <table:table-cell table:formula="of:=[.$P$2]/(1+(([.$P$2]/([.C$3]+0.001))-1)*EXP(-[.J$3]*[.$A60]))" office:value-type="float" office:value="1" calcext:value-type="float">
            <text:p>1</text:p>
          </table:table-cell>
          <table:table-cell table:formula="of:=[.$P$2]/(1+(([.$P$2]/([.D$3]+0.001))-1)*EXP(-[.K$3]*[.$A60]))" office:value-type="float" office:value="1" calcext:value-type="float">
            <text:p>1</text:p>
          </table:table-cell>
          <table:table-cell table:formula="of:=[.$P$2]/(1+(([.$P$2]/([.E$3]+0.001))-1)*EXP(-[.L$3]*[.$A60]))" office:value-type="float" office:value="1" calcext:value-type="float">
            <text:p>1</text:p>
          </table:table-cell>
          <table:table-cell table:formula="of:=[.$P$2]/(1+(([.$P$2]/([.F$3]+0.001))-1)*EXP(-[.M$3]*[.$A60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60]+1" office:value-type="float" office:value="58" calcext:value-type="float">
            <text:p>58</text:p>
          </table:table-cell>
          <table:table-cell table:formula="of:=[.$P$2]/(1+(([.$P$2]/([.B$3]+0.001))-1)*EXP(-[.I$3]*[.$A61]))" office:value-type="float" office:value="0.999999999986018" calcext:value-type="float">
            <text:p>0,999999999986018</text:p>
          </table:table-cell>
          <table:table-cell table:formula="of:=[.$P$2]/(1+(([.$P$2]/([.C$3]+0.001))-1)*EXP(-[.J$3]*[.$A61]))" office:value-type="float" office:value="1" calcext:value-type="float">
            <text:p>1</text:p>
          </table:table-cell>
          <table:table-cell table:formula="of:=[.$P$2]/(1+(([.$P$2]/([.D$3]+0.001))-1)*EXP(-[.K$3]*[.$A61]))" office:value-type="float" office:value="1" calcext:value-type="float">
            <text:p>1</text:p>
          </table:table-cell>
          <table:table-cell table:formula="of:=[.$P$2]/(1+(([.$P$2]/([.E$3]+0.001))-1)*EXP(-[.L$3]*[.$A61]))" office:value-type="float" office:value="1" calcext:value-type="float">
            <text:p>1</text:p>
          </table:table-cell>
          <table:table-cell table:formula="of:=[.$P$2]/(1+(([.$P$2]/([.F$3]+0.001))-1)*EXP(-[.M$3]*[.$A61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61]+1" office:value-type="float" office:value="59" calcext:value-type="float">
            <text:p>59</text:p>
          </table:table-cell>
          <table:table-cell table:formula="of:=[.$P$2]/(1+(([.$P$2]/([.B$3]+0.001))-1)*EXP(-[.I$3]*[.$A62]))" office:value-type="float" office:value="0.999999999991933" calcext:value-type="float">
            <text:p>0,999999999991933</text:p>
          </table:table-cell>
          <table:table-cell table:formula="of:=[.$P$2]/(1+(([.$P$2]/([.C$3]+0.001))-1)*EXP(-[.J$3]*[.$A62]))" office:value-type="float" office:value="1" calcext:value-type="float">
            <text:p>1</text:p>
          </table:table-cell>
          <table:table-cell table:formula="of:=[.$P$2]/(1+(([.$P$2]/([.D$3]+0.001))-1)*EXP(-[.K$3]*[.$A62]))" office:value-type="float" office:value="1" calcext:value-type="float">
            <text:p>1</text:p>
          </table:table-cell>
          <table:table-cell table:formula="of:=[.$P$2]/(1+(([.$P$2]/([.E$3]+0.001))-1)*EXP(-[.L$3]*[.$A62]))" office:value-type="float" office:value="1" calcext:value-type="float">
            <text:p>1</text:p>
          </table:table-cell>
          <table:table-cell table:formula="of:=[.$P$2]/(1+(([.$P$2]/([.F$3]+0.001))-1)*EXP(-[.M$3]*[.$A62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62]+1" office:value-type="float" office:value="60" calcext:value-type="float">
            <text:p>60</text:p>
          </table:table-cell>
          <table:table-cell table:formula="of:=[.$P$2]/(1+(([.$P$2]/([.B$3]+0.001))-1)*EXP(-[.I$3]*[.$A63]))" office:value-type="float" office:value="0.999999999995346" calcext:value-type="float">
            <text:p>0,999999999995346</text:p>
          </table:table-cell>
          <table:table-cell table:formula="of:=[.$P$2]/(1+(([.$P$2]/([.C$3]+0.001))-1)*EXP(-[.J$3]*[.$A63]))" office:value-type="float" office:value="1" calcext:value-type="float">
            <text:p>1</text:p>
          </table:table-cell>
          <table:table-cell table:formula="of:=[.$P$2]/(1+(([.$P$2]/([.D$3]+0.001))-1)*EXP(-[.K$3]*[.$A63]))" office:value-type="float" office:value="1" calcext:value-type="float">
            <text:p>1</text:p>
          </table:table-cell>
          <table:table-cell table:formula="of:=[.$P$2]/(1+(([.$P$2]/([.E$3]+0.001))-1)*EXP(-[.L$3]*[.$A63]))" office:value-type="float" office:value="1" calcext:value-type="float">
            <text:p>1</text:p>
          </table:table-cell>
          <table:table-cell table:formula="of:=[.$P$2]/(1+(([.$P$2]/([.F$3]+0.001))-1)*EXP(-[.M$3]*[.$A63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63]+1" office:value-type="float" office:value="61" calcext:value-type="float">
            <text:p>61</text:p>
          </table:table-cell>
          <table:table-cell table:formula="of:=[.$P$2]/(1+(([.$P$2]/([.B$3]+0.001))-1)*EXP(-[.I$3]*[.$A64]))" office:value-type="float" office:value="0.999999999997315" calcext:value-type="float">
            <text:p>0,999999999997315</text:p>
          </table:table-cell>
          <table:table-cell table:formula="of:=[.$P$2]/(1+(([.$P$2]/([.C$3]+0.001))-1)*EXP(-[.J$3]*[.$A64]))" office:value-type="float" office:value="1" calcext:value-type="float">
            <text:p>1</text:p>
          </table:table-cell>
          <table:table-cell table:formula="of:=[.$P$2]/(1+(([.$P$2]/([.D$3]+0.001))-1)*EXP(-[.K$3]*[.$A64]))" office:value-type="float" office:value="1" calcext:value-type="float">
            <text:p>1</text:p>
          </table:table-cell>
          <table:table-cell table:formula="of:=[.$P$2]/(1+(([.$P$2]/([.E$3]+0.001))-1)*EXP(-[.L$3]*[.$A64]))" office:value-type="float" office:value="1" calcext:value-type="float">
            <text:p>1</text:p>
          </table:table-cell>
          <table:table-cell table:formula="of:=[.$P$2]/(1+(([.$P$2]/([.F$3]+0.001))-1)*EXP(-[.M$3]*[.$A64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64]+1" office:value-type="float" office:value="62" calcext:value-type="float">
            <text:p>62</text:p>
          </table:table-cell>
          <table:table-cell table:formula="of:=[.$P$2]/(1+(([.$P$2]/([.B$3]+0.001))-1)*EXP(-[.I$3]*[.$A65]))" office:value-type="float" office:value="0.999999999998451" calcext:value-type="float">
            <text:p>0,999999999998451</text:p>
          </table:table-cell>
          <table:table-cell table:formula="of:=[.$P$2]/(1+(([.$P$2]/([.C$3]+0.001))-1)*EXP(-[.J$3]*[.$A65]))" office:value-type="float" office:value="1" calcext:value-type="float">
            <text:p>1</text:p>
          </table:table-cell>
          <table:table-cell table:formula="of:=[.$P$2]/(1+(([.$P$2]/([.D$3]+0.001))-1)*EXP(-[.K$3]*[.$A65]))" office:value-type="float" office:value="1" calcext:value-type="float">
            <text:p>1</text:p>
          </table:table-cell>
          <table:table-cell table:formula="of:=[.$P$2]/(1+(([.$P$2]/([.E$3]+0.001))-1)*EXP(-[.L$3]*[.$A65]))" office:value-type="float" office:value="1" calcext:value-type="float">
            <text:p>1</text:p>
          </table:table-cell>
          <table:table-cell table:formula="of:=[.$P$2]/(1+(([.$P$2]/([.F$3]+0.001))-1)*EXP(-[.M$3]*[.$A65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65]+1" office:value-type="float" office:value="63" calcext:value-type="float">
            <text:p>63</text:p>
          </table:table-cell>
          <table:table-cell table:formula="of:=[.$P$2]/(1+(([.$P$2]/([.B$3]+0.001))-1)*EXP(-[.I$3]*[.$A66]))" office:value-type="float" office:value="0.999999999999106" calcext:value-type="float">
            <text:p>0,999999999999106</text:p>
          </table:table-cell>
          <table:table-cell table:formula="of:=[.$P$2]/(1+(([.$P$2]/([.C$3]+0.001))-1)*EXP(-[.J$3]*[.$A66]))" office:value-type="float" office:value="1" calcext:value-type="float">
            <text:p>1</text:p>
          </table:table-cell>
          <table:table-cell table:formula="of:=[.$P$2]/(1+(([.$P$2]/([.D$3]+0.001))-1)*EXP(-[.K$3]*[.$A66]))" office:value-type="float" office:value="1" calcext:value-type="float">
            <text:p>1</text:p>
          </table:table-cell>
          <table:table-cell table:formula="of:=[.$P$2]/(1+(([.$P$2]/([.E$3]+0.001))-1)*EXP(-[.L$3]*[.$A66]))" office:value-type="float" office:value="1" calcext:value-type="float">
            <text:p>1</text:p>
          </table:table-cell>
          <table:table-cell table:formula="of:=[.$P$2]/(1+(([.$P$2]/([.F$3]+0.001))-1)*EXP(-[.M$3]*[.$A66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66]+1" office:value-type="float" office:value="64" calcext:value-type="float">
            <text:p>64</text:p>
          </table:table-cell>
          <table:table-cell table:formula="of:=[.$P$2]/(1+(([.$P$2]/([.B$3]+0.001))-1)*EXP(-[.I$3]*[.$A67]))" office:value-type="float" office:value="0.999999999999484" calcext:value-type="float">
            <text:p>0,999999999999484</text:p>
          </table:table-cell>
          <table:table-cell table:formula="of:=[.$P$2]/(1+(([.$P$2]/([.C$3]+0.001))-1)*EXP(-[.J$3]*[.$A67]))" office:value-type="float" office:value="1" calcext:value-type="float">
            <text:p>1</text:p>
          </table:table-cell>
          <table:table-cell table:formula="of:=[.$P$2]/(1+(([.$P$2]/([.D$3]+0.001))-1)*EXP(-[.K$3]*[.$A67]))" office:value-type="float" office:value="1" calcext:value-type="float">
            <text:p>1</text:p>
          </table:table-cell>
          <table:table-cell table:formula="of:=[.$P$2]/(1+(([.$P$2]/([.E$3]+0.001))-1)*EXP(-[.L$3]*[.$A67]))" office:value-type="float" office:value="1" calcext:value-type="float">
            <text:p>1</text:p>
          </table:table-cell>
          <table:table-cell table:formula="of:=[.$P$2]/(1+(([.$P$2]/([.F$3]+0.001))-1)*EXP(-[.M$3]*[.$A67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67]+1" office:value-type="float" office:value="65" calcext:value-type="float">
            <text:p>65</text:p>
          </table:table-cell>
          <table:table-cell table:formula="of:=[.$P$2]/(1+(([.$P$2]/([.B$3]+0.001))-1)*EXP(-[.I$3]*[.$A68]))" office:value-type="float" office:value="0.999999999999702" calcext:value-type="float">
            <text:p>0,999999999999702</text:p>
          </table:table-cell>
          <table:table-cell table:formula="of:=[.$P$2]/(1+(([.$P$2]/([.C$3]+0.001))-1)*EXP(-[.J$3]*[.$A68]))" office:value-type="float" office:value="1" calcext:value-type="float">
            <text:p>1</text:p>
          </table:table-cell>
          <table:table-cell table:formula="of:=[.$P$2]/(1+(([.$P$2]/([.D$3]+0.001))-1)*EXP(-[.K$3]*[.$A68]))" office:value-type="float" office:value="1" calcext:value-type="float">
            <text:p>1</text:p>
          </table:table-cell>
          <table:table-cell table:formula="of:=[.$P$2]/(1+(([.$P$2]/([.E$3]+0.001))-1)*EXP(-[.L$3]*[.$A68]))" office:value-type="float" office:value="1" calcext:value-type="float">
            <text:p>1</text:p>
          </table:table-cell>
          <table:table-cell table:formula="of:=[.$P$2]/(1+(([.$P$2]/([.F$3]+0.001))-1)*EXP(-[.M$3]*[.$A68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68]+1" office:value-type="float" office:value="66" calcext:value-type="float">
            <text:p>66</text:p>
          </table:table-cell>
          <table:table-cell table:formula="of:=[.$P$2]/(1+(([.$P$2]/([.B$3]+0.001))-1)*EXP(-[.I$3]*[.$A69]))" office:value-type="float" office:value="0.999999999999828" calcext:value-type="float">
            <text:p>0,999999999999828</text:p>
          </table:table-cell>
          <table:table-cell table:formula="of:=[.$P$2]/(1+(([.$P$2]/([.C$3]+0.001))-1)*EXP(-[.J$3]*[.$A69]))" office:value-type="float" office:value="1" calcext:value-type="float">
            <text:p>1</text:p>
          </table:table-cell>
          <table:table-cell table:formula="of:=[.$P$2]/(1+(([.$P$2]/([.D$3]+0.001))-1)*EXP(-[.K$3]*[.$A69]))" office:value-type="float" office:value="1" calcext:value-type="float">
            <text:p>1</text:p>
          </table:table-cell>
          <table:table-cell table:formula="of:=[.$P$2]/(1+(([.$P$2]/([.E$3]+0.001))-1)*EXP(-[.L$3]*[.$A69]))" office:value-type="float" office:value="1" calcext:value-type="float">
            <text:p>1</text:p>
          </table:table-cell>
          <table:table-cell table:formula="of:=[.$P$2]/(1+(([.$P$2]/([.F$3]+0.001))-1)*EXP(-[.M$3]*[.$A69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69]+1" office:value-type="float" office:value="67" calcext:value-type="float">
            <text:p>67</text:p>
          </table:table-cell>
          <table:table-cell table:formula="of:=[.$P$2]/(1+(([.$P$2]/([.B$3]+0.001))-1)*EXP(-[.I$3]*[.$A70]))" office:value-type="float" office:value="0.999999999999901" calcext:value-type="float">
            <text:p>0,999999999999901</text:p>
          </table:table-cell>
          <table:table-cell table:formula="of:=[.$P$2]/(1+(([.$P$2]/([.C$3]+0.001))-1)*EXP(-[.J$3]*[.$A70]))" office:value-type="float" office:value="1" calcext:value-type="float">
            <text:p>1</text:p>
          </table:table-cell>
          <table:table-cell table:formula="of:=[.$P$2]/(1+(([.$P$2]/([.D$3]+0.001))-1)*EXP(-[.K$3]*[.$A70]))" office:value-type="float" office:value="1" calcext:value-type="float">
            <text:p>1</text:p>
          </table:table-cell>
          <table:table-cell table:formula="of:=[.$P$2]/(1+(([.$P$2]/([.E$3]+0.001))-1)*EXP(-[.L$3]*[.$A70]))" office:value-type="float" office:value="1" calcext:value-type="float">
            <text:p>1</text:p>
          </table:table-cell>
          <table:table-cell table:formula="of:=[.$P$2]/(1+(([.$P$2]/([.F$3]+0.001))-1)*EXP(-[.M$3]*[.$A70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70]+1" office:value-type="float" office:value="68" calcext:value-type="float">
            <text:p>68</text:p>
          </table:table-cell>
          <table:table-cell table:formula="of:=[.$P$2]/(1+(([.$P$2]/([.B$3]+0.001))-1)*EXP(-[.I$3]*[.$A71]))" office:value-type="float" office:value="0.999999999999943" calcext:value-type="float">
            <text:p>0,999999999999943</text:p>
          </table:table-cell>
          <table:table-cell table:formula="of:=[.$P$2]/(1+(([.$P$2]/([.C$3]+0.001))-1)*EXP(-[.J$3]*[.$A71]))" office:value-type="float" office:value="1" calcext:value-type="float">
            <text:p>1</text:p>
          </table:table-cell>
          <table:table-cell table:formula="of:=[.$P$2]/(1+(([.$P$2]/([.D$3]+0.001))-1)*EXP(-[.K$3]*[.$A71]))" office:value-type="float" office:value="1" calcext:value-type="float">
            <text:p>1</text:p>
          </table:table-cell>
          <table:table-cell table:formula="of:=[.$P$2]/(1+(([.$P$2]/([.E$3]+0.001))-1)*EXP(-[.L$3]*[.$A71]))" office:value-type="float" office:value="1" calcext:value-type="float">
            <text:p>1</text:p>
          </table:table-cell>
          <table:table-cell table:formula="of:=[.$P$2]/(1+(([.$P$2]/([.F$3]+0.001))-1)*EXP(-[.M$3]*[.$A71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71]+1" office:value-type="float" office:value="69" calcext:value-type="float">
            <text:p>69</text:p>
          </table:table-cell>
          <table:table-cell table:formula="of:=[.$P$2]/(1+(([.$P$2]/([.B$3]+0.001))-1)*EXP(-[.I$3]*[.$A72]))" office:value-type="float" office:value="0.999999999999967" calcext:value-type="float">
            <text:p>0,999999999999967</text:p>
          </table:table-cell>
          <table:table-cell table:formula="of:=[.$P$2]/(1+(([.$P$2]/([.C$3]+0.001))-1)*EXP(-[.J$3]*[.$A72]))" office:value-type="float" office:value="1" calcext:value-type="float">
            <text:p>1</text:p>
          </table:table-cell>
          <table:table-cell table:formula="of:=[.$P$2]/(1+(([.$P$2]/([.D$3]+0.001))-1)*EXP(-[.K$3]*[.$A72]))" office:value-type="float" office:value="1" calcext:value-type="float">
            <text:p>1</text:p>
          </table:table-cell>
          <table:table-cell table:formula="of:=[.$P$2]/(1+(([.$P$2]/([.E$3]+0.001))-1)*EXP(-[.L$3]*[.$A72]))" office:value-type="float" office:value="1" calcext:value-type="float">
            <text:p>1</text:p>
          </table:table-cell>
          <table:table-cell table:formula="of:=[.$P$2]/(1+(([.$P$2]/([.F$3]+0.001))-1)*EXP(-[.M$3]*[.$A72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72]+1" office:value-type="float" office:value="70" calcext:value-type="float">
            <text:p>70</text:p>
          </table:table-cell>
          <table:table-cell table:formula="of:=[.$P$2]/(1+(([.$P$2]/([.B$3]+0.001))-1)*EXP(-[.I$3]*[.$A73]))" office:value-type="float" office:value="0.999999999999981" calcext:value-type="float">
            <text:p>0,999999999999981</text:p>
          </table:table-cell>
          <table:table-cell table:formula="of:=[.$P$2]/(1+(([.$P$2]/([.C$3]+0.001))-1)*EXP(-[.J$3]*[.$A73]))" office:value-type="float" office:value="1" calcext:value-type="float">
            <text:p>1</text:p>
          </table:table-cell>
          <table:table-cell table:formula="of:=[.$P$2]/(1+(([.$P$2]/([.D$3]+0.001))-1)*EXP(-[.K$3]*[.$A73]))" office:value-type="float" office:value="1" calcext:value-type="float">
            <text:p>1</text:p>
          </table:table-cell>
          <table:table-cell table:formula="of:=[.$P$2]/(1+(([.$P$2]/([.E$3]+0.001))-1)*EXP(-[.L$3]*[.$A73]))" office:value-type="float" office:value="1" calcext:value-type="float">
            <text:p>1</text:p>
          </table:table-cell>
          <table:table-cell table:formula="of:=[.$P$2]/(1+(([.$P$2]/([.F$3]+0.001))-1)*EXP(-[.M$3]*[.$A73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73]+1" office:value-type="float" office:value="71" calcext:value-type="float">
            <text:p>71</text:p>
          </table:table-cell>
          <table:table-cell table:formula="of:=[.$P$2]/(1+(([.$P$2]/([.B$3]+0.001))-1)*EXP(-[.I$3]*[.$A74]))" office:value-type="float" office:value="0.999999999999989" calcext:value-type="float">
            <text:p>0,999999999999989</text:p>
          </table:table-cell>
          <table:table-cell table:formula="of:=[.$P$2]/(1+(([.$P$2]/([.C$3]+0.001))-1)*EXP(-[.J$3]*[.$A74]))" office:value-type="float" office:value="1" calcext:value-type="float">
            <text:p>1</text:p>
          </table:table-cell>
          <table:table-cell table:formula="of:=[.$P$2]/(1+(([.$P$2]/([.D$3]+0.001))-1)*EXP(-[.K$3]*[.$A74]))" office:value-type="float" office:value="1" calcext:value-type="float">
            <text:p>1</text:p>
          </table:table-cell>
          <table:table-cell table:formula="of:=[.$P$2]/(1+(([.$P$2]/([.E$3]+0.001))-1)*EXP(-[.L$3]*[.$A74]))" office:value-type="float" office:value="1" calcext:value-type="float">
            <text:p>1</text:p>
          </table:table-cell>
          <table:table-cell table:formula="of:=[.$P$2]/(1+(([.$P$2]/([.F$3]+0.001))-1)*EXP(-[.M$3]*[.$A74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74]+1" office:value-type="float" office:value="72" calcext:value-type="float">
            <text:p>72</text:p>
          </table:table-cell>
          <table:table-cell table:formula="of:=[.$P$2]/(1+(([.$P$2]/([.B$3]+0.001))-1)*EXP(-[.I$3]*[.$A75]))" office:value-type="float" office:value="0.999999999999993" calcext:value-type="float">
            <text:p>0,999999999999993</text:p>
          </table:table-cell>
          <table:table-cell table:formula="of:=[.$P$2]/(1+(([.$P$2]/([.C$3]+0.001))-1)*EXP(-[.J$3]*[.$A75]))" office:value-type="float" office:value="1" calcext:value-type="float">
            <text:p>1</text:p>
          </table:table-cell>
          <table:table-cell table:formula="of:=[.$P$2]/(1+(([.$P$2]/([.D$3]+0.001))-1)*EXP(-[.K$3]*[.$A75]))" office:value-type="float" office:value="1" calcext:value-type="float">
            <text:p>1</text:p>
          </table:table-cell>
          <table:table-cell table:formula="of:=[.$P$2]/(1+(([.$P$2]/([.E$3]+0.001))-1)*EXP(-[.L$3]*[.$A75]))" office:value-type="float" office:value="1" calcext:value-type="float">
            <text:p>1</text:p>
          </table:table-cell>
          <table:table-cell table:formula="of:=[.$P$2]/(1+(([.$P$2]/([.F$3]+0.001))-1)*EXP(-[.M$3]*[.$A75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75]+1" office:value-type="float" office:value="73" calcext:value-type="float">
            <text:p>73</text:p>
          </table:table-cell>
          <table:table-cell table:formula="of:=[.$P$2]/(1+(([.$P$2]/([.B$3]+0.001))-1)*EXP(-[.I$3]*[.$A76]))" office:value-type="float" office:value="0.999999999999996" calcext:value-type="float">
            <text:p>0,999999999999996</text:p>
          </table:table-cell>
          <table:table-cell table:formula="of:=[.$P$2]/(1+(([.$P$2]/([.C$3]+0.001))-1)*EXP(-[.J$3]*[.$A76]))" office:value-type="float" office:value="1" calcext:value-type="float">
            <text:p>1</text:p>
          </table:table-cell>
          <table:table-cell table:formula="of:=[.$P$2]/(1+(([.$P$2]/([.D$3]+0.001))-1)*EXP(-[.K$3]*[.$A76]))" office:value-type="float" office:value="1" calcext:value-type="float">
            <text:p>1</text:p>
          </table:table-cell>
          <table:table-cell table:formula="of:=[.$P$2]/(1+(([.$P$2]/([.E$3]+0.001))-1)*EXP(-[.L$3]*[.$A76]))" office:value-type="float" office:value="1" calcext:value-type="float">
            <text:p>1</text:p>
          </table:table-cell>
          <table:table-cell table:formula="of:=[.$P$2]/(1+(([.$P$2]/([.F$3]+0.001))-1)*EXP(-[.M$3]*[.$A76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76]+1" office:value-type="float" office:value="74" calcext:value-type="float">
            <text:p>74</text:p>
          </table:table-cell>
          <table:table-cell table:formula="of:=[.$P$2]/(1+(([.$P$2]/([.B$3]+0.001))-1)*EXP(-[.I$3]*[.$A77]))" office:value-type="float" office:value="0.999999999999998" calcext:value-type="float">
            <text:p>0,999999999999998</text:p>
          </table:table-cell>
          <table:table-cell table:formula="of:=[.$P$2]/(1+(([.$P$2]/([.C$3]+0.001))-1)*EXP(-[.J$3]*[.$A77]))" office:value-type="float" office:value="1" calcext:value-type="float">
            <text:p>1</text:p>
          </table:table-cell>
          <table:table-cell table:formula="of:=[.$P$2]/(1+(([.$P$2]/([.D$3]+0.001))-1)*EXP(-[.K$3]*[.$A77]))" office:value-type="float" office:value="1" calcext:value-type="float">
            <text:p>1</text:p>
          </table:table-cell>
          <table:table-cell table:formula="of:=[.$P$2]/(1+(([.$P$2]/([.E$3]+0.001))-1)*EXP(-[.L$3]*[.$A77]))" office:value-type="float" office:value="1" calcext:value-type="float">
            <text:p>1</text:p>
          </table:table-cell>
          <table:table-cell table:formula="of:=[.$P$2]/(1+(([.$P$2]/([.F$3]+0.001))-1)*EXP(-[.M$3]*[.$A77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77]+1" office:value-type="float" office:value="75" calcext:value-type="float">
            <text:p>75</text:p>
          </table:table-cell>
          <table:table-cell table:formula="of:=[.$P$2]/(1+(([.$P$2]/([.B$3]+0.001))-1)*EXP(-[.I$3]*[.$A78]))" office:value-type="float" office:value="0.999999999999999" calcext:value-type="float">
            <text:p>0,999999999999999</text:p>
          </table:table-cell>
          <table:table-cell table:formula="of:=[.$P$2]/(1+(([.$P$2]/([.C$3]+0.001))-1)*EXP(-[.J$3]*[.$A78]))" office:value-type="float" office:value="1" calcext:value-type="float">
            <text:p>1</text:p>
          </table:table-cell>
          <table:table-cell table:formula="of:=[.$P$2]/(1+(([.$P$2]/([.D$3]+0.001))-1)*EXP(-[.K$3]*[.$A78]))" office:value-type="float" office:value="1" calcext:value-type="float">
            <text:p>1</text:p>
          </table:table-cell>
          <table:table-cell table:formula="of:=[.$P$2]/(1+(([.$P$2]/([.E$3]+0.001))-1)*EXP(-[.L$3]*[.$A78]))" office:value-type="float" office:value="1" calcext:value-type="float">
            <text:p>1</text:p>
          </table:table-cell>
          <table:table-cell table:formula="of:=[.$P$2]/(1+(([.$P$2]/([.F$3]+0.001))-1)*EXP(-[.M$3]*[.$A78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78]+1" office:value-type="float" office:value="76" calcext:value-type="float">
            <text:p>76</text:p>
          </table:table-cell>
          <table:table-cell table:formula="of:=[.$P$2]/(1+(([.$P$2]/([.B$3]+0.001))-1)*EXP(-[.I$3]*[.$A79]))" office:value-type="float" office:value="1" calcext:value-type="float">
            <text:p>1</text:p>
          </table:table-cell>
          <table:table-cell table:formula="of:=[.$P$2]/(1+(([.$P$2]/([.C$3]+0.001))-1)*EXP(-[.J$3]*[.$A79]))" office:value-type="float" office:value="1" calcext:value-type="float">
            <text:p>1</text:p>
          </table:table-cell>
          <table:table-cell table:formula="of:=[.$P$2]/(1+(([.$P$2]/([.D$3]+0.001))-1)*EXP(-[.K$3]*[.$A79]))" office:value-type="float" office:value="1" calcext:value-type="float">
            <text:p>1</text:p>
          </table:table-cell>
          <table:table-cell table:formula="of:=[.$P$2]/(1+(([.$P$2]/([.E$3]+0.001))-1)*EXP(-[.L$3]*[.$A79]))" office:value-type="float" office:value="1" calcext:value-type="float">
            <text:p>1</text:p>
          </table:table-cell>
          <table:table-cell table:formula="of:=[.$P$2]/(1+(([.$P$2]/([.F$3]+0.001))-1)*EXP(-[.M$3]*[.$A79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79]+1" office:value-type="float" office:value="77" calcext:value-type="float">
            <text:p>77</text:p>
          </table:table-cell>
          <table:table-cell table:formula="of:=[.$P$2]/(1+(([.$P$2]/([.B$3]+0.001))-1)*EXP(-[.I$3]*[.$A80]))" office:value-type="float" office:value="1" calcext:value-type="float">
            <text:p>1</text:p>
          </table:table-cell>
          <table:table-cell table:formula="of:=[.$P$2]/(1+(([.$P$2]/([.C$3]+0.001))-1)*EXP(-[.J$3]*[.$A80]))" office:value-type="float" office:value="1" calcext:value-type="float">
            <text:p>1</text:p>
          </table:table-cell>
          <table:table-cell table:formula="of:=[.$P$2]/(1+(([.$P$2]/([.D$3]+0.001))-1)*EXP(-[.K$3]*[.$A80]))" office:value-type="float" office:value="1" calcext:value-type="float">
            <text:p>1</text:p>
          </table:table-cell>
          <table:table-cell table:formula="of:=[.$P$2]/(1+(([.$P$2]/([.E$3]+0.001))-1)*EXP(-[.L$3]*[.$A80]))" office:value-type="float" office:value="1" calcext:value-type="float">
            <text:p>1</text:p>
          </table:table-cell>
          <table:table-cell table:formula="of:=[.$P$2]/(1+(([.$P$2]/([.F$3]+0.001))-1)*EXP(-[.M$3]*[.$A80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80]+1" office:value-type="float" office:value="78" calcext:value-type="float">
            <text:p>78</text:p>
          </table:table-cell>
          <table:table-cell table:formula="of:=[.$P$2]/(1+(([.$P$2]/([.B$3]+0.001))-1)*EXP(-[.I$3]*[.$A81]))" office:value-type="float" office:value="1" calcext:value-type="float">
            <text:p>1</text:p>
          </table:table-cell>
          <table:table-cell table:formula="of:=[.$P$2]/(1+(([.$P$2]/([.C$3]+0.001))-1)*EXP(-[.J$3]*[.$A81]))" office:value-type="float" office:value="1" calcext:value-type="float">
            <text:p>1</text:p>
          </table:table-cell>
          <table:table-cell table:formula="of:=[.$P$2]/(1+(([.$P$2]/([.D$3]+0.001))-1)*EXP(-[.K$3]*[.$A81]))" office:value-type="float" office:value="1" calcext:value-type="float">
            <text:p>1</text:p>
          </table:table-cell>
          <table:table-cell table:formula="of:=[.$P$2]/(1+(([.$P$2]/([.E$3]+0.001))-1)*EXP(-[.L$3]*[.$A81]))" office:value-type="float" office:value="1" calcext:value-type="float">
            <text:p>1</text:p>
          </table:table-cell>
          <table:table-cell table:formula="of:=[.$P$2]/(1+(([.$P$2]/([.F$3]+0.001))-1)*EXP(-[.M$3]*[.$A81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81]+1" office:value-type="float" office:value="79" calcext:value-type="float">
            <text:p>79</text:p>
          </table:table-cell>
          <table:table-cell table:formula="of:=[.$P$2]/(1+(([.$P$2]/([.B$3]+0.001))-1)*EXP(-[.I$3]*[.$A82]))" office:value-type="float" office:value="1" calcext:value-type="float">
            <text:p>1</text:p>
          </table:table-cell>
          <table:table-cell table:formula="of:=[.$P$2]/(1+(([.$P$2]/([.C$3]+0.001))-1)*EXP(-[.J$3]*[.$A82]))" office:value-type="float" office:value="1" calcext:value-type="float">
            <text:p>1</text:p>
          </table:table-cell>
          <table:table-cell table:formula="of:=[.$P$2]/(1+(([.$P$2]/([.D$3]+0.001))-1)*EXP(-[.K$3]*[.$A82]))" office:value-type="float" office:value="1" calcext:value-type="float">
            <text:p>1</text:p>
          </table:table-cell>
          <table:table-cell table:formula="of:=[.$P$2]/(1+(([.$P$2]/([.E$3]+0.001))-1)*EXP(-[.L$3]*[.$A82]))" office:value-type="float" office:value="1" calcext:value-type="float">
            <text:p>1</text:p>
          </table:table-cell>
          <table:table-cell table:formula="of:=[.$P$2]/(1+(([.$P$2]/([.F$3]+0.001))-1)*EXP(-[.M$3]*[.$A82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82]+1" office:value-type="float" office:value="80" calcext:value-type="float">
            <text:p>80</text:p>
          </table:table-cell>
          <table:table-cell table:formula="of:=[.$P$2]/(1+(([.$P$2]/([.B$3]+0.001))-1)*EXP(-[.I$3]*[.$A83]))" office:value-type="float" office:value="1" calcext:value-type="float">
            <text:p>1</text:p>
          </table:table-cell>
          <table:table-cell table:formula="of:=[.$P$2]/(1+(([.$P$2]/([.C$3]+0.001))-1)*EXP(-[.J$3]*[.$A83]))" office:value-type="float" office:value="1" calcext:value-type="float">
            <text:p>1</text:p>
          </table:table-cell>
          <table:table-cell table:formula="of:=[.$P$2]/(1+(([.$P$2]/([.D$3]+0.001))-1)*EXP(-[.K$3]*[.$A83]))" office:value-type="float" office:value="1" calcext:value-type="float">
            <text:p>1</text:p>
          </table:table-cell>
          <table:table-cell table:formula="of:=[.$P$2]/(1+(([.$P$2]/([.E$3]+0.001))-1)*EXP(-[.L$3]*[.$A83]))" office:value-type="float" office:value="1" calcext:value-type="float">
            <text:p>1</text:p>
          </table:table-cell>
          <table:table-cell table:formula="of:=[.$P$2]/(1+(([.$P$2]/([.F$3]+0.001))-1)*EXP(-[.M$3]*[.$A83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83]+1" office:value-type="float" office:value="81" calcext:value-type="float">
            <text:p>81</text:p>
          </table:table-cell>
          <table:table-cell table:formula="of:=[.$P$2]/(1+(([.$P$2]/([.B$3]+0.001))-1)*EXP(-[.I$3]*[.$A84]))" office:value-type="float" office:value="1" calcext:value-type="float">
            <text:p>1</text:p>
          </table:table-cell>
          <table:table-cell table:formula="of:=[.$P$2]/(1+(([.$P$2]/([.C$3]+0.001))-1)*EXP(-[.J$3]*[.$A84]))" office:value-type="float" office:value="1" calcext:value-type="float">
            <text:p>1</text:p>
          </table:table-cell>
          <table:table-cell table:formula="of:=[.$P$2]/(1+(([.$P$2]/([.D$3]+0.001))-1)*EXP(-[.K$3]*[.$A84]))" office:value-type="float" office:value="1" calcext:value-type="float">
            <text:p>1</text:p>
          </table:table-cell>
          <table:table-cell table:formula="of:=[.$P$2]/(1+(([.$P$2]/([.E$3]+0.001))-1)*EXP(-[.L$3]*[.$A84]))" office:value-type="float" office:value="1" calcext:value-type="float">
            <text:p>1</text:p>
          </table:table-cell>
          <table:table-cell table:formula="of:=[.$P$2]/(1+(([.$P$2]/([.F$3]+0.001))-1)*EXP(-[.M$3]*[.$A84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84]+1" office:value-type="float" office:value="82" calcext:value-type="float">
            <text:p>82</text:p>
          </table:table-cell>
          <table:table-cell table:formula="of:=[.$P$2]/(1+(([.$P$2]/([.B$3]+0.001))-1)*EXP(-[.I$3]*[.$A85]))" office:value-type="float" office:value="1" calcext:value-type="float">
            <text:p>1</text:p>
          </table:table-cell>
          <table:table-cell table:formula="of:=[.$P$2]/(1+(([.$P$2]/([.C$3]+0.001))-1)*EXP(-[.J$3]*[.$A85]))" office:value-type="float" office:value="1" calcext:value-type="float">
            <text:p>1</text:p>
          </table:table-cell>
          <table:table-cell table:formula="of:=[.$P$2]/(1+(([.$P$2]/([.D$3]+0.001))-1)*EXP(-[.K$3]*[.$A85]))" office:value-type="float" office:value="1" calcext:value-type="float">
            <text:p>1</text:p>
          </table:table-cell>
          <table:table-cell table:formula="of:=[.$P$2]/(1+(([.$P$2]/([.E$3]+0.001))-1)*EXP(-[.L$3]*[.$A85]))" office:value-type="float" office:value="1" calcext:value-type="float">
            <text:p>1</text:p>
          </table:table-cell>
          <table:table-cell table:formula="of:=[.$P$2]/(1+(([.$P$2]/([.F$3]+0.001))-1)*EXP(-[.M$3]*[.$A85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85]+1" office:value-type="float" office:value="83" calcext:value-type="float">
            <text:p>83</text:p>
          </table:table-cell>
          <table:table-cell table:formula="of:=[.$P$2]/(1+(([.$P$2]/([.B$3]+0.001))-1)*EXP(-[.I$3]*[.$A86]))" office:value-type="float" office:value="1" calcext:value-type="float">
            <text:p>1</text:p>
          </table:table-cell>
          <table:table-cell table:formula="of:=[.$P$2]/(1+(([.$P$2]/([.C$3]+0.001))-1)*EXP(-[.J$3]*[.$A86]))" office:value-type="float" office:value="1" calcext:value-type="float">
            <text:p>1</text:p>
          </table:table-cell>
          <table:table-cell table:formula="of:=[.$P$2]/(1+(([.$P$2]/([.D$3]+0.001))-1)*EXP(-[.K$3]*[.$A86]))" office:value-type="float" office:value="1" calcext:value-type="float">
            <text:p>1</text:p>
          </table:table-cell>
          <table:table-cell table:formula="of:=[.$P$2]/(1+(([.$P$2]/([.E$3]+0.001))-1)*EXP(-[.L$3]*[.$A86]))" office:value-type="float" office:value="1" calcext:value-type="float">
            <text:p>1</text:p>
          </table:table-cell>
          <table:table-cell table:formula="of:=[.$P$2]/(1+(([.$P$2]/([.F$3]+0.001))-1)*EXP(-[.M$3]*[.$A86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86]+1" office:value-type="float" office:value="84" calcext:value-type="float">
            <text:p>84</text:p>
          </table:table-cell>
          <table:table-cell table:formula="of:=[.$P$2]/(1+(([.$P$2]/([.B$3]+0.001))-1)*EXP(-[.I$3]*[.$A87]))" office:value-type="float" office:value="1" calcext:value-type="float">
            <text:p>1</text:p>
          </table:table-cell>
          <table:table-cell table:formula="of:=[.$P$2]/(1+(([.$P$2]/([.C$3]+0.001))-1)*EXP(-[.J$3]*[.$A87]))" office:value-type="float" office:value="1" calcext:value-type="float">
            <text:p>1</text:p>
          </table:table-cell>
          <table:table-cell table:formula="of:=[.$P$2]/(1+(([.$P$2]/([.D$3]+0.001))-1)*EXP(-[.K$3]*[.$A87]))" office:value-type="float" office:value="1" calcext:value-type="float">
            <text:p>1</text:p>
          </table:table-cell>
          <table:table-cell table:formula="of:=[.$P$2]/(1+(([.$P$2]/([.E$3]+0.001))-1)*EXP(-[.L$3]*[.$A87]))" office:value-type="float" office:value="1" calcext:value-type="float">
            <text:p>1</text:p>
          </table:table-cell>
          <table:table-cell table:formula="of:=[.$P$2]/(1+(([.$P$2]/([.F$3]+0.001))-1)*EXP(-[.M$3]*[.$A87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87]+1" office:value-type="float" office:value="85" calcext:value-type="float">
            <text:p>85</text:p>
          </table:table-cell>
          <table:table-cell table:formula="of:=[.$P$2]/(1+(([.$P$2]/([.B$3]+0.001))-1)*EXP(-[.I$3]*[.$A88]))" office:value-type="float" office:value="1" calcext:value-type="float">
            <text:p>1</text:p>
          </table:table-cell>
          <table:table-cell table:formula="of:=[.$P$2]/(1+(([.$P$2]/([.C$3]+0.001))-1)*EXP(-[.J$3]*[.$A88]))" office:value-type="float" office:value="1" calcext:value-type="float">
            <text:p>1</text:p>
          </table:table-cell>
          <table:table-cell table:formula="of:=[.$P$2]/(1+(([.$P$2]/([.D$3]+0.001))-1)*EXP(-[.K$3]*[.$A88]))" office:value-type="float" office:value="1" calcext:value-type="float">
            <text:p>1</text:p>
          </table:table-cell>
          <table:table-cell table:formula="of:=[.$P$2]/(1+(([.$P$2]/([.E$3]+0.001))-1)*EXP(-[.L$3]*[.$A88]))" office:value-type="float" office:value="1" calcext:value-type="float">
            <text:p>1</text:p>
          </table:table-cell>
          <table:table-cell table:formula="of:=[.$P$2]/(1+(([.$P$2]/([.F$3]+0.001))-1)*EXP(-[.M$3]*[.$A88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88]+1" office:value-type="float" office:value="86" calcext:value-type="float">
            <text:p>86</text:p>
          </table:table-cell>
          <table:table-cell table:formula="of:=[.$P$2]/(1+(([.$P$2]/([.B$3]+0.001))-1)*EXP(-[.I$3]*[.$A89]))" office:value-type="float" office:value="1" calcext:value-type="float">
            <text:p>1</text:p>
          </table:table-cell>
          <table:table-cell table:formula="of:=[.$P$2]/(1+(([.$P$2]/([.C$3]+0.001))-1)*EXP(-[.J$3]*[.$A89]))" office:value-type="float" office:value="1" calcext:value-type="float">
            <text:p>1</text:p>
          </table:table-cell>
          <table:table-cell table:formula="of:=[.$P$2]/(1+(([.$P$2]/([.D$3]+0.001))-1)*EXP(-[.K$3]*[.$A89]))" office:value-type="float" office:value="1" calcext:value-type="float">
            <text:p>1</text:p>
          </table:table-cell>
          <table:table-cell table:formula="of:=[.$P$2]/(1+(([.$P$2]/([.E$3]+0.001))-1)*EXP(-[.L$3]*[.$A89]))" office:value-type="float" office:value="1" calcext:value-type="float">
            <text:p>1</text:p>
          </table:table-cell>
          <table:table-cell table:formula="of:=[.$P$2]/(1+(([.$P$2]/([.F$3]+0.001))-1)*EXP(-[.M$3]*[.$A89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89]+1" office:value-type="float" office:value="87" calcext:value-type="float">
            <text:p>87</text:p>
          </table:table-cell>
          <table:table-cell table:formula="of:=[.$P$2]/(1+(([.$P$2]/([.B$3]+0.001))-1)*EXP(-[.I$3]*[.$A90]))" office:value-type="float" office:value="1" calcext:value-type="float">
            <text:p>1</text:p>
          </table:table-cell>
          <table:table-cell table:formula="of:=[.$P$2]/(1+(([.$P$2]/([.C$3]+0.001))-1)*EXP(-[.J$3]*[.$A90]))" office:value-type="float" office:value="1" calcext:value-type="float">
            <text:p>1</text:p>
          </table:table-cell>
          <table:table-cell table:formula="of:=[.$P$2]/(1+(([.$P$2]/([.D$3]+0.001))-1)*EXP(-[.K$3]*[.$A90]))" office:value-type="float" office:value="1" calcext:value-type="float">
            <text:p>1</text:p>
          </table:table-cell>
          <table:table-cell table:formula="of:=[.$P$2]/(1+(([.$P$2]/([.E$3]+0.001))-1)*EXP(-[.L$3]*[.$A90]))" office:value-type="float" office:value="1" calcext:value-type="float">
            <text:p>1</text:p>
          </table:table-cell>
          <table:table-cell table:formula="of:=[.$P$2]/(1+(([.$P$2]/([.F$3]+0.001))-1)*EXP(-[.M$3]*[.$A90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90]+1" office:value-type="float" office:value="88" calcext:value-type="float">
            <text:p>88</text:p>
          </table:table-cell>
          <table:table-cell table:formula="of:=[.$P$2]/(1+(([.$P$2]/([.B$3]+0.001))-1)*EXP(-[.I$3]*[.$A91]))" office:value-type="float" office:value="1" calcext:value-type="float">
            <text:p>1</text:p>
          </table:table-cell>
          <table:table-cell table:formula="of:=[.$P$2]/(1+(([.$P$2]/([.C$3]+0.001))-1)*EXP(-[.J$3]*[.$A91]))" office:value-type="float" office:value="1" calcext:value-type="float">
            <text:p>1</text:p>
          </table:table-cell>
          <table:table-cell table:formula="of:=[.$P$2]/(1+(([.$P$2]/([.D$3]+0.001))-1)*EXP(-[.K$3]*[.$A91]))" office:value-type="float" office:value="1" calcext:value-type="float">
            <text:p>1</text:p>
          </table:table-cell>
          <table:table-cell table:formula="of:=[.$P$2]/(1+(([.$P$2]/([.E$3]+0.001))-1)*EXP(-[.L$3]*[.$A91]))" office:value-type="float" office:value="1" calcext:value-type="float">
            <text:p>1</text:p>
          </table:table-cell>
          <table:table-cell table:formula="of:=[.$P$2]/(1+(([.$P$2]/([.F$3]+0.001))-1)*EXP(-[.M$3]*[.$A91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91]+1" office:value-type="float" office:value="89" calcext:value-type="float">
            <text:p>89</text:p>
          </table:table-cell>
          <table:table-cell table:formula="of:=[.$P$2]/(1+(([.$P$2]/([.B$3]+0.001))-1)*EXP(-[.I$3]*[.$A92]))" office:value-type="float" office:value="1" calcext:value-type="float">
            <text:p>1</text:p>
          </table:table-cell>
          <table:table-cell table:formula="of:=[.$P$2]/(1+(([.$P$2]/([.C$3]+0.001))-1)*EXP(-[.J$3]*[.$A92]))" office:value-type="float" office:value="1" calcext:value-type="float">
            <text:p>1</text:p>
          </table:table-cell>
          <table:table-cell table:formula="of:=[.$P$2]/(1+(([.$P$2]/([.D$3]+0.001))-1)*EXP(-[.K$3]*[.$A92]))" office:value-type="float" office:value="1" calcext:value-type="float">
            <text:p>1</text:p>
          </table:table-cell>
          <table:table-cell table:formula="of:=[.$P$2]/(1+(([.$P$2]/([.E$3]+0.001))-1)*EXP(-[.L$3]*[.$A92]))" office:value-type="float" office:value="1" calcext:value-type="float">
            <text:p>1</text:p>
          </table:table-cell>
          <table:table-cell table:formula="of:=[.$P$2]/(1+(([.$P$2]/([.F$3]+0.001))-1)*EXP(-[.M$3]*[.$A92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92]+1" office:value-type="float" office:value="90" calcext:value-type="float">
            <text:p>90</text:p>
          </table:table-cell>
          <table:table-cell table:formula="of:=[.$P$2]/(1+(([.$P$2]/([.B$3]+0.001))-1)*EXP(-[.I$3]*[.$A93]))" office:value-type="float" office:value="1" calcext:value-type="float">
            <text:p>1</text:p>
          </table:table-cell>
          <table:table-cell table:formula="of:=[.$P$2]/(1+(([.$P$2]/([.C$3]+0.001))-1)*EXP(-[.J$3]*[.$A93]))" office:value-type="float" office:value="1" calcext:value-type="float">
            <text:p>1</text:p>
          </table:table-cell>
          <table:table-cell table:formula="of:=[.$P$2]/(1+(([.$P$2]/([.D$3]+0.001))-1)*EXP(-[.K$3]*[.$A93]))" office:value-type="float" office:value="1" calcext:value-type="float">
            <text:p>1</text:p>
          </table:table-cell>
          <table:table-cell table:formula="of:=[.$P$2]/(1+(([.$P$2]/([.E$3]+0.001))-1)*EXP(-[.L$3]*[.$A93]))" office:value-type="float" office:value="1" calcext:value-type="float">
            <text:p>1</text:p>
          </table:table-cell>
          <table:table-cell table:formula="of:=[.$P$2]/(1+(([.$P$2]/([.F$3]+0.001))-1)*EXP(-[.M$3]*[.$A93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93]+1" office:value-type="float" office:value="91" calcext:value-type="float">
            <text:p>91</text:p>
          </table:table-cell>
          <table:table-cell table:formula="of:=[.$P$2]/(1+(([.$P$2]/([.B$3]+0.001))-1)*EXP(-[.I$3]*[.$A94]))" office:value-type="float" office:value="1" calcext:value-type="float">
            <text:p>1</text:p>
          </table:table-cell>
          <table:table-cell table:formula="of:=[.$P$2]/(1+(([.$P$2]/([.C$3]+0.001))-1)*EXP(-[.J$3]*[.$A94]))" office:value-type="float" office:value="1" calcext:value-type="float">
            <text:p>1</text:p>
          </table:table-cell>
          <table:table-cell table:formula="of:=[.$P$2]/(1+(([.$P$2]/([.D$3]+0.001))-1)*EXP(-[.K$3]*[.$A94]))" office:value-type="float" office:value="1" calcext:value-type="float">
            <text:p>1</text:p>
          </table:table-cell>
          <table:table-cell table:formula="of:=[.$P$2]/(1+(([.$P$2]/([.E$3]+0.001))-1)*EXP(-[.L$3]*[.$A94]))" office:value-type="float" office:value="1" calcext:value-type="float">
            <text:p>1</text:p>
          </table:table-cell>
          <table:table-cell table:formula="of:=[.$P$2]/(1+(([.$P$2]/([.F$3]+0.001))-1)*EXP(-[.M$3]*[.$A94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94]+1" office:value-type="float" office:value="92" calcext:value-type="float">
            <text:p>92</text:p>
          </table:table-cell>
          <table:table-cell table:formula="of:=[.$P$2]/(1+(([.$P$2]/([.B$3]+0.001))-1)*EXP(-[.I$3]*[.$A95]))" office:value-type="float" office:value="1" calcext:value-type="float">
            <text:p>1</text:p>
          </table:table-cell>
          <table:table-cell table:formula="of:=[.$P$2]/(1+(([.$P$2]/([.C$3]+0.001))-1)*EXP(-[.J$3]*[.$A95]))" office:value-type="float" office:value="1" calcext:value-type="float">
            <text:p>1</text:p>
          </table:table-cell>
          <table:table-cell table:formula="of:=[.$P$2]/(1+(([.$P$2]/([.D$3]+0.001))-1)*EXP(-[.K$3]*[.$A95]))" office:value-type="float" office:value="1" calcext:value-type="float">
            <text:p>1</text:p>
          </table:table-cell>
          <table:table-cell table:formula="of:=[.$P$2]/(1+(([.$P$2]/([.E$3]+0.001))-1)*EXP(-[.L$3]*[.$A95]))" office:value-type="float" office:value="1" calcext:value-type="float">
            <text:p>1</text:p>
          </table:table-cell>
          <table:table-cell table:formula="of:=[.$P$2]/(1+(([.$P$2]/([.F$3]+0.001))-1)*EXP(-[.M$3]*[.$A95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95]+1" office:value-type="float" office:value="93" calcext:value-type="float">
            <text:p>93</text:p>
          </table:table-cell>
          <table:table-cell table:formula="of:=[.$P$2]/(1+(([.$P$2]/([.B$3]+0.001))-1)*EXP(-[.I$3]*[.$A96]))" office:value-type="float" office:value="1" calcext:value-type="float">
            <text:p>1</text:p>
          </table:table-cell>
          <table:table-cell table:formula="of:=[.$P$2]/(1+(([.$P$2]/([.C$3]+0.001))-1)*EXP(-[.J$3]*[.$A96]))" office:value-type="float" office:value="1" calcext:value-type="float">
            <text:p>1</text:p>
          </table:table-cell>
          <table:table-cell table:formula="of:=[.$P$2]/(1+(([.$P$2]/([.D$3]+0.001))-1)*EXP(-[.K$3]*[.$A96]))" office:value-type="float" office:value="1" calcext:value-type="float">
            <text:p>1</text:p>
          </table:table-cell>
          <table:table-cell table:formula="of:=[.$P$2]/(1+(([.$P$2]/([.E$3]+0.001))-1)*EXP(-[.L$3]*[.$A96]))" office:value-type="float" office:value="1" calcext:value-type="float">
            <text:p>1</text:p>
          </table:table-cell>
          <table:table-cell table:formula="of:=[.$P$2]/(1+(([.$P$2]/([.F$3]+0.001))-1)*EXP(-[.M$3]*[.$A96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96]+1" office:value-type="float" office:value="94" calcext:value-type="float">
            <text:p>94</text:p>
          </table:table-cell>
          <table:table-cell table:formula="of:=[.$P$2]/(1+(([.$P$2]/([.B$3]+0.001))-1)*EXP(-[.I$3]*[.$A97]))" office:value-type="float" office:value="1" calcext:value-type="float">
            <text:p>1</text:p>
          </table:table-cell>
          <table:table-cell table:formula="of:=[.$P$2]/(1+(([.$P$2]/([.C$3]+0.001))-1)*EXP(-[.J$3]*[.$A97]))" office:value-type="float" office:value="1" calcext:value-type="float">
            <text:p>1</text:p>
          </table:table-cell>
          <table:table-cell table:formula="of:=[.$P$2]/(1+(([.$P$2]/([.D$3]+0.001))-1)*EXP(-[.K$3]*[.$A97]))" office:value-type="float" office:value="1" calcext:value-type="float">
            <text:p>1</text:p>
          </table:table-cell>
          <table:table-cell table:formula="of:=[.$P$2]/(1+(([.$P$2]/([.E$3]+0.001))-1)*EXP(-[.L$3]*[.$A97]))" office:value-type="float" office:value="1" calcext:value-type="float">
            <text:p>1</text:p>
          </table:table-cell>
          <table:table-cell table:formula="of:=[.$P$2]/(1+(([.$P$2]/([.F$3]+0.001))-1)*EXP(-[.M$3]*[.$A97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97]+1" office:value-type="float" office:value="95" calcext:value-type="float">
            <text:p>95</text:p>
          </table:table-cell>
          <table:table-cell table:formula="of:=[.$P$2]/(1+(([.$P$2]/([.B$3]+0.001))-1)*EXP(-[.I$3]*[.$A98]))" office:value-type="float" office:value="1" calcext:value-type="float">
            <text:p>1</text:p>
          </table:table-cell>
          <table:table-cell table:formula="of:=[.$P$2]/(1+(([.$P$2]/([.C$3]+0.001))-1)*EXP(-[.J$3]*[.$A98]))" office:value-type="float" office:value="1" calcext:value-type="float">
            <text:p>1</text:p>
          </table:table-cell>
          <table:table-cell table:formula="of:=[.$P$2]/(1+(([.$P$2]/([.D$3]+0.001))-1)*EXP(-[.K$3]*[.$A98]))" office:value-type="float" office:value="1" calcext:value-type="float">
            <text:p>1</text:p>
          </table:table-cell>
          <table:table-cell table:formula="of:=[.$P$2]/(1+(([.$P$2]/([.E$3]+0.001))-1)*EXP(-[.L$3]*[.$A98]))" office:value-type="float" office:value="1" calcext:value-type="float">
            <text:p>1</text:p>
          </table:table-cell>
          <table:table-cell table:formula="of:=[.$P$2]/(1+(([.$P$2]/([.F$3]+0.001))-1)*EXP(-[.M$3]*[.$A98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98]+1" office:value-type="float" office:value="96" calcext:value-type="float">
            <text:p>96</text:p>
          </table:table-cell>
          <table:table-cell table:formula="of:=[.$P$2]/(1+(([.$P$2]/([.B$3]+0.001))-1)*EXP(-[.I$3]*[.$A99]))" office:value-type="float" office:value="1" calcext:value-type="float">
            <text:p>1</text:p>
          </table:table-cell>
          <table:table-cell table:formula="of:=[.$P$2]/(1+(([.$P$2]/([.C$3]+0.001))-1)*EXP(-[.J$3]*[.$A99]))" office:value-type="float" office:value="1" calcext:value-type="float">
            <text:p>1</text:p>
          </table:table-cell>
          <table:table-cell table:formula="of:=[.$P$2]/(1+(([.$P$2]/([.D$3]+0.001))-1)*EXP(-[.K$3]*[.$A99]))" office:value-type="float" office:value="1" calcext:value-type="float">
            <text:p>1</text:p>
          </table:table-cell>
          <table:table-cell table:formula="of:=[.$P$2]/(1+(([.$P$2]/([.E$3]+0.001))-1)*EXP(-[.L$3]*[.$A99]))" office:value-type="float" office:value="1" calcext:value-type="float">
            <text:p>1</text:p>
          </table:table-cell>
          <table:table-cell table:formula="of:=[.$P$2]/(1+(([.$P$2]/([.F$3]+0.001))-1)*EXP(-[.M$3]*[.$A99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99]+1" office:value-type="float" office:value="97" calcext:value-type="float">
            <text:p>97</text:p>
          </table:table-cell>
          <table:table-cell table:formula="of:=[.$P$2]/(1+(([.$P$2]/([.B$3]+0.001))-1)*EXP(-[.I$3]*[.$A100]))" office:value-type="float" office:value="1" calcext:value-type="float">
            <text:p>1</text:p>
          </table:table-cell>
          <table:table-cell table:formula="of:=[.$P$2]/(1+(([.$P$2]/([.C$3]+0.001))-1)*EXP(-[.J$3]*[.$A100]))" office:value-type="float" office:value="1" calcext:value-type="float">
            <text:p>1</text:p>
          </table:table-cell>
          <table:table-cell table:formula="of:=[.$P$2]/(1+(([.$P$2]/([.D$3]+0.001))-1)*EXP(-[.K$3]*[.$A100]))" office:value-type="float" office:value="1" calcext:value-type="float">
            <text:p>1</text:p>
          </table:table-cell>
          <table:table-cell table:formula="of:=[.$P$2]/(1+(([.$P$2]/([.E$3]+0.001))-1)*EXP(-[.L$3]*[.$A100]))" office:value-type="float" office:value="1" calcext:value-type="float">
            <text:p>1</text:p>
          </table:table-cell>
          <table:table-cell table:formula="of:=[.$P$2]/(1+(([.$P$2]/([.F$3]+0.001))-1)*EXP(-[.M$3]*[.$A100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100]+1" office:value-type="float" office:value="98" calcext:value-type="float">
            <text:p>98</text:p>
          </table:table-cell>
          <table:table-cell table:formula="of:=[.$P$2]/(1+(([.$P$2]/([.B$3]+0.001))-1)*EXP(-[.I$3]*[.$A101]))" office:value-type="float" office:value="1" calcext:value-type="float">
            <text:p>1</text:p>
          </table:table-cell>
          <table:table-cell table:formula="of:=[.$P$2]/(1+(([.$P$2]/([.C$3]+0.001))-1)*EXP(-[.J$3]*[.$A101]))" office:value-type="float" office:value="1" calcext:value-type="float">
            <text:p>1</text:p>
          </table:table-cell>
          <table:table-cell table:formula="of:=[.$P$2]/(1+(([.$P$2]/([.D$3]+0.001))-1)*EXP(-[.K$3]*[.$A101]))" office:value-type="float" office:value="1" calcext:value-type="float">
            <text:p>1</text:p>
          </table:table-cell>
          <table:table-cell table:formula="of:=[.$P$2]/(1+(([.$P$2]/([.E$3]+0.001))-1)*EXP(-[.L$3]*[.$A101]))" office:value-type="float" office:value="1" calcext:value-type="float">
            <text:p>1</text:p>
          </table:table-cell>
          <table:table-cell table:formula="of:=[.$P$2]/(1+(([.$P$2]/([.F$3]+0.001))-1)*EXP(-[.M$3]*[.$A101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101]+1" office:value-type="float" office:value="99" calcext:value-type="float">
            <text:p>99</text:p>
          </table:table-cell>
          <table:table-cell table:formula="of:=[.$P$2]/(1+(([.$P$2]/([.B$3]+0.001))-1)*EXP(-[.I$3]*[.$A102]))" office:value-type="float" office:value="1" calcext:value-type="float">
            <text:p>1</text:p>
          </table:table-cell>
          <table:table-cell table:formula="of:=[.$P$2]/(1+(([.$P$2]/([.C$3]+0.001))-1)*EXP(-[.J$3]*[.$A102]))" office:value-type="float" office:value="1" calcext:value-type="float">
            <text:p>1</text:p>
          </table:table-cell>
          <table:table-cell table:formula="of:=[.$P$2]/(1+(([.$P$2]/([.D$3]+0.001))-1)*EXP(-[.K$3]*[.$A102]))" office:value-type="float" office:value="1" calcext:value-type="float">
            <text:p>1</text:p>
          </table:table-cell>
          <table:table-cell table:formula="of:=[.$P$2]/(1+(([.$P$2]/([.E$3]+0.001))-1)*EXP(-[.L$3]*[.$A102]))" office:value-type="float" office:value="1" calcext:value-type="float">
            <text:p>1</text:p>
          </table:table-cell>
          <table:table-cell table:formula="of:=[.$P$2]/(1+(([.$P$2]/([.F$3]+0.001))-1)*EXP(-[.M$3]*[.$A102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102]+1" office:value-type="float" office:value="100" calcext:value-type="float">
            <text:p>100</text:p>
          </table:table-cell>
          <table:table-cell table:formula="of:=[.$P$2]/(1+(([.$P$2]/([.B$3]+0.001))-1)*EXP(-[.I$3]*[.$A103]))" office:value-type="float" office:value="1" calcext:value-type="float">
            <text:p>1</text:p>
          </table:table-cell>
          <table:table-cell table:formula="of:=[.$P$2]/(1+(([.$P$2]/([.C$3]+0.001))-1)*EXP(-[.J$3]*[.$A103]))" office:value-type="float" office:value="1" calcext:value-type="float">
            <text:p>1</text:p>
          </table:table-cell>
          <table:table-cell table:formula="of:=[.$P$2]/(1+(([.$P$2]/([.D$3]+0.001))-1)*EXP(-[.K$3]*[.$A103]))" office:value-type="float" office:value="1" calcext:value-type="float">
            <text:p>1</text:p>
          </table:table-cell>
          <table:table-cell table:formula="of:=[.$P$2]/(1+(([.$P$2]/([.E$3]+0.001))-1)*EXP(-[.L$3]*[.$A103]))" office:value-type="float" office:value="1" calcext:value-type="float">
            <text:p>1</text:p>
          </table:table-cell>
          <table:table-cell table:formula="of:=[.$P$2]/(1+(([.$P$2]/([.F$3]+0.001))-1)*EXP(-[.M$3]*[.$A103]))" office:value-type="float" office:value="1.001" calcext:value-type="float">
            <text:p>1,001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5">00/00/0000</text:date>, <text:time style:data-style-name="N2" text:time-value="11:14:52.6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30T13:51:24.614727794</meta:creation-date>
    <dc:date>2020-08-05T12:18:45.559000000</dc:date>
    <meta:editing-duration>PT1H14M3S</meta:editing-duration>
    <meta:editing-cycles>6</meta:editing-cycles>
    <meta:generator>LibreOffice/6.4.3.2$Windows_X86_64 LibreOffice_project/747b5d0ebf89f41c860ec2a39efd7cb15b54f2d8</meta:generator>
    <meta:document-statistic meta:table-count="2" meta:cell-count="1101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0010" number:language="fr" number:country="FR">
      <number:number number:decimal-places="0" loext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5.06cm" svg:y="3.205cm" style:legend-expansion="high" chart:style-name="ch2"/>
        <chart:plot-area chart:style-name="ch3" table:cell-range-address="Feuille1.A1:Feuille1.F37" chart:data-source-has-labels="both" svg:x="0.32cm" svg:y="0.18cm" svg:width="14.42cm" svg:height="8.64cm">
          <chartooo:coordinate-region svg:x="1.55cm" svg:y="0.379cm" svg:width="13.19cm" svg:height="7.649cm"/>
          <chart:axis chart:dimension="x" chart:name="primary-x" chart:style-name="ch4" chartooo:axis-type="auto">
            <chartooo:date-scale/>
            <chart:categories table:cell-range-address="Feuille1.A2:Feuille1.A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B2:Feuille1.B37" chart:label-cell-address="Feuille1.B1:Feuille1.B1" chart:class="chart:bar">
            <chart:data-point chart:repeated="36"/>
          </chart:series>
          <chart:series chart:style-name="ch8" chart:values-cell-range-address="Feuille1.C2:Feuille1.C37" chart:label-cell-address="Feuille1.C1:Feuille1.C1" chart:class="chart:bar">
            <chart:data-point chart:repeated="36"/>
          </chart:series>
          <chart:series chart:style-name="ch9" chart:values-cell-range-address="Feuille1.D2:Feuille1.D37" chart:label-cell-address="Feuille1.D1:Feuille1.D1" chart:class="chart:bar">
            <chart:data-point chart:repeated="36"/>
          </chart:series>
          <chart:series chart:style-name="ch10" chart:values-cell-range-address="Feuille1.E2:Feuille1.E37" chart:label-cell-address="Feuille1.E1:Feuille1.E1" chart:class="chart:bar">
            <chart:data-point chart:repeated="36"/>
          </chart:series>
          <chart:series chart:style-name="ch11" chart:values-cell-range-address="Feuille1.F2:Feuille1.F37" chart:label-cell-address="Feuille1.F1:Feuille1.F1" chart:class="chart:bar">
            <chart:data-point chart:repeated="3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Feuille1.B1:Feuille1.B1</svg:desc>
                </draw:g>
              </table:table-cell>
              <table:table-cell office:value-type="string">
                <text:p>1</text:p>
                <draw:g>
                  <svg:desc>Feuille1.C1:Feuille1.C1</svg:desc>
                </draw:g>
              </table:table-cell>
              <table:table-cell office:value-type="string">
                <text:p>2</text:p>
                <draw:g>
                  <svg:desc>Feuille1.D1:Feuille1.D1</svg:desc>
                </draw:g>
              </table:table-cell>
              <table:table-cell office:value-type="string">
                <text:p>3</text:p>
                <draw:g>
                  <svg:desc>Feuille1.E1:Feuille1.E1</svg:desc>
                </draw:g>
              </table:table-cell>
              <table:table-cell office:value-type="string">
                <text:p>4</text:p>
                <draw:g>
                  <svg:desc>Feuille1.F1:Feuille1.F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euille1.A2:Feuille1.A37</svg:desc>
                </draw:g>
              </table:table-cell>
              <table:table-cell office:value-type="float" office:value="0.01">
                <text:p>0.01</text:p>
                <draw:g>
                  <svg:desc>Feuille1.B2:Feuille1.B37</svg:desc>
                </draw:g>
              </table:table-cell>
              <table:table-cell office:value-type="float" office:value="0.1">
                <text:p>0.1</text:p>
                <draw:g>
                  <svg:desc>Feuille1.C2:Feuille1.C37</svg:desc>
                </draw:g>
              </table:table-cell>
              <table:table-cell office:value-type="float" office:value="0.1">
                <text:p>0.1</text:p>
                <draw:g>
                  <svg:desc>Feuille1.D2:Feuille1.D37</svg:desc>
                </draw:g>
              </table:table-cell>
              <table:table-cell office:value-type="float" office:value="0.75">
                <text:p>0.75</text:p>
                <draw:g>
                  <svg:desc>Feuille1.E2:Feuille1.E37</svg:desc>
                </draw:g>
              </table:table-cell>
              <table:table-cell office:value-type="float" office:value="1">
                <text:p>1</text:p>
                <draw:g>
                  <svg:desc>Feuille1.F2:Feuille1.F3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125383696771242">
                <text:p>0.00125383696771242</text:p>
              </table:table-cell>
              <table:table-cell office:value-type="float" office:value="0.0137191616602985">
                <text:p>0.0137191616602985</text:p>
              </table:table-cell>
              <table:table-cell office:value-type="float" office:value="0.0137191616602985">
                <text:p>0.0137191616602985</text:p>
              </table:table-cell>
              <table:table-cell office:value-type="float" office:value="0.197097107251078">
                <text:p>0.197097107251078</text:p>
              </table:table-cell>
              <table:table-cell office:value-type="float" office:value="0.337436927021352">
                <text:p>0.33743692702135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221982158748524">
                <text:p>0.000221982158748524</text:p>
              </table:table-cell>
              <table:table-cell office:value-type="float" office:value="0.00245964444414217">
                <text:p>0.00245964444414217</text:p>
              </table:table-cell>
              <table:table-cell office:value-type="float" office:value="0.00245964444414217">
                <text:p>0.00245964444414217</text:p>
              </table:table-cell>
              <table:table-cell office:value-type="float" office:value="0.0425266760242267">
                <text:p>0.0425266760242267</text:p>
              </table:table-cell>
              <table:table-cell office:value-type="float" office:value="0.083894230154789">
                <text:p>0.08389423015478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00432059115555152">
                <text:p>0.0000432059115555152</text:p>
              </table:table-cell>
              <table:table-cell office:value-type="float" office:value="0.000479831517790295">
                <text:p>0.000479831517790295</text:p>
              </table:table-cell>
              <table:table-cell office:value-type="float" office:value="0.000479831517790295">
                <text:p>0.000479831517790295</text:p>
              </table:table-cell>
              <table:table-cell office:value-type="float" office:value="0.00864228385714726">
                <text:p>0.00864228385714726</text:p>
              </table:table-cell>
              <table:table-cell office:value-type="float" office:value="0.0177838584208939">
                <text:p>0.017783858420893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00859264213824812">
                <text:p>0.00000859264213824812</text:p>
              </table:table-cell>
              <table:table-cell office:value-type="float" office:value="0.000095470169531409">
                <text:p>0.000095470169531409</text:p>
              </table:table-cell>
              <table:table-cell office:value-type="float" office:value="0.000095470169531409">
                <text:p>0.000095470169531409</text:p>
              </table:table-cell>
              <table:table-cell office:value-type="float" office:value="0.00173404263565698">
                <text:p>0.00173404263565698</text:p>
              </table:table-cell>
              <table:table-cell office:value-type="float" office:value="0.00360203286891407">
                <text:p>0.0036020328689140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000171656320658118">
                <text:p>0.00000171656320658118</text:p>
              </table:table-cell>
              <table:table-cell office:value-type="float" office:value="0.0000190739232493667">
                <text:p>0.0000190739232493667</text:p>
              </table:table-cell>
              <table:table-cell office:value-type="float" office:value="0.0000190739232493667">
                <text:p>0.0000190739232493667</text:p>
              </table:table-cell>
              <table:table-cell office:value-type="float" office:value="0.00034703447954857">
                <text:p>0.00034703447954857</text:p>
              </table:table-cell>
              <table:table-cell office:value-type="float" office:value="0.000722278561426559">
                <text:p>0.00072227856142655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0000343233211037498">
                <text:p>0.000000343233211037498</text:p>
              </table:table-cell>
              <table:table-cell office:value-type="float" office:value="0.00000381397162174023">
                <text:p>0.00000381397162174023</text:p>
              </table:table-cell>
              <table:table-cell office:value-type="float" office:value="0.00000381397162174023">
                <text:p>0.00000381397162174023</text:p>
              </table:table-cell>
              <table:table-cell office:value-type="float" office:value="0.0000694160264016819">
                <text:p>0.0000694160264016819</text:p>
              </table:table-cell>
              <table:table-cell office:value-type="float" office:value="0.000144531705406536">
                <text:p>0.00014453170540653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0000068643432933931">
                <text:p>0.000000068643432933931</text:p>
              </table:table-cell>
              <table:table-cell office:value-type="float" office:value="0.000000762761473440531">
                <text:p>0.000000762761473440531</text:p>
              </table:table-cell>
              <table:table-cell office:value-type="float" office:value="0.000000762761473440531">
                <text:p>0.000000762761473440531</text:p>
              </table:table-cell>
              <table:table-cell office:value-type="float" office:value="0.0000138835741681368">
                <text:p>0.0000138835741681368</text:p>
              </table:table-cell>
              <table:table-cell office:value-type="float" office:value="0.0000289094141982454">
                <text:p>0.000028909414198245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00000137285569297618">
                <text:p>0.0000000137285569297618</text:p>
              </table:table-cell>
              <table:table-cell office:value-type="float" office:value="0.000000152550967474106">
                <text:p>0.000000152550967474106</text:p>
              </table:table-cell>
              <table:table-cell office:value-type="float" office:value="0.000000152550967474106">
                <text:p>0.000000152550967474106</text:p>
              </table:table-cell>
              <table:table-cell office:value-type="float" office:value="0.0000027767297368236">
                <text:p>0.0000027767297368236</text:p>
              </table:table-cell>
              <table:table-cell office:value-type="float" office:value="0.0000057820070180429">
                <text:p>0.000005782007018042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000000274570614778922">
                <text:p>0.00000000274570614778922</text:p>
              </table:table-cell>
              <table:table-cell office:value-type="float" office:value="0.0000000305101398750708">
                <text:p>0.0000000305101398750708</text:p>
              </table:table-cell>
              <table:table-cell office:value-type="float" office:value="0.0000000305101398750708">
                <text:p>0.0000000305101398750708</text:p>
              </table:table-cell>
              <table:table-cell office:value-type="float" office:value="0.000000555346549454902">
                <text:p>0.000000555346549454902</text:p>
              </table:table-cell>
              <table:table-cell office:value-type="float" office:value="0.00000115640642061543">
                <text:p>0.0000011564064206154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000000549141017935894">
                <text:p>0.000000000549141017935894</text:p>
              </table:table-cell>
              <table:table-cell office:value-type="float" office:value="0.00000000610202580877377">
                <text:p>0.00000000610202580877377</text:p>
              </table:table-cell>
              <table:table-cell office:value-type="float" office:value="0.00000000610202580877377">
                <text:p>0.00000000610202580877377</text:p>
              </table:table-cell>
              <table:table-cell office:value-type="float" office:value="0.000000111069334215432">
                <text:p>0.000000111069334215432</text:p>
              </table:table-cell>
              <table:table-cell office:value-type="float" office:value="0.000000231281486811793">
                <text:p>0.00000023128148681179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0000000109828195037651">
                <text:p>0.000000000109828195037651</text:p>
              </table:table-cell>
              <table:table-cell office:value-type="float" office:value="0.00000000122040507423862">
                <text:p>0.00000000122040507423862</text:p>
              </table:table-cell>
              <table:table-cell office:value-type="float" office:value="0.00000000122040507423862">
                <text:p>0.00000000122040507423862</text:p>
              </table:table-cell>
              <table:table-cell office:value-type="float" office:value="0.0000000222138678257944">
                <text:p>0.0000000222138678257944</text:p>
              </table:table-cell>
              <table:table-cell office:value-type="float" office:value="0.0000000462563055509956">
                <text:p>0.000000046256305550995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00000000219656386621292">
                <text:p>0.0000000000219656386621292</text:p>
              </table:table-cell>
              <table:table-cell office:value-type="float" office:value="0.000000000244081011312072">
                <text:p>0.000000000244081011312072</text:p>
              </table:table-cell>
              <table:table-cell office:value-type="float" office:value="0.000000000244081011312072">
                <text:p>0.000000000244081011312072</text:p>
              </table:table-cell>
              <table:table-cell office:value-type="float" office:value="0.00000000444277360486027">
                <text:p>0.00000000444277360486027</text:p>
              </table:table-cell>
              <table:table-cell office:value-type="float" office:value="0.00000000925126144102017">
                <text:p>0.0000000092512614410201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000000000439312771847164">
                <text:p>0.00000000000439312771847164</text:p>
              </table:table-cell>
              <table:table-cell office:value-type="float" office:value="0.0000000000488162021195741">
                <text:p>0.0000000000488162021195741</text:p>
              </table:table-cell>
              <table:table-cell office:value-type="float" office:value="0.0000000000488162021195741">
                <text:p>0.0000000000488162021195741</text:p>
              </table:table-cell>
              <table:table-cell office:value-type="float" office:value="0.000000000888554722575991">
                <text:p>0.000000000888554722575991</text:p>
              </table:table-cell>
              <table:table-cell office:value-type="float" office:value="0.0000000018502523015692">
                <text:p>0.000000001850252301569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00000000000878625543130579">
                <text:p>0.000000000000878625543130579</text:p>
              </table:table-cell>
              <table:table-cell office:value-type="float" office:value="0.00000000000976324041814407">
                <text:p>0.00000000000976324041814407</text:p>
              </table:table-cell>
              <table:table-cell office:value-type="float" office:value="0.00000000000976324041814407">
                <text:p>0.00000000000976324041814407</text:p>
              </table:table-cell>
              <table:table-cell office:value-type="float" office:value="0.000000000177710944579997">
                <text:p>0.000000000177710944579997</text:p>
              </table:table-cell>
              <table:table-cell office:value-type="float" office:value="0.000000000370050460853794">
                <text:p>0.00000000037005046085379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000000000017572510860334">
                <text:p>0.00000000000017572510860334</text:p>
              </table:table-cell>
              <table:table-cell office:value-type="float" office:value="0.00000000000195264808339568">
                <text:p>0.00000000000195264808339568</text:p>
              </table:table-cell>
              <table:table-cell office:value-type="float" office:value="0.00000000000195264808339568">
                <text:p>0.00000000000195264808339568</text:p>
              </table:table-cell>
              <table:table-cell office:value-type="float" office:value="0.0000000000355421889186173">
                <text:p>0.0000000000355421889186173</text:p>
              </table:table-cell>
              <table:table-cell office:value-type="float" office:value="0.0000000000740100921925729">
                <text:p>0.000000000074010092192572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00000000000351450217197479">
                <text:p>0.0000000000000351450217197479</text:p>
              </table:table-cell>
              <table:table-cell office:value-type="float" office:value="0.000000000000390529616669716">
                <text:p>0.000000000000390529616669716</text:p>
              </table:table-cell>
              <table:table-cell office:value-type="float" office:value="0.000000000000390529616669716">
                <text:p>0.000000000000390529616669716</text:p>
              </table:table-cell>
              <table:table-cell office:value-type="float" office:value="0.00000000000710843778382923">
                <text:p>0.00000000000710843778382923</text:p>
              </table:table-cell>
              <table:table-cell office:value-type="float" office:value="0.0000000000148020184393959">
                <text:p>0.000000000014802018439395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7.02900434391241E-015">
                <text:p>7.02900434391241E-015</text:p>
              </table:table-cell>
              <table:table-cell office:value-type="float" office:value="0.0000000000000781059233335628">
                <text:p>0.0000000000000781059233335628</text:p>
              </table:table-cell>
              <table:table-cell office:value-type="float" office:value="0.0000000000000781059233335628">
                <text:p>0.0000000000000781059233335628</text:p>
              </table:table-cell>
              <table:table-cell office:value-type="float" office:value="0.00000000000142168755677012">
                <text:p>0.00000000000142168755677012</text:p>
              </table:table-cell>
              <table:table-cell office:value-type="float" office:value="0.00000000000296040368791478">
                <text:p>0.0000000000029604036879147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.40580086878098E-015">
                <text:p>1.40580086878098E-015</text:p>
              </table:table-cell>
              <table:table-cell office:value-type="float" office:value="0.0000000000000156211846666972">
                <text:p>0.0000000000000156211846666972</text:p>
              </table:table-cell>
              <table:table-cell office:value-type="float" office:value="0.0000000000000156211846666972">
                <text:p>0.0000000000000156211846666972</text:p>
              </table:table-cell>
              <table:table-cell office:value-type="float" office:value="0.000000000000284337511354196">
                <text:p>0.000000000000284337511354196</text:p>
              </table:table-cell>
              <table:table-cell office:value-type="float" office:value="0.000000000000592080737584394">
                <text:p>0.00000000000059208073758439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.81160173756136E-016">
                <text:p>2.81160173756136E-016</text:p>
              </table:table-cell>
              <table:table-cell office:value-type="float" office:value="3.12423693333881E-015">
                <text:p>3.12423693333881E-015</text:p>
              </table:table-cell>
              <table:table-cell office:value-type="float" office:value="3.12423693333881E-015">
                <text:p>3.12423693333881E-015</text:p>
              </table:table-cell>
              <table:table-cell office:value-type="float" office:value="0.0000000000000568675022708462">
                <text:p>0.0000000000000568675022708462</text:p>
              </table:table-cell>
              <table:table-cell office:value-type="float" office:value="0.000000000000118416147516937">
                <text:p>0.00000000000011841614751693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.62320347512247E-017">
                <text:p>5.62320347512247E-017</text:p>
              </table:table-cell>
              <table:table-cell office:value-type="float" office:value="6.24847386667738E-016">
                <text:p>6.24847386667738E-016</text:p>
              </table:table-cell>
              <table:table-cell office:value-type="float" office:value="6.24847386667738E-016">
                <text:p>6.24847386667738E-016</text:p>
              </table:table-cell>
              <table:table-cell office:value-type="float" office:value="0.0000000000000113735004541695">
                <text:p>0.0000000000000113735004541695</text:p>
              </table:table-cell>
              <table:table-cell office:value-type="float" office:value="0.0000000000000236832295033897">
                <text:p>0.000000000000023683229503389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.12464069502448E-017">
                <text:p>1.12464069502448E-017</text:p>
              </table:table-cell>
              <table:table-cell office:value-type="float" office:value="1.24969477333547E-016">
                <text:p>1.24969477333547E-016</text:p>
              </table:table-cell>
              <table:table-cell office:value-type="float" office:value="1.24969477333547E-016">
                <text:p>1.24969477333547E-016</text:p>
              </table:table-cell>
              <table:table-cell office:value-type="float" office:value="2.27470009083392E-015">
                <text:p>2.27470009083392E-015</text:p>
              </table:table-cell>
              <table:table-cell office:value-type="float" office:value="4.73664590067804E-015">
                <text:p>4.73664590067804E-01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.24928139004896E-018">
                <text:p>2.24928139004896E-018</text:p>
              </table:table-cell>
              <table:table-cell office:value-type="float" office:value="2.49938954667093E-017">
                <text:p>2.49938954667093E-017</text:p>
              </table:table-cell>
              <table:table-cell office:value-type="float" office:value="2.49938954667093E-017">
                <text:p>2.49938954667093E-017</text:p>
              </table:table-cell>
              <table:table-cell office:value-type="float" office:value="4.54940018166784E-016">
                <text:p>4.54940018166784E-016</text:p>
              </table:table-cell>
              <table:table-cell office:value-type="float" office:value="9.47329180135612E-016">
                <text:p>9.47329180135612E-01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4.49856278009792E-019">
                <text:p>4.49856278009792E-019</text:p>
              </table:table-cell>
              <table:table-cell office:value-type="float" office:value="4.99877909334185E-018">
                <text:p>4.99877909334185E-018</text:p>
              </table:table-cell>
              <table:table-cell office:value-type="float" office:value="4.99877909334185E-018">
                <text:p>4.99877909334185E-018</text:p>
              </table:table-cell>
              <table:table-cell office:value-type="float" office:value="9.09880036333568E-017">
                <text:p>9.09880036333568E-017</text:p>
              </table:table-cell>
              <table:table-cell office:value-type="float" office:value="1.89465836027122E-016">
                <text:p>1.89465836027122E-01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8.99712556019585E-020">
                <text:p>8.99712556019585E-020</text:p>
              </table:table-cell>
              <table:table-cell office:value-type="float" office:value="9.9975581866837E-019">
                <text:p>9.9975581866837E-019</text:p>
              </table:table-cell>
              <table:table-cell office:value-type="float" office:value="9.9975581866837E-019">
                <text:p>9.9975581866837E-019</text:p>
              </table:table-cell>
              <table:table-cell office:value-type="float" office:value="1.81976007266714E-017">
                <text:p>1.81976007266714E-017</text:p>
              </table:table-cell>
              <table:table-cell office:value-type="float" office:value="3.78931672054245E-017">
                <text:p>3.78931672054245E-01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.79942511203917E-020">
                <text:p>1.79942511203917E-020</text:p>
              </table:table-cell>
              <table:table-cell office:value-type="float" office:value="1.99951163733674E-019">
                <text:p>1.99951163733674E-019</text:p>
              </table:table-cell>
              <table:table-cell office:value-type="float" office:value="1.99951163733674E-019">
                <text:p>1.99951163733674E-019</text:p>
              </table:table-cell>
              <table:table-cell office:value-type="float" office:value="3.63952014533427E-018">
                <text:p>3.63952014533427E-018</text:p>
              </table:table-cell>
              <table:table-cell office:value-type="float" office:value="7.5786334410849E-018">
                <text:p>7.5786334410849E-01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3.59885022407834E-021">
                <text:p>3.59885022407834E-021</text:p>
              </table:table-cell>
              <table:table-cell office:value-type="float" office:value="3.99902327467348E-020">
                <text:p>3.99902327467348E-020</text:p>
              </table:table-cell>
              <table:table-cell office:value-type="float" office:value="3.99902327467348E-020">
                <text:p>3.99902327467348E-020</text:p>
              </table:table-cell>
              <table:table-cell office:value-type="float" office:value="7.27904029066855E-019">
                <text:p>7.27904029066855E-019</text:p>
              </table:table-cell>
              <table:table-cell office:value-type="float" office:value="1.51572668821698E-018">
                <text:p>1.51572668821698E-01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7.19770044815668E-022">
                <text:p>7.19770044815668E-022</text:p>
              </table:table-cell>
              <table:table-cell office:value-type="float" office:value="7.99804654934696E-021">
                <text:p>7.99804654934696E-021</text:p>
              </table:table-cell>
              <table:table-cell office:value-type="float" office:value="7.99804654934696E-021">
                <text:p>7.99804654934696E-021</text:p>
              </table:table-cell>
              <table:table-cell office:value-type="float" office:value="1.45580805813371E-019">
                <text:p>1.45580805813371E-019</text:p>
              </table:table-cell>
              <table:table-cell office:value-type="float" office:value="3.03145337643396E-019">
                <text:p>3.03145337643396E-01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.43954008963134E-022">
                <text:p>1.43954008963134E-022</text:p>
              </table:table-cell>
              <table:table-cell office:value-type="float" office:value="1.59960930986939E-021">
                <text:p>1.59960930986939E-021</text:p>
              </table:table-cell>
              <table:table-cell office:value-type="float" office:value="1.59960930986939E-021">
                <text:p>1.59960930986939E-021</text:p>
              </table:table-cell>
              <table:table-cell office:value-type="float" office:value="2.91161611626742E-020">
                <text:p>2.91161611626742E-020</text:p>
              </table:table-cell>
              <table:table-cell office:value-type="float" office:value="6.06290675286792E-020">
                <text:p>6.06290675286792E-02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.87908017926267E-023">
                <text:p>2.87908017926267E-023</text:p>
              </table:table-cell>
              <table:table-cell office:value-type="float" office:value="3.19921861973878E-022">
                <text:p>3.19921861973878E-022</text:p>
              </table:table-cell>
              <table:table-cell office:value-type="float" office:value="3.19921861973878E-022">
                <text:p>3.19921861973878E-022</text:p>
              </table:table-cell>
              <table:table-cell office:value-type="float" office:value="5.82323223253484E-021">
                <text:p>5.82323223253484E-021</text:p>
              </table:table-cell>
              <table:table-cell office:value-type="float" office:value="1.21258135057358E-020">
                <text:p>1.21258135057358E-02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.75816035852534E-024">
                <text:p>5.75816035852534E-024</text:p>
              </table:table-cell>
              <table:table-cell office:value-type="float" office:value="6.39843723947757E-023">
                <text:p>6.39843723947757E-023</text:p>
              </table:table-cell>
              <table:table-cell office:value-type="float" office:value="6.39843723947757E-023">
                <text:p>6.39843723947757E-023</text:p>
              </table:table-cell>
              <table:table-cell office:value-type="float" office:value="1.16464644650697E-021">
                <text:p>1.16464644650697E-021</text:p>
              </table:table-cell>
              <table:table-cell office:value-type="float" office:value="2.42516270114717E-021">
                <text:p>2.42516270114717E-02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.15163207170507E-024">
                <text:p>1.15163207170507E-024</text:p>
              </table:table-cell>
              <table:table-cell office:value-type="float" office:value="1.27968744789551E-023">
                <text:p>1.27968744789551E-023</text:p>
              </table:table-cell>
              <table:table-cell office:value-type="float" office:value="1.27968744789551E-023">
                <text:p>1.27968744789551E-023</text:p>
              </table:table-cell>
              <table:table-cell office:value-type="float" office:value="2.32929289301393E-022">
                <text:p>2.32929289301393E-022</text:p>
              </table:table-cell>
              <table:table-cell office:value-type="float" office:value="4.85032540229434E-022">
                <text:p>4.85032540229434E-02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.30326414341014E-025">
                <text:p>2.30326414341014E-025</text:p>
              </table:table-cell>
              <table:table-cell office:value-type="float" office:value="2.55937489579103E-024">
                <text:p>2.55937489579103E-024</text:p>
              </table:table-cell>
              <table:table-cell office:value-type="float" office:value="2.55937489579103E-024">
                <text:p>2.55937489579103E-024</text:p>
              </table:table-cell>
              <table:table-cell office:value-type="float" office:value="4.65858578602787E-023">
                <text:p>4.65858578602787E-023</text:p>
              </table:table-cell>
              <table:table-cell office:value-type="float" office:value="9.70065080458867E-023">
                <text:p>9.70065080458867E-023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4.60652828682027E-026">
                <text:p>4.60652828682027E-026</text:p>
              </table:table-cell>
              <table:table-cell office:value-type="float" office:value="5.11874979158206E-025">
                <text:p>5.11874979158206E-025</text:p>
              </table:table-cell>
              <table:table-cell office:value-type="float" office:value="5.11874979158206E-025">
                <text:p>5.11874979158206E-025</text:p>
              </table:table-cell>
              <table:table-cell office:value-type="float" office:value="9.31717157205574E-024">
                <text:p>9.31717157205574E-024</text:p>
              </table:table-cell>
              <table:table-cell office:value-type="float" office:value="1.94013016091773E-023">
                <text:p>1.94013016091773E-02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9.21305657364055E-027">
                <text:p>9.21305657364055E-027</text:p>
              </table:table-cell>
              <table:table-cell office:value-type="float" office:value="1.02374995831641E-025">
                <text:p>1.02374995831641E-025</text:p>
              </table:table-cell>
              <table:table-cell office:value-type="float" office:value="1.02374995831641E-025">
                <text:p>1.02374995831641E-025</text:p>
              </table:table-cell>
              <table:table-cell office:value-type="float" office:value="1.86343431441115E-024">
                <text:p>1.86343431441115E-024</text:p>
              </table:table-cell>
              <table:table-cell office:value-type="float" office:value="3.88026032183547E-024">
                <text:p>3.88026032183547E-02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.84261131472811E-027">
                <text:p>1.84261131472811E-027</text:p>
              </table:table-cell>
              <table:table-cell office:value-type="float" office:value="2.04749991663282E-026">
                <text:p>2.04749991663282E-026</text:p>
              </table:table-cell>
              <table:table-cell office:value-type="float" office:value="2.04749991663282E-026">
                <text:p>2.04749991663282E-026</text:p>
              </table:table-cell>
              <table:table-cell office:value-type="float" office:value="3.7268686288223E-025">
                <text:p>3.7268686288223E-025</text:p>
              </table:table-cell>
              <table:table-cell office:value-type="float" office:value="7.76052064367094E-025">
                <text:p>7.76052064367094E-0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0010" number:language="fr" number:country="FR">
      <number:number number:decimal-places="0" loext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5.06cm" svg:y="3.205cm" style:legend-expansion="high" chart:style-name="ch2"/>
        <chart:plot-area chart:style-name="ch3" table:cell-range-address="Feuille2.A2:Feuille2.F23" chart:data-source-has-labels="both" svg:x="0.32cm" svg:y="0.18cm" svg:width="14.42cm" svg:height="8.64cm">
          <chartooo:coordinate-region svg:x="1.55cm" svg:y="0.379cm" svg:width="13.19cm" svg:height="7.794cm"/>
          <chart:axis chart:dimension="x" chart:name="primary-x" chart:style-name="ch4" chartooo:axis-type="auto">
            <chartooo:date-scale/>
            <chart:categories table:cell-range-address="Feuille2.A3:Feuille2.A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2.B3:Feuille2.B23" chart:label-cell-address="Feuille2.B2:Feuille2.B2" chart:class="chart:bar">
            <chart:data-point chart:repeated="21"/>
          </chart:series>
          <chart:series chart:style-name="ch8" chart:values-cell-range-address="Feuille2.C3:Feuille2.C23" chart:label-cell-address="Feuille2.C2:Feuille2.C2" chart:class="chart:bar">
            <chart:data-point chart:repeated="21"/>
          </chart:series>
          <chart:series chart:style-name="ch9" chart:values-cell-range-address="Feuille2.D3:Feuille2.D23" chart:label-cell-address="Feuille2.D2:Feuille2.D2" chart:class="chart:bar">
            <chart:data-point chart:repeated="21"/>
          </chart:series>
          <chart:series chart:style-name="ch10" chart:values-cell-range-address="Feuille2.E3:Feuille2.E23" chart:label-cell-address="Feuille2.E2:Feuille2.E2" chart:class="chart:bar">
            <chart:data-point chart:repeated="21"/>
          </chart:series>
          <chart:series chart:style-name="ch11" chart:values-cell-range-address="Feuille2.F3:Feuille2.F23" chart:label-cell-address="Feuille2.F2:Feuille2.F2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Feuille2.B2:Feuille2.B2</svg:desc>
                </draw:g>
              </table:table-cell>
              <table:table-cell office:value-type="string">
                <text:p>1</text:p>
                <draw:g>
                  <svg:desc>Feuille2.C2:Feuille2.C2</svg:desc>
                </draw:g>
              </table:table-cell>
              <table:table-cell office:value-type="string">
                <text:p>2</text:p>
                <draw:g>
                  <svg:desc>Feuille2.D2:Feuille2.D2</svg:desc>
                </draw:g>
              </table:table-cell>
              <table:table-cell office:value-type="string">
                <text:p>3</text:p>
                <draw:g>
                  <svg:desc>Feuille2.E2:Feuille2.E2</svg:desc>
                </draw:g>
              </table:table-cell>
              <table:table-cell office:value-type="string">
                <text:p>4</text:p>
                <draw:g>
                  <svg:desc>Feuille2.F2:Feuille2.F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euille2.A3:Feuille2.A23</svg:desc>
                </draw:g>
              </table:table-cell>
              <table:table-cell office:value-type="float" office:value="0">
                <text:p>0</text:p>
                <draw:g>
                  <svg:desc>Feuille2.B3:Feuille2.B23</svg:desc>
                </draw:g>
              </table:table-cell>
              <table:table-cell office:value-type="float" office:value="0">
                <text:p>0</text:p>
                <draw:g>
                  <svg:desc>Feuille2.C3:Feuille2.C23</svg:desc>
                </draw:g>
              </table:table-cell>
              <table:table-cell office:value-type="float" office:value="0">
                <text:p>0</text:p>
                <draw:g>
                  <svg:desc>Feuille2.D3:Feuille2.D23</svg:desc>
                </draw:g>
              </table:table-cell>
              <table:table-cell office:value-type="float" office:value="0.75">
                <text:p>0.75</text:p>
                <draw:g>
                  <svg:desc>Feuille2.E3:Feuille2.E23</svg:desc>
                </draw:g>
              </table:table-cell>
              <table:table-cell office:value-type="float" office:value="1">
                <text:p>1</text:p>
                <draw:g>
                  <svg:desc>Feuille2.F3:Feuille2.F23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17319830360793">
                <text:p>0.0017319830360793</text:p>
              </table:table-cell>
              <table:table-cell office:value-type="float" office:value="0.00222281677555748">
                <text:p>0.00222281677555748</text:p>
              </table:table-cell>
              <table:table-cell office:value-type="float" office:value="0.00271361906612836">
                <text:p>0.00271361906612836</text:p>
              </table:table-cell>
              <table:table-cell office:value-type="float" office:value="0.891286772481713">
                <text:p>0.891286772481713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299815721911344">
                <text:p>0.00299815721911344</text:p>
              </table:table-cell>
              <table:table-cell office:value-type="float" office:value="0.00493353002025831">
                <text:p>0.00493353002025831</text:p>
              </table:table-cell>
              <table:table-cell office:value-type="float" office:value="0.007342146711703">
                <text:p>0.007342146711703</text:p>
              </table:table-cell>
              <table:table-cell office:value-type="float" office:value="0.957055498197717">
                <text:p>0.957055498197717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518516593867526">
                <text:p>0.00518516593867526</text:p>
              </table:table-cell>
              <table:table-cell office:value-type="float" office:value="0.010913785582765">
                <text:p>0.010913785582765</text:p>
              </table:table-cell>
              <table:table-cell office:value-type="float" office:value="0.0197093729578674">
                <text:p>0.0197093729578674</text:p>
              </table:table-cell>
              <table:table-cell office:value-type="float" office:value="0.983760768842425">
                <text:p>0.983760768842425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895316423558093">
                <text:p>0.00895316423558093</text:p>
              </table:table-cell>
              <table:table-cell office:value-type="float" office:value="0.0239684909598183">
                <text:p>0.0239684909598183</text:p>
              </table:table-cell>
              <table:table-cell office:value-type="float" office:value="0.051820658598752">
                <text:p>0.051820658598752</text:p>
              </table:table-cell>
              <table:table-cell office:value-type="float" office:value="0.993963959847816">
                <text:p>0.993963959847816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154168880674172">
                <text:p>0.0154168880674172</text:p>
              </table:table-cell>
              <table:table-cell office:value-type="float" office:value="0.051820658598752">
                <text:p>0.051820658598752</text:p>
              </table:table-cell>
              <table:table-cell office:value-type="float" office:value="0.129345875045267">
                <text:p>0.129345875045267</text:p>
              </table:table-cell>
              <table:table-cell office:value-type="float" office:value="0.997770960008528">
                <text:p>0.997770960008528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264226731961678">
                <text:p>0.0264226731961678</text:p>
              </table:table-cell>
              <table:table-cell office:value-type="float" office:value="0.108442023937456">
                <text:p>0.108442023937456</text:p>
              </table:table-cell>
              <table:table-cell office:value-type="float" office:value="0.287664368675717">
                <text:p>0.287664368675717</text:p>
              </table:table-cell>
              <table:table-cell office:value-type="float" office:value="0.999178824959887">
                <text:p>0.999178824959887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449267446252416">
                <text:p>0.0449267446252416</text:p>
              </table:table-cell>
              <table:table-cell office:value-type="float" office:value="0.213030393762219">
                <text:p>0.213030393762219</text:p>
              </table:table-cell>
              <table:table-cell office:value-type="float" office:value="0.523294429665752">
                <text:p>0.523294429665752</text:p>
              </table:table-cell>
              <table:table-cell office:value-type="float" office:value="0.999697749692558">
                <text:p>0.999697749692558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753859995185259">
                <text:p>0.0753859995185259</text:p>
              </table:table-cell>
              <table:table-cell office:value-type="float" office:value="0.375954588754001">
                <text:p>0.375954588754001</text:p>
              </table:table-cell>
              <table:table-cell office:value-type="float" office:value="0.748992325232421">
                <text:p>0.748992325232421</text:p>
              </table:table-cell>
              <table:table-cell office:value-type="float" office:value="0.999888787077616">
                <text:p>0.999888787077616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23818684314839">
                <text:p>0.123818684314839</text:p>
              </table:table-cell>
              <table:table-cell office:value-type="float" office:value="0.572790430569489">
                <text:p>0.572790430569489</text:p>
              </table:table-cell>
              <table:table-cell office:value-type="float" office:value="0.890244914466954">
                <text:p>0.890244914466954</text:p>
              </table:table-cell>
              <table:table-cell office:value-type="float" office:value="0.999959084175881">
                <text:p>0.999959084175881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96746417594543">
                <text:p>0.196746417594543</text:p>
              </table:table-cell>
              <table:table-cell office:value-type="float" office:value="0.748992325232421">
                <text:p>0.748992325232421</text:p>
              </table:table-cell>
              <table:table-cell office:value-type="float" office:value="0.956613255562225">
                <text:p>0.956613255562225</text:p>
              </table:table-cell>
              <table:table-cell office:value-type="float" office:value="0.999984947520174">
                <text:p>0.999984947520174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9801781101774">
                <text:p>0.29801781101774</text:p>
              </table:table-cell>
              <table:table-cell office:value-type="float" office:value="0.869125106025907">
                <text:p>0.869125106025907</text:p>
              </table:table-cell>
              <table:table-cell office:value-type="float" office:value="0.98358882141037">
                <text:p>0.98358882141037</text:p>
              </table:table-cell>
              <table:table-cell office:value-type="float" office:value="0.999994462449444">
                <text:p>0.999994462449444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423907057583907">
                <text:p>0.423907057583907</text:p>
              </table:table-cell>
              <table:table-cell office:value-type="float" office:value="0.936626881320059">
                <text:p>0.936626881320059</text:p>
              </table:table-cell>
              <table:table-cell office:value-type="float" office:value="0.993899377893219">
                <text:p>0.993899377893219</text:p>
              </table:table-cell>
              <table:table-cell office:value-type="float" office:value="0.999997962841865">
                <text:p>0.999997962841865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560513227407488">
                <text:p>0.560513227407488</text:p>
              </table:table-cell>
              <table:table-cell office:value-type="float" office:value="0.970494963097275">
                <text:p>0.970494963097275</text:p>
              </table:table-cell>
              <table:table-cell office:value-type="float" office:value="0.997747018310711">
                <text:p>0.997747018310711</text:p>
              </table:table-cell>
              <table:table-cell office:value-type="float" office:value="0.999999250570439">
                <text:p>0.999999250570439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688527717439171">
                <text:p>0.688527717439171</text:p>
              </table:table-cell>
              <table:table-cell office:value-type="float" office:value="0.986523573154038">
                <text:p>0.986523573154038</text:p>
              </table:table-cell>
              <table:table-cell office:value-type="float" office:value="0.999169992294684">
                <text:p>0.999169992294684</text:p>
              </table:table-cell>
              <table:table-cell office:value-type="float" office:value="0.999999724300141">
                <text:p>0.999999724300141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793023110355388">
                <text:p>0.793023110355388</text:p>
              </table:table-cell>
              <table:table-cell office:value-type="float" office:value="0.993899377893219">
                <text:p>0.993899377893219</text:p>
              </table:table-cell>
              <table:table-cell office:value-type="float" office:value="0.999694496942459">
                <text:p>0.999694496942459</text:p>
              </table:table-cell>
              <table:table-cell office:value-type="float" office:value="0.999999898575672">
                <text:p>0.999999898575672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869125106025907">
                <text:p>0.869125106025907</text:p>
              </table:table-cell>
              <table:table-cell office:value-type="float" office:value="0.99724957390815">
                <text:p>0.99724957390815</text:p>
              </table:table-cell>
              <table:table-cell office:value-type="float" office:value="0.999887589997885">
                <text:p>0.999887589997885</text:p>
              </table:table-cell>
              <table:table-cell office:value-type="float" office:value="0.999999962688073">
                <text:p>0.999999962688073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920066081555369">
                <text:p>0.920066081555369</text:p>
              </table:table-cell>
              <table:table-cell office:value-type="float" office:value="0.998762279266217">
                <text:p>0.998762279266217</text:p>
              </table:table-cell>
              <table:table-cell office:value-type="float" office:value="0.999958643732601">
                <text:p>0.999958643732601</text:p>
              </table:table-cell>
              <table:table-cell office:value-type="float" office:value="0.999999986273709">
                <text:p>0.999999986273709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952268033912038">
                <text:p>0.952268033912038</text:p>
              </table:table-cell>
              <table:table-cell office:value-type="float" office:value="0.999443476911509">
                <text:p>0.999443476911509</text:p>
              </table:table-cell>
              <table:table-cell office:value-type="float" office:value="0.99998478548172">
                <text:p>0.99998478548172</text:p>
              </table:table-cell>
              <table:table-cell office:value-type="float" office:value="0.999999994950379">
                <text:p>0.999999994950379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971893496096778">
                <text:p>0.971893496096778</text:p>
              </table:table-cell>
              <table:table-cell office:value-type="float" office:value="0.999749861399379">
                <text:p>0.999749861399379</text:p>
              </table:table-cell>
              <table:table-cell office:value-type="float" office:value="0.999994402837687">
                <text:p>0.999994402837687</text:p>
              </table:table-cell>
              <table:table-cell office:value-type="float" office:value="0.999999998142348">
                <text:p>0.999999998142348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8358882141037">
                <text:p>0.98358882141037</text:p>
              </table:table-cell>
              <table:table-cell office:value-type="float" office:value="0.999887589997885">
                <text:p>0.999887589997885</text:p>
              </table:table-cell>
              <table:table-cell office:value-type="float" office:value="0.999997940911771">
                <text:p>0.999997940911771</text:p>
              </table:table-cell>
              <table:table-cell office:value-type="float" office:value="0.999999999316608">
                <text:p>0.999999999316608</text:p>
              </table:table-cell>
              <table:table-cell office:value-type="float" office:value="1.001">
                <text:p>1.0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471cm" svg:y="3.205cm" style:legend-expansion="high" chart:style-name="ch2"/>
        <chart:plot-area chart:style-name="ch3" table:cell-range-address="Feuille2.A2:Feuille2.F23" chart:data-source-has-labels="both" svg:x="0.32cm" svg:y="0.18cm" svg:width="13.831cm" svg:height="8.64cm">
          <chartooo:coordinate-region svg:x="1.047cm" svg:y="0.38cm" svg:width="12.917cm" svg:height="7.793cm"/>
          <chart:axis chart:dimension="x" chart:name="primary-x" chart:style-name="ch4" chartooo:axis-type="auto">
            <chartooo:date-scale/>
            <chart:categories table:cell-range-address="Feuille2.A3:Feuille2.A2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2.B3:Feuille2.B23" chart:label-cell-address="Feuille2.B2:Feuille2.B2" chart:class="chart:line">
            <chart:data-point chart:repeated="21"/>
          </chart:series>
          <chart:series chart:style-name="ch7" chart:values-cell-range-address="Feuille2.C3:Feuille2.C23" chart:label-cell-address="Feuille2.C2:Feuille2.C2" chart:class="chart:line">
            <chart:data-point chart:repeated="21"/>
          </chart:series>
          <chart:series chart:style-name="ch8" chart:values-cell-range-address="Feuille2.D3:Feuille2.D23" chart:label-cell-address="Feuille2.D2:Feuille2.D2" chart:class="chart:line">
            <chart:data-point chart:repeated="21"/>
          </chart:series>
          <chart:series chart:style-name="ch9" chart:values-cell-range-address="Feuille2.E3:Feuille2.E23" chart:label-cell-address="Feuille2.E2:Feuille2.E2" chart:class="chart:line">
            <chart:data-point chart:repeated="21"/>
          </chart:series>
          <chart:series chart:style-name="ch10" chart:values-cell-range-address="Feuille2.F3:Feuille2.F23" chart:label-cell-address="Feuille2.F2:Feuille2.F2" chart:class="chart:line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Feuille2.B2:Feuille2.B2</svg:desc>
                </draw:g>
              </table:table-cell>
              <table:table-cell office:value-type="string">
                <text:p>1</text:p>
                <draw:g>
                  <svg:desc>Feuille2.C2:Feuille2.C2</svg:desc>
                </draw:g>
              </table:table-cell>
              <table:table-cell office:value-type="string">
                <text:p>2</text:p>
                <draw:g>
                  <svg:desc>Feuille2.D2:Feuille2.D2</svg:desc>
                </draw:g>
              </table:table-cell>
              <table:table-cell office:value-type="string">
                <text:p>3</text:p>
                <draw:g>
                  <svg:desc>Feuille2.E2:Feuille2.E2</svg:desc>
                </draw:g>
              </table:table-cell>
              <table:table-cell office:value-type="string">
                <text:p>4</text:p>
                <draw:g>
                  <svg:desc>Feuille2.F2:Feuille2.F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euille2.A3:Feuille2.A23</svg:desc>
                </draw:g>
              </table:table-cell>
              <table:table-cell office:value-type="float" office:value="0">
                <text:p>0</text:p>
                <draw:g>
                  <svg:desc>Feuille2.B3:Feuille2.B23</svg:desc>
                </draw:g>
              </table:table-cell>
              <table:table-cell office:value-type="float" office:value="0">
                <text:p>0</text:p>
                <draw:g>
                  <svg:desc>Feuille2.C3:Feuille2.C23</svg:desc>
                </draw:g>
              </table:table-cell>
              <table:table-cell office:value-type="float" office:value="0">
                <text:p>0</text:p>
                <draw:g>
                  <svg:desc>Feuille2.D3:Feuille2.D23</svg:desc>
                </draw:g>
              </table:table-cell>
              <table:table-cell office:value-type="float" office:value="0.75">
                <text:p>0.75</text:p>
                <draw:g>
                  <svg:desc>Feuille2.E3:Feuille2.E23</svg:desc>
                </draw:g>
              </table:table-cell>
              <table:table-cell office:value-type="float" office:value="1">
                <text:p>1</text:p>
                <draw:g>
                  <svg:desc>Feuille2.F3:Feuille2.F23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17319830360793">
                <text:p>0.0017319830360793</text:p>
              </table:table-cell>
              <table:table-cell office:value-type="float" office:value="0.00222281677555748">
                <text:p>0.00222281677555748</text:p>
              </table:table-cell>
              <table:table-cell office:value-type="float" office:value="0.00271361906612836">
                <text:p>0.00271361906612836</text:p>
              </table:table-cell>
              <table:table-cell office:value-type="float" office:value="0.891286772481713">
                <text:p>0.891286772481713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299815721911344">
                <text:p>0.00299815721911344</text:p>
              </table:table-cell>
              <table:table-cell office:value-type="float" office:value="0.00493353002025831">
                <text:p>0.00493353002025831</text:p>
              </table:table-cell>
              <table:table-cell office:value-type="float" office:value="0.007342146711703">
                <text:p>0.007342146711703</text:p>
              </table:table-cell>
              <table:table-cell office:value-type="float" office:value="0.957055498197717">
                <text:p>0.957055498197717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518516593867526">
                <text:p>0.00518516593867526</text:p>
              </table:table-cell>
              <table:table-cell office:value-type="float" office:value="0.010913785582765">
                <text:p>0.010913785582765</text:p>
              </table:table-cell>
              <table:table-cell office:value-type="float" office:value="0.0197093729578674">
                <text:p>0.0197093729578674</text:p>
              </table:table-cell>
              <table:table-cell office:value-type="float" office:value="0.983760768842425">
                <text:p>0.983760768842425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895316423558093">
                <text:p>0.00895316423558093</text:p>
              </table:table-cell>
              <table:table-cell office:value-type="float" office:value="0.0239684909598183">
                <text:p>0.0239684909598183</text:p>
              </table:table-cell>
              <table:table-cell office:value-type="float" office:value="0.051820658598752">
                <text:p>0.051820658598752</text:p>
              </table:table-cell>
              <table:table-cell office:value-type="float" office:value="0.993963959847816">
                <text:p>0.993963959847816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154168880674172">
                <text:p>0.0154168880674172</text:p>
              </table:table-cell>
              <table:table-cell office:value-type="float" office:value="0.051820658598752">
                <text:p>0.051820658598752</text:p>
              </table:table-cell>
              <table:table-cell office:value-type="float" office:value="0.129345875045267">
                <text:p>0.129345875045267</text:p>
              </table:table-cell>
              <table:table-cell office:value-type="float" office:value="0.997770960008528">
                <text:p>0.997770960008528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264226731961678">
                <text:p>0.0264226731961678</text:p>
              </table:table-cell>
              <table:table-cell office:value-type="float" office:value="0.108442023937456">
                <text:p>0.108442023937456</text:p>
              </table:table-cell>
              <table:table-cell office:value-type="float" office:value="0.287664368675717">
                <text:p>0.287664368675717</text:p>
              </table:table-cell>
              <table:table-cell office:value-type="float" office:value="0.999178824959887">
                <text:p>0.999178824959887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449267446252416">
                <text:p>0.0449267446252416</text:p>
              </table:table-cell>
              <table:table-cell office:value-type="float" office:value="0.213030393762219">
                <text:p>0.213030393762219</text:p>
              </table:table-cell>
              <table:table-cell office:value-type="float" office:value="0.523294429665752">
                <text:p>0.523294429665752</text:p>
              </table:table-cell>
              <table:table-cell office:value-type="float" office:value="0.999697749692558">
                <text:p>0.999697749692558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753859995185259">
                <text:p>0.0753859995185259</text:p>
              </table:table-cell>
              <table:table-cell office:value-type="float" office:value="0.375954588754001">
                <text:p>0.375954588754001</text:p>
              </table:table-cell>
              <table:table-cell office:value-type="float" office:value="0.748992325232421">
                <text:p>0.748992325232421</text:p>
              </table:table-cell>
              <table:table-cell office:value-type="float" office:value="0.999888787077616">
                <text:p>0.999888787077616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23818684314839">
                <text:p>0.123818684314839</text:p>
              </table:table-cell>
              <table:table-cell office:value-type="float" office:value="0.572790430569489">
                <text:p>0.572790430569489</text:p>
              </table:table-cell>
              <table:table-cell office:value-type="float" office:value="0.890244914466954">
                <text:p>0.890244914466954</text:p>
              </table:table-cell>
              <table:table-cell office:value-type="float" office:value="0.999959084175881">
                <text:p>0.999959084175881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96746417594543">
                <text:p>0.196746417594543</text:p>
              </table:table-cell>
              <table:table-cell office:value-type="float" office:value="0.748992325232421">
                <text:p>0.748992325232421</text:p>
              </table:table-cell>
              <table:table-cell office:value-type="float" office:value="0.956613255562225">
                <text:p>0.956613255562225</text:p>
              </table:table-cell>
              <table:table-cell office:value-type="float" office:value="0.999984947520174">
                <text:p>0.999984947520174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9801781101774">
                <text:p>0.29801781101774</text:p>
              </table:table-cell>
              <table:table-cell office:value-type="float" office:value="0.869125106025907">
                <text:p>0.869125106025907</text:p>
              </table:table-cell>
              <table:table-cell office:value-type="float" office:value="0.98358882141037">
                <text:p>0.98358882141037</text:p>
              </table:table-cell>
              <table:table-cell office:value-type="float" office:value="0.999994462449444">
                <text:p>0.999994462449444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423907057583907">
                <text:p>0.423907057583907</text:p>
              </table:table-cell>
              <table:table-cell office:value-type="float" office:value="0.936626881320059">
                <text:p>0.936626881320059</text:p>
              </table:table-cell>
              <table:table-cell office:value-type="float" office:value="0.993899377893219">
                <text:p>0.993899377893219</text:p>
              </table:table-cell>
              <table:table-cell office:value-type="float" office:value="0.999997962841865">
                <text:p>0.999997962841865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560513227407488">
                <text:p>0.560513227407488</text:p>
              </table:table-cell>
              <table:table-cell office:value-type="float" office:value="0.970494963097275">
                <text:p>0.970494963097275</text:p>
              </table:table-cell>
              <table:table-cell office:value-type="float" office:value="0.997747018310711">
                <text:p>0.997747018310711</text:p>
              </table:table-cell>
              <table:table-cell office:value-type="float" office:value="0.999999250570439">
                <text:p>0.999999250570439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688527717439171">
                <text:p>0.688527717439171</text:p>
              </table:table-cell>
              <table:table-cell office:value-type="float" office:value="0.986523573154038">
                <text:p>0.986523573154038</text:p>
              </table:table-cell>
              <table:table-cell office:value-type="float" office:value="0.999169992294684">
                <text:p>0.999169992294684</text:p>
              </table:table-cell>
              <table:table-cell office:value-type="float" office:value="0.999999724300141">
                <text:p>0.999999724300141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793023110355388">
                <text:p>0.793023110355388</text:p>
              </table:table-cell>
              <table:table-cell office:value-type="float" office:value="0.993899377893219">
                <text:p>0.993899377893219</text:p>
              </table:table-cell>
              <table:table-cell office:value-type="float" office:value="0.999694496942459">
                <text:p>0.999694496942459</text:p>
              </table:table-cell>
              <table:table-cell office:value-type="float" office:value="0.999999898575672">
                <text:p>0.999999898575672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869125106025907">
                <text:p>0.869125106025907</text:p>
              </table:table-cell>
              <table:table-cell office:value-type="float" office:value="0.99724957390815">
                <text:p>0.99724957390815</text:p>
              </table:table-cell>
              <table:table-cell office:value-type="float" office:value="0.999887589997885">
                <text:p>0.999887589997885</text:p>
              </table:table-cell>
              <table:table-cell office:value-type="float" office:value="0.999999962688073">
                <text:p>0.999999962688073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920066081555369">
                <text:p>0.920066081555369</text:p>
              </table:table-cell>
              <table:table-cell office:value-type="float" office:value="0.998762279266217">
                <text:p>0.998762279266217</text:p>
              </table:table-cell>
              <table:table-cell office:value-type="float" office:value="0.999958643732601">
                <text:p>0.999958643732601</text:p>
              </table:table-cell>
              <table:table-cell office:value-type="float" office:value="0.999999986273709">
                <text:p>0.999999986273709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952268033912038">
                <text:p>0.952268033912038</text:p>
              </table:table-cell>
              <table:table-cell office:value-type="float" office:value="0.999443476911509">
                <text:p>0.999443476911509</text:p>
              </table:table-cell>
              <table:table-cell office:value-type="float" office:value="0.99998478548172">
                <text:p>0.99998478548172</text:p>
              </table:table-cell>
              <table:table-cell office:value-type="float" office:value="0.999999994950379">
                <text:p>0.999999994950379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971893496096778">
                <text:p>0.971893496096778</text:p>
              </table:table-cell>
              <table:table-cell office:value-type="float" office:value="0.999749861399379">
                <text:p>0.999749861399379</text:p>
              </table:table-cell>
              <table:table-cell office:value-type="float" office:value="0.999994402837687">
                <text:p>0.999994402837687</text:p>
              </table:table-cell>
              <table:table-cell office:value-type="float" office:value="0.999999998142348">
                <text:p>0.999999998142348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8358882141037">
                <text:p>0.98358882141037</text:p>
              </table:table-cell>
              <table:table-cell office:value-type="float" office:value="0.999887589997885">
                <text:p>0.999887589997885</text:p>
              </table:table-cell>
              <table:table-cell office:value-type="float" office:value="0.999997940911771">
                <text:p>0.999997940911771</text:p>
              </table:table-cell>
              <table:table-cell office:value-type="float" office:value="0.999999999316608">
                <text:p>0.999999999316608</text:p>
              </table:table-cell>
              <table:table-cell office:value-type="float" office:value="1.001">
                <text:p>1.0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